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choolBookCTT" svg:font-family="SchoolBookCT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.203cm" fo:margin-right="0.203cm" fo:line-height="120%" fo:text-align="justify" style:justify-single-word="false" fo:text-indent="0cm" style:auto-text-indent="false"/>
      <style:text-properties officeooo:paragraph-rsid="00197669"/>
    </style:style>
    <style:style style:name="P2" style:family="paragraph" style:parent-style-name="Standard">
      <style:paragraph-properties fo:margin-left="0.203cm" fo:margin-right="0.203cm" fo:line-height="0.305cm" fo:text-align="justify" style:justify-single-word="false" fo:text-indent="0cm" style:auto-text-indent="false"/>
      <style:text-properties officeooo:paragraph-rsid="00197669"/>
    </style:style>
    <style:style style:name="P3" style:family="paragraph" style:parent-style-name="Standard">
      <style:paragraph-properties fo:margin-left="0.203cm" fo:margin-right="0.203cm" fo:margin-top="0.042cm" fo:margin-bottom="0cm" loext:contextual-spacing="false" fo:line-height="114%" fo:text-align="justify" style:justify-single-word="false" fo:text-indent="0cm" style:auto-text-indent="false"/>
      <style:text-properties officeooo:paragraph-rsid="00197669"/>
    </style:style>
    <style:style style:name="P4" style:family="paragraph" style:parent-style-name="Standard">
      <style:paragraph-properties fo:margin-left="0.203cm" fo:margin-right="0.203cm" fo:margin-top="0.002cm" fo:margin-bottom="0cm" loext:contextual-spacing="false" fo:line-height="100%" fo:text-align="justify" style:justify-single-word="false" fo:text-indent="0cm" style:auto-text-indent="false"/>
      <style:text-properties officeooo:paragraph-rsid="00197669"/>
    </style:style>
    <style:style style:name="P5" style:family="paragraph" style:parent-style-name="Standard">
      <style:paragraph-properties fo:margin-left="0.203cm" fo:margin-right="0.203cm" fo:margin-top="0.004cm" fo:margin-bottom="0cm" loext:contextual-spacing="false" fo:line-height="112%" fo:text-align="justify" style:justify-single-word="false" fo:text-indent="0cm" style:auto-text-indent="false"/>
      <style:text-properties officeooo:paragraph-rsid="00197669"/>
    </style:style>
    <style:style style:name="P6" style:family="paragraph" style:parent-style-name="Standard">
      <style:paragraph-properties fo:margin-left="0.203cm" fo:margin-right="0cm" fo:margin-top="0.164cm" fo:margin-bottom="0cm" loext:contextual-spacing="false" fo:line-height="113%" fo:text-align="justify" style:justify-single-word="false" fo:text-indent="0cm" style:auto-text-indent="false"/>
      <style:text-properties officeooo:paragraph-rsid="00197669"/>
    </style:style>
    <style:style style:name="P7" style:family="paragraph" style:parent-style-name="Standard">
      <style:paragraph-properties fo:margin-left="0.203cm" fo:margin-right="0cm" fo:margin-top="0.044cm" fo:margin-bottom="0cm" loext:contextual-spacing="false" fo:line-height="114%" fo:text-align="justify" style:justify-single-word="false" fo:text-indent="0cm" style:auto-text-indent="false"/>
      <style:text-properties officeooo:paragraph-rsid="00197669"/>
    </style:style>
    <style:style style:name="P8" style:family="paragraph" style:parent-style-name="Standard">
      <style:paragraph-properties fo:margin-left="0.203cm" fo:margin-right="0.002cm" fo:line-height="0.305cm" fo:text-align="justify" style:justify-single-word="false" fo:text-indent="0cm" style:auto-text-indent="false"/>
      <style:text-properties officeooo:paragraph-rsid="00197669"/>
    </style:style>
    <style:style style:name="P9" style:family="paragraph" style:parent-style-name="Standard">
      <style:paragraph-properties fo:margin-left="0.203cm" fo:margin-right="0.201cm" fo:margin-top="0.168cm" fo:margin-bottom="0cm" loext:contextual-spacing="false" fo:line-height="116%" fo:text-align="justify" style:justify-single-word="false" fo:text-indent="0cm" style:auto-text-indent="false" fo:break-before="column"/>
      <style:text-properties officeooo:paragraph-rsid="00197669"/>
    </style:style>
    <style:style style:name="P10" style:family="paragraph" style:parent-style-name="Standard">
      <style:paragraph-properties fo:margin-left="0.203cm" fo:margin-right="0.199cm" fo:margin-top="0.009cm" fo:margin-bottom="0cm" loext:contextual-spacing="false" fo:line-height="112%" fo:text-align="justify" style:justify-single-word="false" fo:text-indent="0cm" style:auto-text-indent="false"/>
      <style:text-properties officeooo:paragraph-rsid="00197669"/>
    </style:style>
    <style:style style:name="P11" style:family="paragraph" style:parent-style-name="Standard">
      <style:paragraph-properties fo:margin-left="0.307cm" fo:margin-right="0cm" fo:line-height="0.295cm" fo:text-align="center" style:justify-single-word="false" fo:text-indent="0cm" style:auto-text-indent="false"/>
      <style:text-properties officeooo:paragraph-rsid="00197669"/>
    </style:style>
    <style:style style:name="P12" style:family="paragraph" style:parent-style-name="Standard">
      <style:paragraph-properties fo:margin-left="0.203cm" fo:margin-right="0.206cm" fo:margin-top="0.016cm" fo:margin-bottom="0cm" loext:contextual-spacing="false" fo:line-height="110%" fo:text-align="justify" style:justify-single-word="false" fo:text-indent="0cm" style:auto-text-indent="false"/>
      <style:text-properties officeooo:paragraph-rsid="00197669"/>
    </style:style>
    <style:style style:name="P13" style:family="paragraph" style:parent-style-name="Standard">
      <style:paragraph-properties fo:margin-left="0.203cm" fo:margin-right="0.166cm" fo:margin-top="0.044cm" fo:margin-bottom="0cm" loext:contextual-spacing="false" fo:line-height="112%" fo:text-indent="0cm" style:auto-text-indent="false"/>
      <style:text-properties officeooo:paragraph-rsid="00197669"/>
    </style:style>
    <style:style style:name="P14" style:family="paragraph" style:parent-style-name="Standard">
      <style:paragraph-properties fo:margin-left="0.203cm" fo:margin-right="0.205cm" fo:margin-top="0.004cm" fo:margin-bottom="0cm" loext:contextual-spacing="false" fo:line-height="114%" fo:text-align="justify" style:justify-single-word="false" fo:text-indent="0cm" style:auto-text-indent="false"/>
      <style:text-properties officeooo:paragraph-rsid="00197669"/>
    </style:style>
    <style:style style:name="P15" style:family="paragraph">
      <loext:graphic-properties draw:fill-color="#231f20"/>
    </style:style>
    <style:style style:name="P16" style:family="paragraph">
      <loext:graphic-properties draw:fill="none" draw:fill-color="#ffffff"/>
    </style:style>
    <style:style style:name="T1" style:family="text">
      <style:text-properties fo:color="#231f20" style:font-name="SchoolBookCTT" fo:font-size="8pt" fo:letter-spacing="-0.002cm" fo:font-weight="normal" style:font-size-asian="8pt" style:font-weight-asian="normal" style:text-scale="105%"/>
    </style:style>
    <style:style style:name="T2" style:family="text">
      <style:text-properties fo:color="#231f20" style:font-name="SchoolBookCTT" fo:font-size="8pt" fo:letter-spacing="-0.002cm" fo:font-weight="normal" style:font-size-asian="8pt" style:font-weight-asian="normal" style:text-scale="110%"/>
    </style:style>
    <style:style style:name="T3" style:family="text">
      <style:text-properties fo:color="#231f20" style:font-name="SchoolBookCTT" fo:font-size="8pt" fo:letter-spacing="-0.002cm" fo:font-style="italic" fo:font-weight="normal" style:font-size-asian="8pt" style:font-style-asian="italic" style:font-weight-asian="normal" style:text-scale="105%"/>
    </style:style>
    <style:style style:name="T4" style:family="text">
      <style:text-properties fo:color="#231f20" style:font-name="SchoolBookCTT" fo:font-size="8pt" fo:letter-spacing="-0.002cm" fo:font-style="normal" fo:font-weight="normal" style:font-size-asian="8pt" style:font-style-asian="normal" style:font-weight-asian="normal" style:text-scale="105%"/>
    </style:style>
    <style:style style:name="T5" style:family="text">
      <style:text-properties fo:color="#231f20" style:font-name="SchoolBookCTT" fo:font-size="8pt" fo:letter-spacing="-0.004cm" fo:font-weight="normal" style:font-size-asian="8pt" style:font-weight-asian="normal" style:text-scale="105%"/>
    </style:style>
    <style:style style:name="T6" style:family="text">
      <style:text-properties fo:color="#231f20" style:font-name="SchoolBookCTT" fo:font-size="8pt" fo:letter-spacing="-0.004cm" fo:font-weight="normal" style:font-size-asian="8pt" style:font-weight-asian="normal" style:text-scale="110%"/>
    </style:style>
    <style:style style:name="T7" style:family="text">
      <style:text-properties fo:color="#231f20" style:font-name="SchoolBookCTT" fo:font-size="8pt" fo:letter-spacing="-0.004cm" fo:font-style="normal" fo:font-weight="normal" style:font-size-asian="8pt" style:font-style-asian="normal" style:font-weight-asian="normal" style:text-scale="105%"/>
    </style:style>
    <style:style style:name="T8" style:family="text">
      <style:text-properties fo:color="#231f20" style:font-name="SchoolBookCTT" fo:font-size="8pt" fo:letter-spacing="-0.004cm" fo:font-style="normal" fo:font-weight="bold" style:font-size-asian="8pt" style:font-style-asian="normal" style:font-weight-asian="bold" style:text-scale="105%"/>
    </style:style>
    <style:style style:name="T9" style:family="text">
      <style:text-properties fo:color="#231f20" style:font-name="SchoolBookCTT" fo:font-size="8pt" fo:letter-spacing="-0.004cm" fo:font-style="italic" fo:font-weight="normal" style:font-size-asian="8pt" style:font-style-asian="italic" style:font-weight-asian="normal" style:text-scale="105%"/>
    </style:style>
    <style:style style:name="T10" style:family="text">
      <style:text-properties fo:color="#231f20" style:font-name="SchoolBookCTT" fo:font-size="8pt" fo:letter-spacing="-0.004cm" fo:font-weight="bold" style:font-size-asian="8pt" style:font-weight-asian="bold" style:text-scale="105%"/>
    </style:style>
    <style:style style:name="T11" style:family="text">
      <style:text-properties fo:color="#231f20" style:font-name="SchoolBookCTT" fo:font-size="8pt" fo:letter-spacing="-0.005cm" fo:font-weight="normal" style:font-size-asian="8pt" style:font-weight-asian="normal" style:text-scale="105%"/>
    </style:style>
    <style:style style:name="T12" style:family="text">
      <style:text-properties fo:color="#231f20" style:font-name="SchoolBookCTT" fo:font-size="8pt" fo:letter-spacing="-0.005cm" fo:font-weight="normal" style:font-size-asian="8pt" style:font-weight-asian="normal" style:text-scale="110%"/>
    </style:style>
    <style:style style:name="T13" style:family="text">
      <style:text-properties fo:color="#231f20" style:font-name="SchoolBookCTT" fo:font-size="8pt" fo:letter-spacing="-0.005cm" fo:font-style="normal" fo:font-weight="normal" style:font-size-asian="8pt" style:font-style-asian="normal" style:font-weight-asian="normal" style:text-scale="105%"/>
    </style:style>
    <style:style style:name="T14" style:family="text">
      <style:text-properties fo:color="#231f20" style:font-name="SchoolBookCTT" fo:font-size="8pt" fo:letter-spacing="-0.005cm" fo:font-style="italic" fo:font-weight="normal" style:font-size-asian="8pt" style:font-style-asian="italic" style:font-weight-asian="normal" style:text-scale="105%"/>
    </style:style>
    <style:style style:name="T15" style:family="text">
      <style:text-properties fo:color="#231f20" style:font-name="SchoolBookCTT" fo:font-size="8pt" fo:letter-spacing="normal" fo:font-weight="normal" style:font-size-asian="8pt" style:font-weight-asian="normal" style:text-scale="105%"/>
    </style:style>
    <style:style style:name="T16" style:family="text">
      <style:text-properties fo:color="#231f20" style:font-name="SchoolBookCTT" fo:font-size="8pt" fo:letter-spacing="normal" fo:font-weight="normal" style:font-size-asian="8pt" style:font-weight-asian="normal" style:text-scale="104%"/>
    </style:style>
    <style:style style:name="T17" style:family="text">
      <style:text-properties fo:color="#231f20" style:font-name="SchoolBookCTT" fo:font-size="8pt" fo:letter-spacing="normal" fo:font-weight="normal" style:font-size-asian="8pt" style:font-weight-asian="normal" style:text-scale="110%"/>
    </style:style>
    <style:style style:name="T18" style:family="text">
      <style:text-properties fo:color="#231f20" style:font-name="SchoolBookCTT" fo:font-size="8pt" fo:letter-spacing="normal" fo:font-weight="normal" style:font-size-asian="8pt" style:font-weight-asian="normal" style:text-scale="142%"/>
    </style:style>
    <style:style style:name="T19" style:family="text">
      <style:text-properties fo:color="#231f20" style:font-name="SchoolBookCTT" fo:font-size="8pt" fo:letter-spacing="normal" fo:font-weight="bold" style:font-size-asian="8pt" style:font-weight-asian="bold" style:text-scale="105%"/>
    </style:style>
    <style:style style:name="T20" style:family="text">
      <style:text-properties fo:color="#231f20" style:font-name="SchoolBookCTT" fo:font-size="8pt" fo:letter-spacing="normal" fo:font-style="italic" fo:font-weight="normal" style:font-size-asian="8pt" style:font-style-asian="italic" style:font-weight-asian="normal" style:text-scale="105%"/>
    </style:style>
    <style:style style:name="T21" style:family="text">
      <style:text-properties fo:color="#231f20" style:font-name="SchoolBookCTT" fo:font-size="8pt" fo:letter-spacing="normal" fo:font-style="italic" fo:font-weight="normal" style:font-size-asian="8pt" style:font-style-asian="italic" style:font-weight-asian="normal" style:text-scale="104%"/>
    </style:style>
    <style:style style:name="T22" style:family="text">
      <style:text-properties fo:color="#231f20" style:font-name="SchoolBookCTT" fo:font-size="8pt" fo:letter-spacing="normal" fo:font-style="normal" fo:font-weight="normal" style:font-size-asian="8pt" style:font-style-asian="normal" style:font-weight-asian="normal" style:text-scale="105%"/>
    </style:style>
    <style:style style:name="T23" style:family="text">
      <style:text-properties fo:color="#231f20" style:font-name="SchoolBookCTT" fo:font-size="8pt" fo:letter-spacing="normal" fo:font-style="normal" fo:font-weight="normal" style:font-size-asian="8pt" style:font-style-asian="normal" style:font-weight-asian="normal" style:text-scale="104%"/>
    </style:style>
    <style:style style:name="T24" style:family="text">
      <style:text-properties fo:color="#231f20" style:font-name="SchoolBookCTT" fo:font-size="8pt" fo:letter-spacing="normal" fo:font-style="normal" fo:font-weight="normal" style:font-size-asian="8pt" style:font-style-asian="normal" style:font-weight-asian="normal" style:text-scale="142%"/>
    </style:style>
    <style:style style:name="T25" style:family="text">
      <style:text-properties fo:color="#231f20" style:font-name="SchoolBookCTT" fo:font-size="8pt" fo:letter-spacing="normal" fo:font-style="normal" fo:font-weight="normal" style:font-size-asian="8pt" style:font-style-asian="normal" style:font-weight-asian="normal" style:text-scale="114%"/>
    </style:style>
    <style:style style:name="T26" style:family="text">
      <style:text-properties fo:color="#231f20" style:font-name="SchoolBookCTT" fo:font-size="8pt" fo:letter-spacing="normal" fo:font-style="normal" fo:font-weight="bold" style:font-size-asian="8pt" style:font-style-asian="normal" style:font-weight-asian="bold" style:text-scale="105%"/>
    </style:style>
    <style:style style:name="T27" style:family="text">
      <style:text-properties fo:color="#231f20" style:font-name="SchoolBookCTT" fo:font-size="8pt" fo:letter-spacing="-0.048cm" fo:font-weight="normal" style:font-size-asian="8pt" style:font-weight-asian="normal" style:text-scale="105%"/>
    </style:style>
    <style:style style:name="T28" style:family="text">
      <style:text-properties fo:color="#231f20" style:font-name="SchoolBookCTT" fo:font-size="8pt" fo:letter-spacing="-0.048cm" fo:font-style="normal" fo:font-weight="normal" style:font-size-asian="8pt" style:font-style-asian="normal" style:font-weight-asian="normal" style:text-scale="105%"/>
    </style:style>
    <style:style style:name="T29" style:family="text">
      <style:text-properties fo:color="#231f20" style:font-name="SchoolBookCTT" fo:font-size="8pt" fo:letter-spacing="-0.012cm" fo:font-weight="normal" style:font-size-asian="8pt" style:font-weight-asian="normal" style:text-scale="105%"/>
    </style:style>
    <style:style style:name="T30" style:family="text">
      <style:text-properties fo:color="#231f20" style:font-name="SchoolBookCTT" fo:font-size="8pt" fo:letter-spacing="-0.012cm" fo:font-style="normal" fo:font-weight="normal" style:font-size-asian="8pt" style:font-style-asian="normal" style:font-weight-asian="normal" style:text-scale="105%"/>
    </style:style>
    <style:style style:name="T31" style:family="text">
      <style:text-properties fo:color="#231f20" style:font-name="SchoolBookCTT" fo:font-size="8pt" fo:letter-spacing="-0.012cm" fo:font-style="italic" fo:font-weight="normal" style:font-size-asian="8pt" style:font-style-asian="italic" style:font-weight-asian="normal" style:text-scale="105%"/>
    </style:style>
    <style:style style:name="T32" style:family="text">
      <style:text-properties fo:color="#231f20" style:font-name="SchoolBookCTT" fo:font-size="8pt" fo:letter-spacing="0.002cm" fo:font-weight="normal" style:font-size-asian="8pt" style:font-weight-asian="normal" style:text-scale="105%"/>
    </style:style>
    <style:style style:name="T33" style:family="text">
      <style:text-properties fo:color="#231f20" style:font-name="SchoolBookCTT" fo:font-size="8pt" fo:letter-spacing="0.002cm" fo:font-weight="normal" style:font-size-asian="8pt" style:font-weight-asian="normal" style:text-scale="110%"/>
    </style:style>
    <style:style style:name="T34" style:family="text">
      <style:text-properties fo:color="#231f20" style:font-name="SchoolBookCTT" fo:font-size="8pt" fo:letter-spacing="0.002cm" fo:font-style="italic" fo:font-weight="normal" style:font-size-asian="8pt" style:font-style-asian="italic" style:font-weight-asian="normal" style:text-scale="105%"/>
    </style:style>
    <style:style style:name="T35" style:family="text">
      <style:text-properties fo:color="#231f20" style:font-name="SchoolBookCTT" fo:font-size="8pt" fo:letter-spacing="0.002cm" fo:font-style="normal" fo:font-weight="normal" style:font-size-asian="8pt" style:font-style-asian="normal" style:font-weight-asian="normal" style:text-scale="105%"/>
    </style:style>
    <style:style style:name="T36" style:family="text">
      <style:text-properties fo:color="#231f20" style:font-name="SchoolBookCTT" fo:font-size="8pt" fo:letter-spacing="0.002cm" fo:font-style="normal" fo:font-weight="bold" style:font-size-asian="8pt" style:font-style-asian="normal" style:font-weight-asian="bold" style:text-scale="105%"/>
    </style:style>
    <style:style style:name="T37" style:family="text">
      <style:text-properties fo:color="#231f20" style:font-name="SchoolBookCTT" fo:font-size="8pt" fo:letter-spacing="-0.053cm" fo:font-weight="normal" style:font-size-asian="8pt" style:font-weight-asian="normal" style:text-scale="105%"/>
    </style:style>
    <style:style style:name="T38" style:family="text">
      <style:text-properties fo:color="#231f20" style:font-name="SchoolBookCTT" fo:font-size="8pt" fo:letter-spacing="-0.014cm" fo:font-weight="normal" style:font-size-asian="8pt" style:font-weight-asian="normal" style:text-scale="105%"/>
    </style:style>
    <style:style style:name="T39" style:family="text">
      <style:text-properties fo:color="#231f20" style:font-name="SchoolBookCTT" fo:font-size="8pt" fo:letter-spacing="-0.014cm" fo:font-style="normal" fo:font-weight="normal" style:font-size-asian="8pt" style:font-style-asian="normal" style:font-weight-asian="normal" style:text-scale="105%"/>
    </style:style>
    <style:style style:name="T40" style:family="text">
      <style:text-properties fo:color="#231f20" style:font-name="SchoolBookCTT" fo:font-size="8pt" fo:letter-spacing="-0.014cm" fo:font-style="italic" fo:font-weight="normal" style:font-size-asian="8pt" style:font-style-asian="italic" style:font-weight-asian="normal" style:text-scale="105%"/>
    </style:style>
    <style:style style:name="T41" style:family="text">
      <style:text-properties fo:color="#231f20" style:font-name="SchoolBookCTT" fo:font-size="8pt" fo:letter-spacing="-0.016cm" fo:font-weight="normal" style:font-size-asian="8pt" style:font-weight-asian="normal" style:text-scale="105%"/>
    </style:style>
    <style:style style:name="T42" style:family="text">
      <style:text-properties fo:color="#231f20" style:font-name="SchoolBookCTT" fo:font-size="8pt" fo:letter-spacing="-0.016cm" fo:font-style="normal" fo:font-weight="normal" style:font-size-asian="8pt" style:font-style-asian="normal" style:font-weight-asian="normal" style:text-scale="105%"/>
    </style:style>
    <style:style style:name="T43" style:family="text">
      <style:text-properties fo:color="#231f20" style:font-name="SchoolBookCTT" fo:font-size="8pt" fo:letter-spacing="-0.016cm" fo:font-style="italic" fo:font-weight="normal" style:font-size-asian="8pt" style:font-style-asian="italic" style:font-weight-asian="normal" style:text-scale="105%"/>
    </style:style>
    <style:style style:name="T44" style:family="text">
      <style:text-properties fo:color="#231f20" style:font-name="SchoolBookCTT" fo:font-size="8pt" fo:letter-spacing="-0.06cm" fo:font-weight="normal" style:font-size-asian="8pt" style:font-weight-asian="normal" style:text-scale="105%"/>
    </style:style>
    <style:style style:name="T45" style:family="text">
      <style:text-properties fo:color="#231f20" style:font-name="SchoolBookCTT" fo:font-size="8pt" fo:letter-spacing="-0.011cm" fo:font-weight="normal" style:font-size-asian="8pt" style:font-weight-asian="normal" style:text-scale="105%"/>
    </style:style>
    <style:style style:name="T46" style:family="text">
      <style:text-properties fo:color="#231f20" style:font-name="SchoolBookCTT" fo:font-size="8pt" fo:letter-spacing="-0.011cm" fo:font-style="normal" fo:font-weight="normal" style:font-size-asian="8pt" style:font-style-asian="normal" style:font-weight-asian="normal" style:text-scale="105%"/>
    </style:style>
    <style:style style:name="T47" style:family="text">
      <style:text-properties fo:color="#231f20" style:font-name="SchoolBookCTT" fo:font-size="8pt" fo:letter-spacing="-0.011cm" fo:font-style="italic" fo:font-weight="normal" style:font-size-asian="8pt" style:font-style-asian="italic" style:font-weight-asian="normal" style:text-scale="105%"/>
    </style:style>
    <style:style style:name="T48" style:family="text">
      <style:text-properties fo:color="#231f20" style:font-name="SchoolBookCTT" fo:font-size="8pt" fo:letter-spacing="-0.009cm" fo:font-weight="normal" style:font-size-asian="8pt" style:font-weight-asian="normal" style:text-scale="105%"/>
    </style:style>
    <style:style style:name="T49" style:family="text">
      <style:text-properties fo:color="#231f20" style:font-name="SchoolBookCTT" fo:font-size="8pt" fo:letter-spacing="-0.009cm" fo:font-style="normal" fo:font-weight="normal" style:font-size-asian="8pt" style:font-style-asian="normal" style:font-weight-asian="normal" style:text-scale="105%"/>
    </style:style>
    <style:style style:name="T50" style:family="text">
      <style:text-properties fo:color="#231f20" style:font-name="SchoolBookCTT" fo:font-size="8pt" fo:letter-spacing="-0.009cm" fo:font-style="italic" fo:font-weight="normal" style:font-size-asian="8pt" style:font-style-asian="italic" style:font-weight-asian="normal" style:text-scale="105%"/>
    </style:style>
    <style:style style:name="T51" style:family="text">
      <style:text-properties fo:color="#231f20" style:font-name="SchoolBookCTT" fo:font-size="8pt" fo:letter-spacing="-0.023cm" fo:font-weight="normal" style:font-size-asian="8pt" style:font-weight-asian="normal" style:text-scale="105%"/>
    </style:style>
    <style:style style:name="T52" style:family="text">
      <style:text-properties fo:color="#231f20" style:font-name="SchoolBookCTT" fo:font-size="8pt" fo:letter-spacing="-0.023cm" fo:font-weight="normal" style:font-size-asian="8pt" style:font-weight-asian="normal" style:text-scale="110%"/>
    </style:style>
    <style:style style:name="T53" style:family="text">
      <style:text-properties fo:color="#231f20" style:font-name="SchoolBookCTT" fo:font-size="8pt" fo:letter-spacing="-0.023cm" fo:font-style="normal" fo:font-weight="normal" style:font-size-asian="8pt" style:font-style-asian="normal" style:font-weight-asian="normal" style:text-scale="105%"/>
    </style:style>
    <style:style style:name="T54" style:family="text">
      <style:text-properties fo:color="#231f20" style:font-name="SchoolBookCTT" fo:font-size="8pt" fo:letter-spacing="-0.026cm" fo:font-weight="normal" style:font-size-asian="8pt" style:font-weight-asian="normal" style:text-scale="105%"/>
    </style:style>
    <style:style style:name="T55" style:family="text">
      <style:text-properties fo:color="#231f20" style:font-name="SchoolBookCTT" fo:font-size="8pt" fo:letter-spacing="-0.026cm" fo:font-weight="normal" style:font-size-asian="8pt" style:font-weight-asian="normal" style:text-scale="110%"/>
    </style:style>
    <style:style style:name="T56" style:family="text">
      <style:text-properties fo:color="#231f20" style:font-name="SchoolBookCTT" fo:font-size="8pt" fo:letter-spacing="-0.026cm" fo:font-style="normal" fo:font-weight="bold" style:font-size-asian="8pt" style:font-style-asian="normal" style:font-weight-asian="bold" style:text-scale="105%"/>
    </style:style>
    <style:style style:name="T57" style:family="text">
      <style:text-properties fo:color="#231f20" style:font-name="SchoolBookCTT" fo:font-size="8pt" fo:letter-spacing="-0.026cm" fo:font-style="normal" fo:font-weight="normal" style:font-size-asian="8pt" style:font-style-asian="normal" style:font-weight-asian="normal" style:text-scale="105%"/>
    </style:style>
    <style:style style:name="T58" style:family="text">
      <style:text-properties fo:color="#231f20" style:font-name="SchoolBookCTT" fo:font-size="8pt" fo:letter-spacing="0.004cm" fo:font-weight="normal" style:font-size-asian="8pt" style:font-weight-asian="normal" style:text-scale="105%"/>
    </style:style>
    <style:style style:name="T59" style:family="text">
      <style:text-properties fo:color="#231f20" style:font-name="SchoolBookCTT" fo:font-size="8pt" fo:letter-spacing="0.004cm" fo:font-weight="normal" style:font-size-asian="8pt" style:font-weight-asian="normal" style:text-scale="110%"/>
    </style:style>
    <style:style style:name="T60" style:family="text">
      <style:text-properties fo:color="#231f20" style:font-name="SchoolBookCTT" fo:font-size="8pt" fo:letter-spacing="0.004cm" fo:font-style="italic" fo:font-weight="normal" style:font-size-asian="8pt" style:font-style-asian="italic" style:font-weight-asian="normal" style:text-scale="105%"/>
    </style:style>
    <style:style style:name="T61" style:family="text">
      <style:text-properties fo:color="#231f20" style:font-name="SchoolBookCTT" fo:font-size="8pt" fo:letter-spacing="0.004cm" fo:font-style="normal" fo:font-weight="normal" style:font-size-asian="8pt" style:font-style-asian="normal" style:font-weight-asian="normal" style:text-scale="105%"/>
    </style:style>
    <style:style style:name="T62" style:family="text">
      <style:text-properties fo:color="#231f20" style:font-name="SchoolBookCTT" fo:font-size="8pt" fo:letter-spacing="0.004cm" fo:font-weight="bold" style:font-size-asian="8pt" style:font-weight-asian="bold" style:text-scale="105%"/>
    </style:style>
    <style:style style:name="T63" style:family="text">
      <style:text-properties fo:color="#231f20" style:font-name="SchoolBookCTT" fo:font-size="8pt" fo:letter-spacing="-0.025cm" fo:font-weight="normal" style:font-size-asian="8pt" style:font-weight-asian="normal" style:text-scale="105%"/>
    </style:style>
    <style:style style:name="T64" style:family="text">
      <style:text-properties fo:color="#231f20" style:font-name="SchoolBookCTT" fo:font-size="8pt" fo:letter-spacing="-0.025cm" fo:font-style="normal" fo:font-weight="normal" style:font-size-asian="8pt" style:font-style-asian="normal" style:font-weight-asian="normal" style:text-scale="105%"/>
    </style:style>
    <style:style style:name="T65" style:family="text">
      <style:text-properties fo:color="#231f20" style:font-name="SchoolBookCTT" fo:font-size="8pt" fo:letter-spacing="-0.028cm" fo:font-weight="normal" style:font-size-asian="8pt" style:font-weight-asian="normal" style:text-scale="105%"/>
    </style:style>
    <style:style style:name="T66" style:family="text">
      <style:text-properties fo:color="#231f20" style:font-name="SchoolBookCTT" fo:font-size="8pt" fo:letter-spacing="-0.028cm" fo:font-style="normal" fo:font-weight="normal" style:font-size-asian="8pt" style:font-style-asian="normal" style:font-weight-asian="normal" style:text-scale="105%"/>
    </style:style>
    <style:style style:name="T67" style:family="text">
      <style:text-properties fo:color="#231f20" style:font-name="SchoolBookCTT" fo:font-size="8pt" fo:letter-spacing="0.019cm" fo:font-weight="bold" style:font-size-asian="8pt" style:font-weight-asian="bold" style:text-scale="105%"/>
    </style:style>
    <style:style style:name="T68" style:family="text">
      <style:text-properties fo:color="#231f20" style:font-name="SchoolBookCTT" fo:font-size="8pt" fo:letter-spacing="0.019cm" fo:font-weight="normal" style:font-size-asian="8pt" style:font-weight-asian="normal" style:text-scale="105%"/>
    </style:style>
    <style:style style:name="T69" style:family="text">
      <style:text-properties fo:color="#231f20" style:font-name="SchoolBookCTT" fo:font-size="8pt" fo:letter-spacing="0.019cm" fo:font-style="normal" fo:font-weight="normal" style:font-size-asian="8pt" style:font-style-asian="normal" style:font-weight-asian="normal" style:text-scale="105%"/>
    </style:style>
    <style:style style:name="T70" style:family="text">
      <style:text-properties fo:color="#231f20" style:font-name="SchoolBookCTT" fo:font-size="8pt" fo:letter-spacing="0.032cm" fo:font-weight="normal" style:font-size-asian="8pt" style:font-weight-asian="normal" style:text-scale="105%"/>
    </style:style>
    <style:style style:name="T71" style:family="text">
      <style:text-properties fo:color="#231f20" style:font-name="SchoolBookCTT" fo:font-size="8pt" fo:letter-spacing="0.032cm" fo:font-style="italic" fo:font-weight="normal" style:font-size-asian="8pt" style:font-style-asian="italic" style:font-weight-asian="normal" style:text-scale="105%"/>
    </style:style>
    <style:style style:name="T72" style:family="text">
      <style:text-properties fo:color="#231f20" style:font-name="SchoolBookCTT" fo:font-size="8pt" fo:letter-spacing="0.032cm" fo:font-style="normal" fo:font-weight="normal" style:font-size-asian="8pt" style:font-style-asian="normal" style:font-weight-asian="normal" style:text-scale="105%"/>
    </style:style>
    <style:style style:name="T73" style:family="text">
      <style:text-properties fo:color="#231f20" style:font-name="SchoolBookCTT" fo:font-size="8pt" fo:letter-spacing="0.028cm" fo:font-weight="normal" style:font-size-asian="8pt" style:font-weight-asian="normal" style:text-scale="105%"/>
    </style:style>
    <style:style style:name="T74" style:family="text">
      <style:text-properties fo:color="#231f20" style:font-name="SchoolBookCTT" fo:font-size="8pt" fo:letter-spacing="0.028cm" fo:font-style="normal" fo:font-weight="normal" style:font-size-asian="8pt" style:font-style-asian="normal" style:font-weight-asian="normal" style:text-scale="105%"/>
    </style:style>
    <style:style style:name="T75" style:family="text">
      <style:text-properties fo:color="#231f20" style:font-name="SchoolBookCTT" fo:font-size="8pt" fo:letter-spacing="0.023cm" fo:font-weight="normal" style:font-size-asian="8pt" style:font-weight-asian="normal" style:text-scale="105%"/>
    </style:style>
    <style:style style:name="T76" style:family="text">
      <style:text-properties fo:color="#231f20" style:font-name="SchoolBookCTT" fo:font-size="8pt" fo:letter-spacing="0.023cm" fo:font-style="normal" fo:font-weight="normal" style:font-size-asian="8pt" style:font-style-asian="normal" style:font-weight-asian="normal" style:text-scale="105%"/>
    </style:style>
    <style:style style:name="T77" style:family="text">
      <style:text-properties fo:color="#231f20" style:font-name="SchoolBookCTT" fo:font-size="8pt" fo:letter-spacing="0.026cm" fo:font-weight="normal" style:font-size-asian="8pt" style:font-weight-asian="normal" style:text-scale="105%"/>
    </style:style>
    <style:style style:name="T78" style:family="text">
      <style:text-properties fo:color="#231f20" style:font-name="SchoolBookCTT" fo:font-size="8pt" fo:letter-spacing="0.026cm" fo:font-style="normal" fo:font-weight="normal" style:font-size-asian="8pt" style:font-style-asian="normal" style:font-weight-asian="normal" style:text-scale="105%"/>
    </style:style>
    <style:style style:name="T79" style:family="text">
      <style:text-properties fo:color="#231f20" style:font-name="SchoolBookCTT" fo:font-size="8pt" fo:letter-spacing="0.026cm" fo:font-style="italic" fo:font-weight="normal" style:font-size-asian="8pt" style:font-style-asian="italic" style:font-weight-asian="normal" style:text-scale="105%"/>
    </style:style>
    <style:style style:name="T80" style:family="text">
      <style:text-properties fo:color="#231f20" style:font-name="SchoolBookCTT" fo:font-size="8pt" fo:letter-spacing="0.011cm" fo:font-weight="normal" style:font-size-asian="8pt" style:font-weight-asian="normal" style:text-scale="105%"/>
    </style:style>
    <style:style style:name="T81" style:family="text">
      <style:text-properties fo:color="#231f20" style:font-name="SchoolBookCTT" fo:font-size="8pt" fo:letter-spacing="0.011cm" fo:font-style="normal" fo:font-weight="normal" style:font-size-asian="8pt" style:font-style-asian="normal" style:font-weight-asian="normal" style:text-scale="105%"/>
    </style:style>
    <style:style style:name="T82" style:family="text">
      <style:text-properties fo:color="#231f20" style:font-name="SchoolBookCTT" fo:font-size="8pt" fo:letter-spacing="0.011cm" fo:font-style="italic" fo:font-weight="normal" style:font-size-asian="8pt" style:font-style-asian="italic" style:font-weight-asian="normal" style:text-scale="105%"/>
    </style:style>
    <style:style style:name="T83" style:family="text">
      <style:text-properties fo:color="#231f20" style:font-name="SchoolBookCTT" fo:font-size="8pt" fo:letter-spacing="0.009cm" fo:font-weight="normal" style:font-size-asian="8pt" style:font-weight-asian="normal" style:text-scale="105%"/>
    </style:style>
    <style:style style:name="T84" style:family="text">
      <style:text-properties fo:color="#231f20" style:font-name="SchoolBookCTT" fo:font-size="8pt" fo:letter-spacing="0.009cm" fo:font-style="normal" fo:font-weight="normal" style:font-size-asian="8pt" style:font-style-asian="normal" style:font-weight-asian="normal" style:text-scale="105%"/>
    </style:style>
    <style:style style:name="T85" style:family="text">
      <style:text-properties fo:color="#231f20" style:font-name="SchoolBookCTT" fo:font-size="8pt" fo:letter-spacing="0.009cm" fo:font-style="italic" fo:font-weight="normal" style:font-size-asian="8pt" style:font-style-asian="italic" style:font-weight-asian="normal" style:text-scale="105%"/>
    </style:style>
    <style:style style:name="T86" style:family="text">
      <style:text-properties fo:color="#231f20" style:font-name="SchoolBookCTT" fo:font-size="8pt" fo:letter-spacing="0.007cm" fo:font-weight="normal" style:font-size-asian="8pt" style:font-weight-asian="normal" style:text-scale="105%"/>
    </style:style>
    <style:style style:name="T87" style:family="text">
      <style:text-properties fo:color="#231f20" style:font-name="SchoolBookCTT" fo:font-size="8pt" fo:letter-spacing="0.007cm" fo:font-style="normal" fo:font-weight="normal" style:font-size-asian="8pt" style:font-style-asian="normal" style:font-weight-asian="normal" style:text-scale="105%"/>
    </style:style>
    <style:style style:name="T88" style:family="text">
      <style:text-properties fo:color="#231f20" style:font-name="SchoolBookCTT" fo:font-size="8pt" fo:letter-spacing="0.007cm" fo:font-style="italic" fo:font-weight="normal" style:font-size-asian="8pt" style:font-style-asian="italic" style:font-weight-asian="normal" style:text-scale="105%"/>
    </style:style>
    <style:style style:name="T89" style:family="text">
      <style:text-properties fo:color="#231f20" style:font-name="SchoolBookCTT" fo:font-size="8pt" fo:letter-spacing="0.044cm" fo:font-weight="normal" style:font-size-asian="8pt" style:font-weight-asian="normal" style:text-scale="105%"/>
    </style:style>
    <style:style style:name="T90" style:family="text">
      <style:text-properties fo:color="#231f20" style:font-name="SchoolBookCTT" fo:font-size="8pt" fo:letter-spacing="0.044cm" fo:font-style="normal" fo:font-weight="normal" style:font-size-asian="8pt" style:font-style-asian="normal" style:font-weight-asian="normal" style:text-scale="105%"/>
    </style:style>
    <style:style style:name="T91" style:family="text">
      <style:text-properties fo:color="#231f20" style:font-name="SchoolBookCTT" fo:font-size="8pt" fo:letter-spacing="0.005cm" fo:font-weight="normal" style:font-size-asian="8pt" style:font-weight-asian="normal" style:text-scale="105%"/>
    </style:style>
    <style:style style:name="T92" style:family="text">
      <style:text-properties fo:color="#231f20" style:font-name="SchoolBookCTT" fo:font-size="8pt" fo:letter-spacing="0.005cm" fo:font-style="normal" fo:font-weight="normal" style:font-size-asian="8pt" style:font-style-asian="normal" style:font-weight-asian="normal" style:text-scale="105%"/>
    </style:style>
    <style:style style:name="T93" style:family="text">
      <style:text-properties fo:color="#231f20" style:font-name="SchoolBookCTT" fo:font-size="8pt" fo:letter-spacing="0.005cm" fo:font-style="normal" fo:font-weight="bold" style:font-size-asian="8pt" style:font-style-asian="normal" style:font-weight-asian="bold" style:text-scale="105%"/>
    </style:style>
    <style:style style:name="T94" style:family="text">
      <style:text-properties fo:color="#231f20" style:font-name="SchoolBookCTT" fo:font-size="8pt" fo:letter-spacing="0.005cm" fo:font-style="italic" fo:font-weight="normal" style:font-size-asian="8pt" style:font-style-asian="italic" style:font-weight-asian="normal" style:text-scale="105%"/>
    </style:style>
    <style:style style:name="T95" style:family="text">
      <style:text-properties fo:color="#231f20" style:font-name="SchoolBookCTT" fo:font-size="8pt" fo:letter-spacing="0.042cm" fo:font-weight="normal" style:font-size-asian="8pt" style:font-weight-asian="normal" style:text-scale="105%"/>
    </style:style>
    <style:style style:name="T96" style:family="text">
      <style:text-properties fo:color="#231f20" style:font-name="SchoolBookCTT" fo:font-size="8pt" fo:letter-spacing="0.042cm" fo:font-style="normal" fo:font-weight="normal" style:font-size-asian="8pt" style:font-style-asian="normal" style:font-weight-asian="normal" style:text-scale="105%"/>
    </style:style>
    <style:style style:name="T97" style:family="text">
      <style:text-properties fo:color="#231f20" style:font-name="SchoolBookCTT" fo:font-size="8pt" fo:letter-spacing="0.042cm" fo:font-style="italic" fo:font-weight="normal" style:font-size-asian="8pt" style:font-style-asian="italic" style:font-weight-asian="normal" style:text-scale="105%"/>
    </style:style>
    <style:style style:name="T98" style:family="text">
      <style:text-properties fo:color="#231f20" style:font-name="SchoolBookCTT" fo:font-size="8pt" fo:letter-spacing="0.053cm" fo:font-weight="normal" style:font-size-asian="8pt" style:font-weight-asian="normal" style:text-scale="105%"/>
    </style:style>
    <style:style style:name="T99" style:family="text">
      <style:text-properties fo:color="#231f20" style:font-name="SchoolBookCTT" fo:font-size="8pt" fo:letter-spacing="0.053cm" fo:font-style="normal" fo:font-weight="normal" style:font-size-asian="8pt" style:font-style-asian="normal" style:font-weight-asian="normal" style:text-scale="105%"/>
    </style:style>
    <style:style style:name="T100" style:family="text">
      <style:text-properties fo:color="#231f20" style:font-name="SchoolBookCTT" fo:font-size="8pt" fo:letter-spacing="0.041cm" fo:font-weight="normal" style:font-size-asian="8pt" style:font-weight-asian="normal" style:text-scale="105%"/>
    </style:style>
    <style:style style:name="T101" style:family="text">
      <style:text-properties fo:color="#231f20" style:font-name="SchoolBookCTT" fo:font-size="8pt" fo:letter-spacing="0.041cm" fo:font-style="normal" fo:font-weight="normal" style:font-size-asian="8pt" style:font-style-asian="normal" style:font-weight-asian="normal" style:text-scale="105%"/>
    </style:style>
    <style:style style:name="T102" style:family="text">
      <style:text-properties fo:color="#231f20" style:font-name="SchoolBookCTT" fo:font-size="8pt" fo:letter-spacing="0.049cm" fo:font-weight="normal" style:font-size-asian="8pt" style:font-weight-asian="normal" style:text-scale="105%"/>
    </style:style>
    <style:style style:name="T103" style:family="text">
      <style:text-properties fo:color="#231f20" style:font-name="SchoolBookCTT" fo:font-size="8pt" fo:letter-spacing="0.014cm" fo:font-weight="normal" style:font-size-asian="8pt" style:font-weight-asian="normal" style:text-scale="105%"/>
    </style:style>
    <style:style style:name="T104" style:family="text">
      <style:text-properties fo:color="#231f20" style:font-name="SchoolBookCTT" fo:font-size="8pt" fo:letter-spacing="0.014cm" fo:font-style="normal" fo:font-weight="normal" style:font-size-asian="8pt" style:font-style-asian="normal" style:font-weight-asian="normal" style:text-scale="105%"/>
    </style:style>
    <style:style style:name="T105" style:family="text">
      <style:text-properties fo:color="#231f20" style:font-name="SchoolBookCTT" fo:font-size="8pt" fo:letter-spacing="0.014cm" fo:font-style="italic" fo:font-weight="normal" style:font-size-asian="8pt" style:font-style-asian="italic" style:font-weight-asian="normal" style:text-scale="105%"/>
    </style:style>
    <style:style style:name="T106" style:family="text">
      <style:text-properties fo:color="#231f20" style:font-name="SchoolBookCTT" fo:font-size="8pt" fo:letter-spacing="0.016cm" fo:font-weight="normal" style:font-size-asian="8pt" style:font-weight-asian="normal" style:text-scale="105%"/>
    </style:style>
    <style:style style:name="T107" style:family="text">
      <style:text-properties fo:color="#231f20" style:font-name="SchoolBookCTT" fo:font-size="8pt" fo:letter-spacing="0.016cm" fo:font-style="normal" fo:font-weight="normal" style:font-size-asian="8pt" style:font-style-asian="normal" style:font-weight-asian="normal" style:text-scale="105%"/>
    </style:style>
    <style:style style:name="T108" style:family="text">
      <style:text-properties fo:color="#231f20" style:font-name="SchoolBookCTT" fo:font-size="8pt" fo:letter-spacing="0.03cm" fo:font-style="normal" fo:font-weight="normal" style:font-size-asian="8pt" style:font-style-asian="normal" style:font-weight-asian="normal" style:text-scale="105%"/>
    </style:style>
    <style:style style:name="T109" style:family="text">
      <style:text-properties fo:color="#231f20" style:font-name="SchoolBookCTT" fo:font-size="8pt" fo:letter-spacing="0.03cm" fo:font-weight="normal" style:font-size-asian="8pt" style:font-weight-asian="normal" style:text-scale="105%"/>
    </style:style>
    <style:style style:name="T110" style:family="text">
      <style:text-properties fo:color="#231f20" style:font-name="SchoolBookCTT" fo:font-size="8pt" fo:letter-spacing="0.034cm" fo:font-style="normal" fo:font-weight="normal" style:font-size-asian="8pt" style:font-style-asian="normal" style:font-weight-asian="normal" style:text-scale="105%"/>
    </style:style>
    <style:style style:name="T111" style:family="text">
      <style:text-properties fo:color="#231f20" style:font-name="SchoolBookCTT" fo:font-size="8pt" fo:letter-spacing="0.034cm" fo:font-weight="normal" style:font-size-asian="8pt" style:font-weight-asian="normal" style:text-scale="105%"/>
    </style:style>
    <style:style style:name="T112" style:family="text">
      <style:text-properties fo:color="#231f20" style:font-name="SchoolBookCTT" fo:font-size="8pt" fo:letter-spacing="0.037cm" fo:font-style="normal" fo:font-weight="normal" style:font-size-asian="8pt" style:font-style-asian="normal" style:font-weight-asian="normal" style:text-scale="105%"/>
    </style:style>
    <style:style style:name="T113" style:family="text">
      <style:text-properties fo:color="#231f20" style:font-name="SchoolBookCTT" fo:font-size="8pt" fo:letter-spacing="0.037cm" fo:font-weight="normal" style:font-size-asian="8pt" style:font-weight-asian="normal" style:text-scale="105%"/>
    </style:style>
    <style:style style:name="T114" style:family="text">
      <style:text-properties fo:color="#231f20" style:font-name="SchoolBookCTT" fo:font-size="8pt" fo:letter-spacing="0.025cm" fo:font-style="normal" fo:font-weight="normal" style:font-size-asian="8pt" style:font-style-asian="normal" style:font-weight-asian="normal" style:text-scale="105%"/>
    </style:style>
    <style:style style:name="T115" style:family="text">
      <style:text-properties fo:color="#231f20" style:font-name="SchoolBookCTT" fo:font-size="8pt" fo:letter-spacing="0.025cm" fo:font-weight="normal" style:font-size-asian="8pt" style:font-weight-asian="normal" style:text-scale="105%"/>
    </style:style>
    <style:style style:name="T116" style:family="text">
      <style:text-properties fo:color="#231f20" style:font-name="SchoolBookCTT" fo:font-size="8pt" fo:letter-spacing="0.021cm" fo:font-style="normal" fo:font-weight="normal" style:font-size-asian="8pt" style:font-style-asian="normal" style:font-weight-asian="normal" style:text-scale="105%"/>
    </style:style>
    <style:style style:name="T117" style:family="text">
      <style:text-properties fo:color="#231f20" style:font-name="SchoolBookCTT" fo:font-size="8pt" fo:letter-spacing="0.021cm" fo:font-style="italic" fo:font-weight="normal" style:font-size-asian="8pt" style:font-style-asian="italic" style:font-weight-asian="normal" style:text-scale="105%"/>
    </style:style>
    <style:style style:name="T118" style:family="text">
      <style:text-properties fo:color="#231f20" style:font-name="SchoolBookCTT" fo:font-size="8pt" fo:letter-spacing="0.018cm" fo:font-style="normal" fo:font-weight="normal" style:font-size-asian="8pt" style:font-style-asian="normal" style:font-weight-asian="normal" style:text-scale="105%"/>
    </style:style>
    <style:style style:name="T119" style:family="text">
      <style:text-properties fo:color="#231f20" style:font-name="SchoolBookCTT" fo:font-size="8pt" fo:letter-spacing="0.018cm" fo:font-weight="normal" style:font-size-asian="8pt" style:font-weight-asian="normal" style:text-scale="105%"/>
    </style:style>
    <style:style style:name="T120" style:family="text">
      <style:text-properties fo:color="#231f20" style:font-name="SchoolBookCTT" fo:font-size="8pt" fo:letter-spacing="0.065cm" fo:font-style="normal" fo:font-weight="normal" style:font-size-asian="8pt" style:font-style-asian="normal" style:font-weight-asian="normal" style:text-scale="105%"/>
    </style:style>
    <style:style style:name="T121" style:family="text">
      <style:text-properties fo:color="#231f20" style:font-name="SchoolBookCTT" fo:font-size="8pt" fo:letter-spacing="0.064cm" fo:font-style="normal" fo:font-weight="normal" style:font-size-asian="8pt" style:font-style-asian="normal" style:font-weight-asian="normal" style:text-scale="105%"/>
    </style:style>
    <style:style style:name="T122" style:family="text">
      <style:text-properties fo:color="#231f20" style:font-name="SchoolBookCTT" fo:font-size="8pt" fo:letter-spacing="0.055cm" fo:font-style="normal" fo:font-weight="normal" style:font-size-asian="8pt" style:font-style-asian="normal" style:font-weight-asian="normal" style:text-scale="105%"/>
    </style:style>
    <style:style style:name="T123" style:family="text">
      <style:text-properties fo:color="#231f20" style:font-name="SchoolBookCTT" fo:font-size="8pt" fo:letter-spacing="0.055cm" fo:font-weight="normal" style:font-size-asian="8pt" style:font-weight-asian="normal" style:text-scale="105%"/>
    </style:style>
    <style:style style:name="T124" style:family="text">
      <style:text-properties fo:color="#231f20" style:font-name="SchoolBookCTT" fo:font-size="8pt" fo:letter-spacing="0.046cm" fo:font-style="normal" fo:font-weight="normal" style:font-size-asian="8pt" style:font-style-asian="normal" style:font-weight-asian="normal" style:text-scale="105%"/>
    </style:style>
    <style:style style:name="T125" style:family="text">
      <style:text-properties fo:color="#231f20" style:font-name="SchoolBookCTT" fo:font-size="8pt" fo:letter-spacing="0.056cm" fo:font-style="normal" fo:font-weight="normal" style:font-size-asian="8pt" style:font-style-asian="normal" style:font-weight-asian="normal" style:text-scale="105%"/>
    </style:style>
    <style:style style:name="T126" style:family="text">
      <style:text-properties fo:color="#231f20" style:font-name="SchoolBookCTT" fo:font-size="8pt" fo:letter-spacing="0.056cm" fo:font-weight="normal" style:font-size-asian="8pt" style:font-weight-asian="normal" style:text-scale="105%"/>
    </style:style>
    <style:style style:name="T127" style:family="text">
      <style:text-properties fo:color="#231f20" style:font-name="SchoolBookCTT" fo:font-size="8pt" fo:letter-spacing="-0.007cm" fo:font-style="normal" fo:font-weight="normal" style:font-size-asian="8pt" style:font-style-asian="normal" style:font-weight-asian="normal" style:text-scale="105%"/>
    </style:style>
    <style:style style:name="T128" style:family="text">
      <style:text-properties fo:color="#231f20" style:font-name="SchoolBookCTT" fo:font-size="8pt" fo:letter-spacing="-0.007cm" fo:font-style="italic" fo:font-weight="normal" style:font-size-asian="8pt" style:font-style-asian="italic" style:font-weight-asian="normal" style:text-scale="105%"/>
    </style:style>
    <style:style style:name="T129" style:family="text">
      <style:text-properties fo:color="#231f20" style:font-name="SchoolBookCTT" fo:font-size="8pt" fo:letter-spacing="-0.007cm" fo:font-weight="normal" style:font-size-asian="8pt" style:font-weight-asian="normal" style:text-scale="110%"/>
    </style:style>
    <style:style style:name="T130" style:family="text">
      <style:text-properties fo:color="#231f20" style:font-name="SchoolBookCTT" fo:font-size="8pt" fo:letter-spacing="-0.007cm" fo:font-weight="normal" style:font-size-asian="8pt" style:font-weight-asian="normal" style:text-scale="105%"/>
    </style:style>
    <style:style style:name="T131" style:family="text">
      <style:text-properties fo:color="#231f20" style:font-name="SchoolBookCTT" fo:font-size="8pt" fo:letter-spacing="0.039cm" fo:font-style="normal" fo:font-weight="normal" style:font-size-asian="8pt" style:font-style-asian="normal" style:font-weight-asian="normal" style:text-scale="105%"/>
    </style:style>
    <style:style style:name="T132" style:family="text">
      <style:text-properties fo:color="#231f20" style:font-name="SchoolBookCTT" fo:font-size="8pt" fo:letter-spacing="0.039cm" fo:font-weight="normal" style:font-size-asian="8pt" style:font-weight-asian="normal" style:text-scale="105%"/>
    </style:style>
    <style:style style:name="T133" style:family="text">
      <style:text-properties fo:color="#231f20" style:font-name="SchoolBookCTT" fo:font-size="8pt" fo:letter-spacing="0.035cm" fo:font-style="normal" fo:font-weight="normal" style:font-size-asian="8pt" style:font-style-asian="normal" style:font-weight-asian="normal" style:text-scale="105%"/>
    </style:style>
    <style:style style:name="T134" style:family="text">
      <style:text-properties fo:color="#231f20" style:font-name="SchoolBookCTT" fo:font-size="8pt" fo:letter-spacing="0.035cm" fo:font-weight="normal" style:font-size-asian="8pt" style:font-weight-asian="normal" style:text-scale="105%"/>
    </style:style>
    <style:style style:name="T135" style:family="text">
      <style:text-properties fo:color="#231f20" style:font-name="SchoolBookCTT" fo:font-size="8pt" fo:letter-spacing="-0.042cm" fo:font-style="normal" fo:font-weight="normal" style:font-size-asian="8pt" style:font-style-asian="normal" style:font-weight-asian="normal" style:text-scale="105%"/>
    </style:style>
    <style:style style:name="T136" style:family="text">
      <style:text-properties fo:color="#231f20" style:font-name="SchoolBookCTT" fo:font-size="8pt" fo:letter-spacing="-0.042cm" fo:font-weight="normal" style:font-size-asian="8pt" style:font-weight-asian="normal" style:text-scale="110%"/>
    </style:style>
    <style:style style:name="T137" style:family="text">
      <style:text-properties fo:color="#231f20" style:font-name="SchoolBookCTT" fo:font-size="8pt" fo:letter-spacing="-0.042cm" fo:font-weight="normal" style:font-size-asian="8pt" style:font-weight-asian="normal" style:text-scale="105%"/>
    </style:style>
    <style:style style:name="T138" style:family="text">
      <style:text-properties fo:color="#231f20" style:font-name="SchoolBookCTT" fo:font-size="8pt" fo:letter-spacing="-0.035cm" fo:font-style="normal" fo:font-weight="normal" style:font-size-asian="8pt" style:font-style-asian="normal" style:font-weight-asian="normal" style:text-scale="105%"/>
    </style:style>
    <style:style style:name="T139" style:family="text">
      <style:text-properties fo:color="#231f20" style:font-name="SchoolBookCTT" fo:font-size="8pt" fo:letter-spacing="-0.035cm" fo:font-style="italic" fo:font-weight="normal" style:font-size-asian="8pt" style:font-style-asian="italic" style:font-weight-asian="normal" style:text-scale="105%"/>
    </style:style>
    <style:style style:name="T140" style:family="text">
      <style:text-properties fo:color="#231f20" style:font-name="SchoolBookCTT" fo:font-size="8pt" fo:letter-spacing="-0.035cm" fo:font-weight="normal" style:font-size-asian="8pt" style:font-weight-asian="normal" style:text-scale="105%"/>
    </style:style>
    <style:style style:name="T141" style:family="text">
      <style:text-properties fo:color="#231f20" style:font-name="SchoolBookCTT" fo:font-size="8pt" fo:letter-spacing="-0.032cm" fo:font-style="normal" fo:font-weight="normal" style:font-size-asian="8pt" style:font-style-asian="normal" style:font-weight-asian="normal" style:text-scale="105%"/>
    </style:style>
    <style:style style:name="T142" style:family="text">
      <style:text-properties fo:color="#231f20" style:font-name="SchoolBookCTT" fo:font-size="8pt" fo:letter-spacing="-0.032cm" fo:font-weight="normal" style:font-size-asian="8pt" style:font-weight-asian="normal" style:text-scale="105%"/>
    </style:style>
    <style:style style:name="T143" style:family="text">
      <style:text-properties fo:color="#231f20" style:font-name="SchoolBookCTT" fo:font-size="8pt" fo:letter-spacing="0.012cm" fo:font-style="normal" fo:font-weight="normal" style:font-size-asian="8pt" style:font-style-asian="normal" style:font-weight-asian="normal" style:text-scale="105%"/>
    </style:style>
    <style:style style:name="T144" style:family="text">
      <style:text-properties fo:color="#231f20" style:font-name="SchoolBookCTT" fo:font-size="8pt" fo:letter-spacing="0.012cm" fo:font-style="italic" fo:font-weight="normal" style:font-size-asian="8pt" style:font-style-asian="italic" style:font-weight-asian="normal" style:text-scale="105%"/>
    </style:style>
    <style:style style:name="T145" style:family="text">
      <style:text-properties fo:color="#231f20" style:font-name="SchoolBookCTT" fo:font-size="8pt" fo:letter-spacing="0.012cm" fo:font-weight="normal" style:font-size-asian="8pt" style:font-weight-asian="normal" style:text-scale="105%"/>
    </style:style>
    <style:style style:name="T146" style:family="text">
      <style:text-properties fo:color="#231f20" style:font-name="SchoolBookCTT" fo:font-size="8pt" fo:letter-spacing="0.06cm" fo:font-style="normal" fo:font-weight="normal" style:font-size-asian="8pt" style:font-style-asian="normal" style:font-weight-asian="normal" style:text-scale="105%"/>
    </style:style>
    <style:style style:name="T147" style:family="text">
      <style:text-properties fo:color="#231f20" style:font-name="SchoolBookCTT" fo:font-size="8pt" fo:letter-spacing="0.06cm" fo:font-weight="normal" style:font-size-asian="8pt" style:font-weight-asian="normal" style:text-scale="105%"/>
    </style:style>
    <style:style style:name="T148" style:family="text">
      <style:text-properties fo:color="#231f20" style:font-name="SchoolBookCTT" fo:font-size="8pt" fo:letter-spacing="0.051cm" fo:font-style="normal" fo:font-weight="normal" style:font-size-asian="8pt" style:font-style-asian="normal" style:font-weight-asian="normal" style:text-scale="105%"/>
    </style:style>
    <style:style style:name="T149" style:family="text">
      <style:text-properties fo:color="#231f20" style:font-name="SchoolBookCTT" fo:font-size="8pt" fo:letter-spacing="-0.041cm" fo:font-style="normal" fo:font-weight="normal" style:font-size-asian="8pt" style:font-style-asian="normal" style:font-weight-asian="normal" style:text-scale="105%"/>
    </style:style>
    <style:style style:name="T150" style:family="text">
      <style:text-properties fo:color="#231f20" style:font-name="SchoolBookCTT" fo:font-size="8pt" fo:letter-spacing="-0.041cm" fo:font-weight="normal" style:font-size-asian="8pt" style:font-weight-asian="normal" style:text-scale="105%"/>
    </style:style>
    <style:style style:name="T151" style:family="text">
      <style:text-properties fo:color="#231f20" style:font-name="SchoolBookCTT" fo:font-size="8pt" fo:letter-spacing="-0.041cm" fo:font-weight="bold" style:font-size-asian="8pt" style:font-weight-asian="bold" style:text-scale="105%"/>
    </style:style>
    <style:style style:name="T152" style:family="text">
      <style:text-properties fo:color="#231f20" style:font-name="SchoolBookCTT" fo:font-size="8pt" fo:letter-spacing="-0.039cm" fo:font-style="normal" fo:font-weight="normal" style:font-size-asian="8pt" style:font-style-asian="normal" style:font-weight-asian="normal" style:text-scale="105%"/>
    </style:style>
    <style:style style:name="T153" style:family="text">
      <style:text-properties fo:color="#231f20" style:font-name="SchoolBookCTT" fo:font-size="8pt" fo:letter-spacing="-0.039cm" fo:font-weight="normal" style:font-size-asian="8pt" style:font-weight-asian="normal" style:text-scale="110%"/>
    </style:style>
    <style:style style:name="T154" style:family="text">
      <style:text-properties fo:color="#231f20" style:font-name="SchoolBookCTT" fo:font-size="8pt" fo:letter-spacing="-0.039cm" fo:font-weight="normal" style:font-size-asian="8pt" style:font-weight-asian="normal" style:text-scale="105%"/>
    </style:style>
    <style:style style:name="T155" style:family="text">
      <style:text-properties fo:color="#231f20" style:font-name="SchoolBookCTT" fo:font-size="8pt" fo:letter-spacing="0.086cm" fo:font-style="normal" fo:font-weight="normal" style:font-size-asian="8pt" style:font-style-asian="normal" style:font-weight-asian="normal" style:text-scale="105%"/>
    </style:style>
    <style:style style:name="T156" style:family="text">
      <style:text-properties fo:color="#231f20" style:font-name="SchoolBookCTT" fo:font-size="8pt" fo:letter-spacing="0.093cm" fo:font-style="normal" fo:font-weight="normal" style:font-size-asian="8pt" style:font-style-asian="normal" style:font-weight-asian="normal" style:text-scale="105%"/>
    </style:style>
    <style:style style:name="T157" style:family="text">
      <style:text-properties fo:color="#231f20" style:font-name="SchoolBookCTT" fo:font-size="8pt" fo:letter-spacing="0.081cm" fo:font-style="normal" fo:font-weight="normal" style:font-size-asian="8pt" style:font-style-asian="normal" style:font-weight-asian="normal" style:text-scale="105%"/>
    </style:style>
    <style:style style:name="T158" style:family="text">
      <style:text-properties fo:color="#231f20" style:font-name="SchoolBookCTT" fo:font-size="8pt" fo:letter-spacing="-0.021cm" fo:font-style="italic" fo:font-weight="normal" style:font-size-asian="8pt" style:font-style-asian="italic" style:font-weight-asian="normal" style:text-scale="105%"/>
    </style:style>
    <style:style style:name="T159" style:family="text">
      <style:text-properties fo:color="#231f20" style:font-name="SchoolBookCTT" fo:font-size="8pt" fo:letter-spacing="-0.021cm" fo:font-style="normal" fo:font-weight="normal" style:font-size-asian="8pt" style:font-style-asian="normal" style:font-weight-asian="normal" style:text-scale="105%"/>
    </style:style>
    <style:style style:name="T160" style:family="text">
      <style:text-properties fo:color="#231f20" style:font-name="SchoolBookCTT" fo:font-size="8pt" fo:letter-spacing="-0.021cm" fo:font-weight="normal" style:font-size-asian="8pt" style:font-weight-asian="normal" style:text-scale="105%"/>
    </style:style>
    <style:style style:name="T161" style:family="text">
      <style:text-properties fo:color="#231f20" style:font-name="SchoolBookCTT" fo:font-size="8pt" fo:letter-spacing="-0.018cm" fo:font-style="normal" fo:font-weight="normal" style:font-size-asian="8pt" style:font-style-asian="normal" style:font-weight-asian="normal" style:text-scale="105%"/>
    </style:style>
    <style:style style:name="T162" style:family="text">
      <style:text-properties fo:color="#231f20" style:font-name="SchoolBookCTT" fo:font-size="8pt" fo:letter-spacing="-0.018cm" fo:font-weight="normal" style:font-size-asian="8pt" style:font-weight-asian="normal" style:text-scale="105%"/>
    </style:style>
    <style:style style:name="T163" style:family="text">
      <style:text-properties fo:color="#231f20" style:font-name="SchoolBookCTT" fo:font-size="8pt" fo:letter-spacing="0.048cm" fo:font-style="normal" fo:font-weight="normal" style:font-size-asian="8pt" style:font-style-asian="normal" style:font-weight-asian="normal" style:text-scale="105%"/>
    </style:style>
    <style:style style:name="T164" style:family="text">
      <style:text-properties fo:color="#231f20" style:font-name="SchoolBookCTT" fo:font-size="8pt" fo:letter-spacing="0.048cm" fo:font-weight="normal" style:font-size-asian="8pt" style:font-weight-asian="normal" style:text-scale="105%"/>
    </style:style>
    <style:style style:name="T165" style:family="text">
      <style:text-properties fo:color="#231f20" style:font-name="SchoolBookCTT" fo:font-size="8pt" fo:letter-spacing="0.058cm" fo:font-style="normal" fo:font-weight="normal" style:font-size-asian="8pt" style:font-style-asian="normal" style:font-weight-asian="normal" style:text-scale="105%"/>
    </style:style>
    <style:style style:name="T166" style:family="text">
      <style:text-properties fo:color="#231f20" style:font-name="SchoolBookCTT" fo:font-size="8pt" fo:letter-spacing="0.058cm" fo:font-weight="normal" style:font-size-asian="8pt" style:font-weight-asian="normal" style:text-scale="105%"/>
    </style:style>
    <style:style style:name="T167" style:family="text">
      <style:text-properties fo:color="#231f20" style:font-name="SchoolBookCTT" fo:font-size="8pt" fo:letter-spacing="-0.034cm" fo:font-style="italic" fo:font-weight="normal" style:font-size-asian="8pt" style:font-style-asian="italic" style:font-weight-asian="normal" style:text-scale="105%"/>
    </style:style>
    <style:style style:name="T168" style:family="text">
      <style:text-properties fo:color="#231f20" style:font-name="SchoolBookCTT" fo:font-size="8pt" fo:letter-spacing="-0.034cm" fo:font-weight="normal" style:font-size-asian="8pt" style:font-weight-asian="normal" style:text-scale="105%"/>
    </style:style>
    <style:style style:name="T169" style:family="text">
      <style:text-properties fo:color="#231f20" style:font-name="SchoolBookCTT" fo:font-size="8pt" fo:letter-spacing="-0.046cm" fo:font-style="normal" fo:font-weight="normal" style:font-size-asian="8pt" style:font-style-asian="normal" style:font-weight-asian="normal" style:text-scale="105%"/>
    </style:style>
    <style:style style:name="T170" style:family="text">
      <style:text-properties fo:color="#231f20" style:font-name="SchoolBookCTT" fo:font-size="8pt" fo:letter-spacing="-0.046cm" fo:font-weight="normal" style:font-size-asian="8pt" style:font-weight-asian="normal" style:text-scale="105%"/>
    </style:style>
    <style:style style:name="T171" style:family="text">
      <style:text-properties fo:color="#231f20" style:font-name="SchoolBookCTT" fo:font-size="8pt" fo:letter-spacing="-0.03cm" fo:font-style="normal" fo:font-weight="normal" style:font-size-asian="8pt" style:font-style-asian="normal" style:font-weight-asian="normal" style:text-scale="105%"/>
    </style:style>
    <style:style style:name="T172" style:family="text">
      <style:text-properties fo:color="#231f20" style:font-name="SchoolBookCTT" fo:font-size="8pt" fo:letter-spacing="-0.051cm" fo:font-style="normal" fo:font-weight="normal" style:font-size-asian="8pt" style:font-style-asian="normal" style:font-weight-asian="normal" style:text-scale="105%"/>
    </style:style>
    <style:style style:name="T173" style:family="text">
      <style:text-properties fo:color="#231f20" style:font-name="SchoolBookCTT" fo:font-size="8pt" fo:letter-spacing="-0.019cm" fo:font-weight="normal" style:font-size-asian="8pt" style:font-weight-asian="normal" style:text-scale="110%"/>
    </style:style>
    <style:style style:name="T174" style:family="text">
      <style:text-properties fo:color="#231f20" style:font-name="SchoolBookCTT" fo:font-size="8pt" fo:letter-spacing="-0.019cm" fo:font-weight="normal" style:font-size-asian="8pt" style:font-weight-asian="normal" style:text-scale="105%"/>
    </style:style>
    <style:style style:name="T175" style:family="text">
      <style:text-properties fo:color="#231f20" style:font-name="SchoolBookCTT" fo:font-size="8pt" fo:letter-spacing="-0.019cm" fo:font-style="normal" fo:font-weight="normal" style:font-size-asian="8pt" style:font-style-asian="normal" style:font-weight-asian="normal" style:text-scale="105%"/>
    </style:style>
    <style:style style:name="T176" style:family="text">
      <style:text-properties fo:color="#231f20" style:font-name="SchoolBookCTT" fo:font-size="8pt" fo:letter-spacing="-0.044cm" fo:font-weight="normal" style:font-size-asian="8pt" style:font-weight-asian="normal" style:text-scale="110%"/>
    </style:style>
    <style:style style:name="T177" style:family="text">
      <style:text-properties fo:color="#231f20" style:font-name="SchoolBookCTT" fo:font-size="8pt" fo:letter-spacing="-0.044cm" fo:font-weight="normal" style:font-size-asian="8pt" style:font-weight-asian="normal" style:text-scale="105%"/>
    </style:style>
    <style:style style:name="T178" style:family="text">
      <style:text-properties fo:color="#231f20" style:font-name="SchoolBookCTT" fo:font-size="8pt" fo:letter-spacing="-0.044cm" fo:font-style="normal" fo:font-weight="normal" style:font-size-asian="8pt" style:font-style-asian="normal" style:font-weight-asian="normal" style:text-scale="105%"/>
    </style:style>
    <style:style style:name="T179" style:family="text">
      <style:text-properties fo:color="#231f20" style:font-name="SchoolBookCTT" fo:font-size="8pt" fo:letter-spacing="-0.037cm" fo:font-weight="normal" style:font-size-asian="8pt" style:font-weight-asian="normal" style:text-scale="105%"/>
    </style:style>
    <style:style style:name="T180" style:family="text">
      <style:text-properties fo:color="#231f20" style:font-name="SchoolBookCTT" fo:font-size="8pt" fo:letter-spacing="-0.049cm" fo:font-weight="normal" style:font-size-asian="8pt" style:font-weight-asian="normal" style:text-scale="105%"/>
    </style:style>
    <style:style style:name="T181" style:family="text">
      <style:text-properties fo:color="#231f20" style:font-name="SchoolBookCTT" fo:font-size="8pt" fo:letter-spacing="-0.056cm" fo:font-style="normal" fo:font-weight="normal" style:font-size-asian="8pt" style:font-style-asian="normal" style:font-weight-asian="normal" style:text-scale="105%"/>
    </style:style>
    <style:style style:name="T182" style:family="text">
      <style:text-properties fo:color="#231f20" style:font-name="SchoolBookCTT" fo:font-size="8pt" fo:letter-spacing="0.062cm" fo:font-weight="normal" style:font-size-asian="8pt" style:font-weight-asian="normal" style:text-scale="105%"/>
    </style:style>
    <style:style style:name="T183" style:family="text">
      <style:text-properties fo:color="#231f20" style:font-name="SchoolBookCTT" fo:font-size="8pt" fo:letter-spacing="0.062cm" fo:font-style="normal" fo:font-weight="bold" style:font-size-asian="8pt" style:font-style-asian="normal" style:font-weight-asian="bold" style:text-scale="105%"/>
    </style:style>
    <style:style style:name="T184" style:family="text">
      <style:text-properties fo:color="#231f20" style:font-name="SchoolBookCTT" fo:font-size="8pt" fo:letter-spacing="0.083cm" fo:font-weight="normal" style:font-size-asian="8pt" style:font-weight-asian="normal" style:text-scale="105%"/>
    </style:style>
    <style:style style:name="T185" style:family="text">
      <style:text-properties fo:color="#231f20" style:font-name="SchoolBookCTT" fo:font-size="8pt" fo:letter-spacing="0.071cm" fo:font-weight="normal" style:font-size-asian="8pt" style:font-weight-asian="normal" style:text-scale="105%"/>
    </style:style>
    <style:style style:name="T186" style:family="text">
      <style:text-properties fo:color="#231f20" style:font-name="SchoolBookCTT" fo:font-size="8pt" fo:letter-spacing="0.072cm" fo:font-weight="normal" style:font-size-asian="8pt" style:font-weight-asian="normal" style:text-scale="105%"/>
    </style:style>
    <style:style style:name="T187" style:family="text">
      <style:text-properties fo:color="#231f20" style:font-name="SchoolBookCTT" fo:font-size="7.5pt" fo:letter-spacing="-0.004cm" fo:font-weight="normal" style:font-size-asian="7.5pt" style:font-weight-asian="normal" style:text-scale="100%"/>
    </style:style>
    <style:style style:name="T188" style:family="text">
      <style:text-properties fo:color="#231f20" style:font-name="SchoolBookCTT" fo:font-size="7.5pt" fo:letter-spacing="-0.004cm" fo:font-style="italic" fo:font-weight="normal" style:font-size-asian="7.5pt" style:font-style-asian="italic" style:font-weight-asian="normal" style:text-scale="100%"/>
    </style:style>
    <style:style style:name="T189" style:family="text">
      <style:text-properties fo:color="#231f20" style:font-name="SchoolBookCTT" fo:font-size="7.5pt" fo:letter-spacing="-0.004cm" fo:font-style="normal" fo:font-weight="normal" style:font-size-asian="7.5pt" style:font-style-asian="normal" style:font-weight-asian="normal" style:text-scale="100%"/>
    </style:style>
    <style:style style:name="T190" style:family="text">
      <style:text-properties fo:color="#231f20" style:font-name="SchoolBookCTT" fo:font-size="7.5pt" fo:letter-spacing="0.002cm" fo:font-weight="normal" style:font-size-asian="7.5pt" style:font-weight-asian="normal" style:text-scale="100%"/>
    </style:style>
    <style:style style:name="T191" style:family="text">
      <style:text-properties fo:color="#231f20" style:font-name="SchoolBookCTT" fo:font-size="7.5pt" fo:letter-spacing="0.002cm" fo:font-style="italic" fo:font-weight="normal" style:font-size-asian="7.5pt" style:font-style-asian="italic" style:font-weight-asian="normal" style:text-scale="100%"/>
    </style:style>
    <style:style style:name="T192" style:family="text">
      <style:text-properties fo:color="#231f20" style:font-name="SchoolBookCTT" fo:font-size="7.5pt" fo:letter-spacing="0.002cm" fo:font-style="normal" fo:font-weight="normal" style:font-size-asian="7.5pt" style:font-style-asian="normal" style:font-weight-asian="normal" style:text-scale="100%"/>
    </style:style>
    <style:style style:name="T193" style:family="text">
      <style:text-properties fo:color="#231f20" style:font-name="SchoolBookCTT" fo:font-size="7.5pt" fo:letter-spacing="normal" fo:font-weight="normal" style:font-size-asian="7.5pt" style:font-weight-asian="normal" style:text-scale="100%"/>
    </style:style>
    <style:style style:name="T194" style:family="text">
      <style:text-properties fo:color="#231f20" style:font-name="SchoolBookCTT" fo:font-size="7.5pt" fo:letter-spacing="normal" fo:font-style="italic" fo:font-weight="normal" style:font-size-asian="7.5pt" style:font-style-asian="italic" style:font-weight-asian="normal" style:text-scale="100%"/>
    </style:style>
    <style:style style:name="T195" style:family="text">
      <style:text-properties fo:color="#231f20" style:font-name="SchoolBookCTT" fo:font-size="7.5pt" fo:letter-spacing="normal" fo:font-style="normal" fo:font-weight="normal" style:font-size-asian="7.5pt" style:font-style-asian="normal" style:font-weight-asian="normal" style:text-scale="100%"/>
    </style:style>
    <style:style style:name="T196" style:family="text">
      <style:text-properties fo:color="#231f20" style:font-name="SchoolBookCTT" fo:font-size="7.5pt" fo:letter-spacing="normal" fo:font-style="normal" fo:font-weight="normal" style:font-size-asian="7.5pt" style:font-style-asian="normal" style:font-weight-asian="normal" style:text-scale="99%"/>
    </style:style>
    <style:style style:name="T197" style:family="text">
      <style:text-properties fo:color="#231f20" style:font-name="SchoolBookCTT" fo:font-size="7.5pt" fo:letter-spacing="0.042cm" fo:font-weight="normal" style:font-size-asian="7.5pt" style:font-weight-asian="normal" style:text-scale="100%"/>
    </style:style>
    <style:style style:name="T198" style:family="text">
      <style:text-properties fo:color="#231f20" style:font-name="SchoolBookCTT" fo:font-size="7.5pt" fo:letter-spacing="0.042cm" fo:font-style="italic" fo:font-weight="normal" style:font-size-asian="7.5pt" style:font-style-asian="italic" style:font-weight-asian="normal" style:text-scale="100%"/>
    </style:style>
    <style:style style:name="T199" style:family="text">
      <style:text-properties fo:color="#231f20" style:font-name="SchoolBookCTT" fo:font-size="7.5pt" fo:letter-spacing="-0.002cm" fo:font-style="italic" fo:font-weight="normal" style:font-size-asian="7.5pt" style:font-style-asian="italic" style:font-weight-asian="normal" style:text-scale="100%"/>
    </style:style>
    <style:style style:name="T200" style:family="text">
      <style:text-properties fo:color="#231f20" style:font-name="SchoolBookCTT" fo:font-size="7.5pt" fo:letter-spacing="-0.002cm" fo:font-style="normal" fo:font-weight="normal" style:font-size-asian="7.5pt" style:font-style-asian="normal" style:font-weight-asian="normal" style:text-scale="100%"/>
    </style:style>
    <style:style style:name="T201" style:family="text">
      <style:text-properties fo:color="#231f20" style:font-name="SchoolBookCTT" fo:font-size="7.5pt" fo:letter-spacing="-0.002cm" fo:font-weight="normal" style:font-size-asian="7.5pt" style:font-weight-asian="normal" style:text-scale="100%"/>
    </style:style>
    <style:style style:name="T202" style:family="text">
      <style:text-properties fo:color="#231f20" style:font-name="SchoolBookCTT" fo:font-size="7.5pt" fo:letter-spacing="0.004cm" fo:font-style="italic" fo:font-weight="normal" style:font-size-asian="7.5pt" style:font-style-asian="italic" style:font-weight-asian="normal" style:text-scale="100%"/>
    </style:style>
    <style:style style:name="T203" style:family="text">
      <style:text-properties fo:color="#231f20" style:font-name="SchoolBookCTT" fo:font-size="7.5pt" fo:letter-spacing="0.035cm" fo:font-style="italic" fo:font-weight="normal" style:font-size-asian="7.5pt" style:font-style-asian="italic" style:font-weight-asian="normal" style:text-scale="100%"/>
    </style:style>
    <style:style style:name="T204" style:family="text">
      <style:text-properties fo:color="#231f20" style:font-name="SchoolBookCTT" fo:font-size="7.5pt" fo:letter-spacing="0.041cm" fo:font-style="italic" fo:font-weight="normal" style:font-size-asian="7.5pt" style:font-style-asian="italic" style:font-weight-asian="normal" style:text-scale="100%"/>
    </style:style>
    <style:style style:name="T205" style:family="text">
      <style:text-properties fo:color="#231f20" style:font-name="SchoolBookCTT" fo:font-size="7.5pt" fo:letter-spacing="0.009cm" fo:font-style="normal" fo:font-weight="normal" style:font-size-asian="7.5pt" style:font-style-asian="normal" style:font-weight-asian="normal" style:text-scale="100%"/>
    </style:style>
    <style:style style:name="T206" style:family="text">
      <style:text-properties fo:color="#231f20" style:font-name="SchoolBookCTT" fo:font-size="7.5pt" fo:letter-spacing="0.009cm" fo:font-weight="normal" style:font-size-asian="7.5pt" style:font-weight-asian="normal" style:text-scale="100%"/>
    </style:style>
    <style:style style:name="T207" style:family="text">
      <style:text-properties fo:color="#231f20" style:font-name="SchoolBookCTT" fo:font-size="7.5pt" fo:letter-spacing="-0.005cm" fo:font-style="normal" fo:font-weight="normal" style:font-size-asian="7.5pt" style:font-style-asian="normal" style:font-weight-asian="normal" style:text-scale="100%"/>
    </style:style>
    <style:style style:name="T208" style:family="text">
      <style:text-properties fo:color="#231f20" style:font-name="SchoolBookCTT" fo:font-size="7.5pt" fo:letter-spacing="-0.005cm" fo:font-style="italic" fo:font-weight="normal" style:font-size-asian="7.5pt" style:font-style-asian="italic" style:font-weight-asian="normal" style:text-scale="100%"/>
    </style:style>
    <style:style style:name="T209" style:family="text">
      <style:text-properties fo:color="#231f20" style:font-name="SchoolBookCTT" fo:font-size="7.5pt" fo:letter-spacing="0.034cm" fo:font-style="normal" fo:font-weight="normal" style:font-size-asian="7.5pt" style:font-style-asian="normal" style:font-weight-asian="normal" style:text-scale="100%"/>
    </style:style>
    <style:style style:name="T210" style:family="text">
      <style:text-properties fo:color="#231f20" style:font-name="SchoolBookCTT" fo:font-size="7.5pt" fo:letter-spacing="0.048cm" fo:font-style="normal" fo:font-weight="normal" style:font-size-asian="7.5pt" style:font-style-asian="normal" style:font-weight-asian="normal" style:text-scale="100%"/>
    </style:style>
    <style:style style:name="T211" style:family="text">
      <style:text-properties fo:color="#231f20" style:font-name="SchoolBookCTT" fo:font-size="7.5pt" fo:letter-spacing="0.011cm" fo:font-weight="normal" style:font-size-asian="7.5pt" style:font-weight-asian="normal" style:text-scale="100%"/>
    </style:style>
    <style:style style:name="T212" style:family="text">
      <style:text-properties fo:color="#231f20" style:font-name="SchoolBookCTT" fo:font-size="7.5pt" fo:letter-spacing="0.011cm" fo:font-style="normal" fo:font-weight="normal" style:font-size-asian="7.5pt" style:font-style-asian="normal" style:font-weight-asian="normal" style:text-scale="100%"/>
    </style:style>
    <style:style style:name="T213" style:family="text">
      <style:text-properties fo:color="#231f20" style:font-name="SchoolBookCTT" fo:font-size="7.5pt" fo:letter-spacing="0.051cm" fo:font-weight="normal" style:font-size-asian="7.5pt" style:font-weight-asian="normal" style:text-scale="100%"/>
    </style:style>
    <style:style style:name="T214" style:family="text">
      <style:text-properties fo:color="#231f20" style:font-name="SchoolBookCTT" fo:font-size="7.5pt" fo:letter-spacing="0.051cm" fo:font-style="italic" fo:font-weight="normal" style:font-size-asian="7.5pt" style:font-style-asian="italic" style:font-weight-asian="normal" style:text-scale="100%"/>
    </style:style>
    <style:style style:name="T215" style:family="text">
      <style:text-properties fo:color="#231f20" style:font-name="SchoolBookCTT" fo:font-size="7.5pt" fo:letter-spacing="0.005cm" fo:font-style="italic" fo:font-weight="normal" style:font-size-asian="7.5pt" style:font-style-asian="italic" style:font-weight-asian="normal" style:text-scale="100%"/>
    </style:style>
    <style:style style:name="T216" style:family="text">
      <style:text-properties fo:color="#231f20" style:font-name="SchoolBookCTT" fo:font-size="7.5pt" fo:letter-spacing="0.005cm" fo:font-style="normal" fo:font-weight="normal" style:font-size-asian="7.5pt" style:font-style-asian="normal" style:font-weight-asian="normal" style:text-scale="100%"/>
    </style:style>
    <style:style style:name="T217" style:family="text">
      <style:text-properties fo:color="#231f20" style:font-name="SchoolBookCTT" fo:font-size="7.5pt" fo:letter-spacing="0.007cm" fo:font-style="italic" fo:font-weight="normal" style:font-size-asian="7.5pt" style:font-style-asian="italic" style:font-weight-asian="normal" style:text-scale="100%"/>
    </style:style>
    <style:style style:name="T218" style:family="text">
      <style:text-properties fo:color="#231f20" style:font-name="SchoolBookCTT" fo:font-size="7.5pt" fo:letter-spacing="0.007cm" fo:font-style="normal" fo:font-weight="normal" style:font-size-asian="7.5pt" style:font-style-asian="normal" style:font-weight-asian="normal" style:text-scale="100%"/>
    </style:style>
    <style:style style:name="T219" style:family="text">
      <style:text-properties fo:color="#231f20" style:font-name="SchoolBookCTT" fo:font-size="7.5pt" fo:letter-spacing="0.049cm" fo:font-style="normal" fo:font-weight="normal" style:font-size-asian="7.5pt" style:font-style-asian="normal" style:font-weight-asian="normal" style:text-scale="100%"/>
    </style:style>
    <style:style style:name="T220" style:family="text">
      <style:text-properties fo:color="#231f20" style:font-name="SchoolBookCTT" fo:font-size="7.5pt" fo:letter-spacing="-0.014cm" fo:font-style="normal" fo:font-weight="normal" style:font-size-asian="7.5pt" style:font-style-asian="normal" style:font-weight-asian="normal" style:text-scale="100%"/>
    </style:style>
    <style:style style:name="T221" style:family="text">
      <style:text-properties fo:color="#231f20" style:font-name="SchoolBookCTT" fo:font-size="7.5pt" fo:letter-spacing="-0.007cm" fo:font-style="normal" fo:font-weight="normal" style:font-size-asian="7.5pt" style:font-style-asian="normal" style:font-weight-asian="normal" style:text-scale="100%"/>
    </style:style>
    <style:style style:name="T222" style:family="text">
      <style:text-properties fo:color="#231f20" style:text-position="90% 100%" style:font-name="SchoolBookCTT" fo:font-size="5pt" fo:letter-spacing="0.004cm" fo:font-weight="normal" style:font-size-asian="5pt" style:font-weight-asian="normal" style:text-scale="105%"/>
    </style:style>
    <style:style style:name="T223" style:family="text">
      <style:text-properties fo:color="#231f20" style:text-position="90% 100%" style:font-name="SchoolBookCTT" fo:font-size="5pt" fo:letter-spacing="0.002cm" fo:font-weight="normal" style:font-size-asian="5pt" style:font-weight-asian="normal" style:text-scale="105%"/>
    </style:style>
    <style:style style:name="T224" style:family="text">
      <style:text-properties fo:color="#231f20" style:text-position="90% 100%" style:font-name="SchoolBookCTT" fo:font-size="5pt" fo:letter-spacing="0.002cm" fo:font-style="normal" fo:font-weight="normal" style:font-size-asian="5pt" style:font-style-asian="normal" style:font-weight-asian="normal" style:text-scale="105%"/>
    </style:style>
    <style:style style:name="T225" style:family="text">
      <style:text-properties fo:color="#231f20" style:text-position="90% 100%" style:font-name="SchoolBookCTT" fo:font-size="5pt" fo:letter-spacing="normal" fo:font-weight="normal" style:font-size-asian="5pt" style:font-weight-asian="normal" style:text-scale="105%"/>
    </style:style>
    <style:style style:name="T226" style:family="text">
      <style:text-properties fo:color="#231f20" style:text-position="90% 100%" style:font-name="SchoolBookCTT" fo:font-size="5pt" fo:letter-spacing="-0.026cm" fo:font-weight="normal" style:font-size-asian="5pt" style:font-weight-asian="normal" style:text-scale="105%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-color="#231f20" fo:min-height="0cm" fo:min-width="0cm" style:run-through="foreground"/>
      <style:paragraph-properties style:writing-mode="lr-tb"/>
    </style:style>
    <style:style style:name="gr3" style:family="graphic">
      <style:graphic-properties draw:stroke="solid" svg:stroke-width="0.034cm" svg:stroke-color="#231f20" draw:fill="none" draw:fill-color="#ffffff" fo:min-height="0cm" fo:min-width="0cm" fo:padding-top="0.016cm" fo:padding-bottom="0.016cm" fo:padding-left="0.016cm" fo:padding-right="0.016cm" style:run-through="foreground"/>
      <style:paragraph-properties style:writing-mode="lr-tb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g text:anchor-type="char" draw:z-index="1" draw:style-name="gr1"><draw:custom-shape draw:style-name="gr2" draw:text-style-name="P15" svg:width="0.384cm" svg:height="0.167cm" svg:x="2.778cm" svg:y="1.494cm"><text:p/><draw:enhanced-geometry svg:viewBox="0 0 58 47" draw:mirror-horizontal="true" draw:mirror-vertical="true" draw:type="non-primitive" draw:enhanced-path="M 9 0 A L 0 13 A L 47 47 A L 57 33 A L 9 0 A N"/></draw:custom-shape><draw:custom-shape draw:style-name="gr3" draw:text-style-name="P16" svg:width="0.131cm" svg:height="0.473cm" svg:x="2.681cm" svg:y="1.494cm"><text:p/><draw:enhanced-geometry svg:viewBox="0 0 20 134" draw:mirror-horizontal="true" draw:mirror-vertical="true" draw:type="non-primitive" draw:enhanced-path="M 0 133 A L 0 0 A N"/></draw:custom-shape><draw:custom-shape draw:style-name="gr2" draw:text-style-name="P15" svg:width="0.384cm" svg:height="0.188cm" svg:x="2.461cm" svg:y="1.78cm"><text:p/><draw:enhanced-geometry svg:viewBox="0 0 58 53" draw:mirror-horizontal="true" draw:mirror-vertical="true" draw:type="non-primitive" draw:enhanced-path="M 14 0 A L 0 14 A L 47 52 A L 57 38 A L 14 0 A N"/></draw:custom-shape></draw:g><draw:g text:anchor-type="char" draw:z-index="0" draw:style-name="gr4"><draw:custom-shape draw:style-name="gr2" draw:text-style-name="P15" svg:width="3.373cm" svg:height="1.823cm" svg:x="2.895cm" svg:y="-2.618cm"><text:p/><draw:enhanced-geometry svg:viewBox="0 0 1912 1033" draw:type="non-primitive" draw:enhanced-path="M 583 0 A L 494 0 A L 189 748 A L 182 764 A L 175 779 A L 168 794 A L 161 808 A L 155 821 A L 148 833 A L 142 844 A L 136 854 A L 130 865 A L 124 873 A L 119 881 A L 113 889 A L 108 895 A L 98 906 A L 84 917 A L 74 923 A L 63 928 A L 52 932 A L 40 935 A L 27 937 A L 13 939 A L 0 940 A L 0 1007 A L 377 1007 A L 377 940 A L 335 940 A L 324 939 A L 314 939 A L 305 938 A L 297 937 A L 289 936 A L 282 934 A L 275 933 A L 270 931 A L 261 926 A L 254 920 A L 247 914 A L 242 907 A L 238 899 A L 235 890 A L 233 882 A L 233 881 A L 232 872 A L 237 846 A L 244 818 A L 271 745 A L 902 745 A L 873 677 A L 301 677 A L 457 299 A L 711 299 A L 583 0 A N"/></draw:custom-shape><draw:custom-shape draw:style-name="gr2" draw:text-style-name="P15" svg:width="3.373cm" svg:height="1.823cm" svg:x="2.895cm" svg:y="-2.616cm"><text:p/><draw:enhanced-geometry svg:viewBox="0 0 1912 1033" draw:type="non-primitive" draw:enhanced-path="M 902 745 A L 650 745 A L 695 847 A L 700 859 A L 705 869 A L 707 877 A L 707 882 A L 711 901 A L 709 910 A L 706 919 A L 700 926 A L 693 931 A L 685 935 A L 676 937 A L 666 939 A L 655 940 A L 583 940 A L 583 1007 A L 1092 1007 A L 1092 940 A L 1077 939 A L 1063 937 A L 1049 934 A L 1036 929 A L 1023 923 A L 1011 917 A L 998 908 A L 987 899 A L 979 890 A L 971 881 A L 962 870 A L 955 859 A L 947 845 A L 940 831 A L 932 816 A L 925 800 A L 902 745 A N"/></draw:custom-shape><draw:custom-shape draw:style-name="gr2" draw:text-style-name="P15" svg:width="3.373cm" svg:height="1.823cm" svg:x="2.895cm" svg:y="-2.616cm"><text:p/><draw:enhanced-geometry svg:viewBox="0 0 1912 1033" draw:type="non-primitive" draw:enhanced-path="M 711 299 A L 457 299 A L 620 677 A L 873 677 A L 711 299 A N"/></draw:custom-shape><draw:custom-shape draw:style-name="gr2" draw:text-style-name="P15" svg:width="3.373cm" svg:height="1.823cm" svg:x="2.895cm" svg:y="-2.616cm"><text:p/><draw:enhanced-geometry svg:viewBox="0 0 1912 1033" draw:type="non-primitive" draw:enhanced-path="M 1714 388 A L 1474 388 A L 1490 390 A L 1505 390 A L 1519 394 A L 1532 400 A L 1543 406 A L 1553 414 A L 1562 424 A L 1570 434 A L 1577 450 A L 1583 466 A L 1587 482 A L 1588 500 A L 1588 608 A L 1561 608 A L 1489 614 A L 1444 622 A L 1423 626 A L 1382 638 A L 1364 644 A L 1345 652 A L 1328 662 A L 1312 670 A L 1296 680 A L 1281 692 A L 1267 702 A L 1256 712 A L 1237 732 A L 1228 742 A L 1221 752 A L 1213 762 A L 1207 774 A L 1201 784 A L 1191 808 A L 1187 818 A L 1184 830 A L 1182 842 A L 1180 854 A L 1179 866 A L 1179 880 A L 1180 894 A L 1182 908 A L 1185 922 A L 1191 936 A L 1197 948 A L 1205 960 A L 1214 972 A L 1225 982 A L 1238 994 A L 1253 1004 A L 1269 1014 A L 1287 1020 A L 1306 1026 A L 1326 1030 A L 1348 1032 A L 1402 1032 A L 1431 1028 A L 1460 1020 A L 1474 1014 A L 1488 1010 A L 1516 998 A L 1545 984 A L 1575 966 A L 1605 950 A L 1874 950 A L 1877 946 A L 1451 946 A L 1441 944 A L 1432 940 A L 1423 936 A L 1416 930 A L 1410 924 A L 1403 916 A L 1399 906 A L 1396 900 A L 1395 894 A L 1393 886 A L 1390 870 A L 1389 850 A L 1389 840 A L 1390 822 A L 1393 806 A L 1397 792 A L 1404 776 A L 1413 762 A L 1424 750 A L 1436 738 A L 1451 726 A L 1462 718 A L 1476 710 A L 1491 704 A L 1507 696 A L 1525 690 A L 1545 684 A L 1565 676 A L 1588 670 A L 1782 670 A L 1782 568 A L 1781 546 A L 1779 522 A L 1776 500 A L 1771 480 A L 1764 462 A L 1757 444 A L 1748 428 A L 1737 412 A L 1719 392 A L 1714 388 A N"/></draw:custom-shape><draw:custom-shape draw:style-name="gr2" draw:text-style-name="P15" svg:width="3.373cm" svg:height="1.823cm" svg:x="2.895cm" svg:y="-2.616cm"><text:p/><draw:enhanced-geometry svg:viewBox="0 0 1912 1033" draw:type="non-primitive" draw:enhanced-path="M 1874 950 A L 1605 950 A L 1615 970 A L 1627 986 A L 1634 994 A L 1641 1002 A L 1648 1008 A L 1656 1012 A L 1664 1018 A L 1672 1022 A L 1681 1024 A L 1690 1028 A L 1699 1030 A L 1708 1032 A L 1743 1032 A L 1770 1028 A L 1795 1020 A L 1807 1014 A L 1819 1006 A L 1830 998 A L 1852 974 A L 1874 950 A N"/></draw:custom-shape><draw:custom-shape draw:style-name="gr2" draw:text-style-name="P15" svg:width="3.373cm" svg:height="1.823cm" svg:x="2.895cm" svg:y="-2.616cm"><text:p/><draw:enhanced-geometry svg:viewBox="0 0 1912 1033" draw:type="non-primitive" draw:enhanced-path="M 1782 670 A L 1588 670 A L 1588 818 A L 1587 830 A L 1585 842 A L 1582 854 A L 1577 866 A L 1572 876 A L 1566 888 A L 1558 898 A L 1549 908 A L 1528 924 A L 1518 930 A L 1507 936 A L 1486 944 A L 1474 946 A L 1877 946 A L 1894 924 A L 1895 922 A L 1809 922 A L 1801 920 A L 1794 918 A L 1789 912 A L 1786 908 A L 1785 904 A L 1785 900 A L 1783 894 A L 1783 888 A L 1783 880 A L 1782 872 A L 1782 670 A N"/></draw:custom-shape><draw:custom-shape draw:style-name="gr2" draw:text-style-name="P15" svg:width="3.373cm" svg:height="1.823cm" svg:x="2.895cm" svg:y="-2.616cm"><text:p/><draw:enhanced-geometry svg:viewBox="0 0 1912 1033" draw:type="non-primitive" draw:enhanced-path="M 1877 872 A L 1873 878 A L 1868 886 A L 1864 892 A L 1861 896 A L 1857 900 A L 1853 906 A L 1849 908 A L 1845 912 A L 1838 916 A L 1829 920 A L 1820 922 A L 1895 922 A L 1912 896 A L 1877 872 A N"/></draw:custom-shape><draw:custom-shape draw:style-name="gr2" draw:text-style-name="P15" svg:width="3.373cm" svg:height="1.823cm" svg:x="2.895cm" svg:y="-2.616cm"><text:p/><draw:enhanced-geometry svg:viewBox="0 0 1912 1033" draw:type="non-primitive" draw:enhanced-path="M 1533 328 A L 1482 328 A L 1421 336 A L 1393 342 A L 1367 350 A L 1343 360 A L 1321 370 A L 1302 384 A L 1285 396 A L 1271 410 A L 1259 424 A L 1249 438 A L 1242 454 A L 1237 470 A L 1233 486 A L 1233 500 A L 1232 510 A L 1234 516 A L 1236 524 A L 1238 532 A L 1241 540 A L 1249 554 A L 1255 562 A L 1261 568 A L 1267 574 A L 1274 578 A L 1282 582 A L 1291 586 A L 1300 588 A L 1340 588 A L 1349 586 A L 1358 582 A L 1366 580 A L 1373 576 A L 1380 570 A L 1387 564 A L 1397 552 A L 1402 544 A L 1405 538 A L 1410 522 A L 1411 512 A L 1411 504 A L 1410 488 A L 1408 484 A L 1407 478 A L 1396 452 A L 1393 446 A L 1391 440 A L 1389 436 A L 1389 426 A L 1390 420 A L 1393 416 A L 1395 414 A L 1399 410 A L 1403 406 A L 1409 402 A L 1415 400 A L 1428 394 A L 1442 390 A L 1457 390 A L 1474 388 A L 1714 388 A L 1709 384 A L 1698 376 A L 1686 368 A L 1674 362 A L 1662 354 A L 1648 350 A L 1633 344 A L 1618 340 A L 1587 332 A L 1552 330 A L 1533 328 A N"/></draw:custom-shape></draw:g><text:span text:style-name="T19">À</text:span><text:span text:style-name="T67"> </text:span><text:span text:style-name="T15">–</text:span><text:span text:style-name="T70"> </text:span><text:span text:style-name="T5">1</text:span><text:span text:style-name="T15">)</text:span><text:span text:style-name="T68"> </text:span><text:span text:style-name="T32">ë</text:span><text:span text:style-name="T5">à</text:span><text:span text:style-name="T32">ò</text:span><text:span text:style-name="T5">ûí</text:span><text:span text:style-name="T15">,</text:span><text:span text:style-name="T73"> </text:span><text:span text:style-name="T32">Êè</text:span><text:span text:style-name="T1">ð</text:span><text:span text:style-name="T15">è</text:span><text:span text:style-name="T32">ë</text:span><text:span text:style-name="T15">ë</text:span><text:span text:style-name="T75"> </text:span><text:span text:style-name="T11">ã</text:span><text:span text:style-name="T1">ð</text:span><text:span text:style-name="T5">à</text:span><text:span text:style-name="T1">ô</text:span><text:span text:style-name="T32">èê</text:span><text:span text:style-name="T5">à</text:span><text:span text:style-name="T58">ñ</text:span><text:span text:style-name="T5">û</text:span><text:span text:style-name="T15">í</text:span><text:span text:style-name="T77"> </text:span><text:span text:style-name="T32">ê</text:span><text:span text:style-name="T5">î</text:span><text:span text:style-name="T32">ë</text:span><text:span text:style-name="T5">äîí</text:span><text:span text:style-name="T11">ã</text:span><text:span text:style-name="T5">î</text:span><text:span text:style-name="T15">í</text:span><text:span text:style-name="T16"> </text:span><text:span text:style-name="T11">ý</text:span><text:span text:style-name="T32">ë</text:span><text:span text:style-name="T5">ä</text:span><text:span text:style-name="T15">åð</text:span><text:span text:style-name="T5">ä</text:span><text:span text:style-name="T15">è</text:span><text:span text:style-name="T5">í</text:span><text:span text:style-name="T15">, </text:span><text:span text:style-name="T5">à</text:span><text:span text:style-name="T15">.</text:span><text:span text:style-name="T32"> </text:span><text:span text:style-name="T15">è.</text:span><text:span text:style-name="T80"> </text:span><text:span text:style-name="T15">ê</text:span><text:span text:style-name="T5">û</text:span><text:span text:style-name="T15">ð</text:span><text:span text:style-name="T11">ã</text:span><text:span text:style-name="T5">û</text:span><text:span text:style-name="T15">ç </text:span><text:span text:style-name="T11">ý</text:span><text:span text:style-name="T32">ë</text:span><text:span text:style-name="T15">è</text:span><text:span text:style-name="T5">í</text:span><text:span text:style-name="T15">èí </text:span><text:span text:style-name="T5">à</text:span><text:span text:style-name="T32">ë</text:span><text:span text:style-name="T1">ô</text:span><text:span text:style-name="T5">à</text:span><text:span text:style-name="T58">â</text:span><text:span text:style-name="T15">è</text:span><text:span text:style-name="T32">ò</text:span><text:span text:style-name="T15">è</text:span><text:span text:style-name="T5">íä</text:span><text:span text:style-name="T15">å</text:span><text:span text:style-name="T11">ã</text:span><text:span text:style-name="T15">è</text:span><text:span text:style-name="T16"> </text:span><text:span text:style-name="T83">á</text:span><text:span text:style-name="T15">è</text:span><text:span text:style-name="T83">ðè</text:span><text:span text:style-name="T5">í</text:span><text:span text:style-name="T86">÷</text:span><text:span text:style-name="T15">è</text:span><text:span text:style-name="T89"> </text:span><text:span text:style-name="T80">ò</text:span><text:span text:style-name="T91">à</text:span><text:span text:style-name="T1">ì</text:span><text:span text:style-name="T58">ã</text:span><text:span text:style-name="T91">à</text:span><text:span text:style-name="T15">.</text:span><text:span text:style-name="T95"> </text:span><text:span text:style-name="T58">À</text:span><text:span text:style-name="T5">ä</text:span><text:span text:style-name="T83">å</text:span><text:span text:style-name="T11">ã</text:span><text:span text:style-name="T83">å</text:span><text:span text:style-name="T91">í</text:span><text:span text:style-name="T5">ä</text:span><text:span text:style-name="T15">å</text:span><text:span text:style-name="T98"> </text:span><text:span text:style-name="T15">á</text:span><text:span text:style-name="T91">à</text:span><text:span text:style-name="T83">é</text:span><text:span text:style-name="T5">û</text:span><text:span text:style-name="T83">ðê</text:span><text:span text:style-name="T15">û</text:span><text:span text:style-name="T100"> </text:span><text:span text:style-name="T86">ô</text:span><text:span text:style-name="T15">è</text:span><text:span text:style-name="T91">í</text:span><text:span text:style-name="T83">è</text:span><text:span text:style-name="T32">ê</text:span><text:span text:style-name="T83">è</text:span><text:span text:style-name="T15">ÿ</text:span><text:span text:style-name="T16"> </text:span><text:span text:style-name="T91">æ</text:span><text:span text:style-name="T5">à</text:span><text:span text:style-name="T58">ç</text:span><text:span text:style-name="T86">ì</text:span><text:span text:style-name="T5">à</text:span><text:span text:style-name="T80">ñ</text:span><text:span text:style-name="T91">û</text:span><text:span text:style-name="T5">í</text:span><text:span text:style-name="T91">ä</text:span><text:span text:style-name="T15">à</text:span><text:span text:style-name="T100"> </text:span><text:span text:style-name="T91">æà</text:span><text:span text:style-name="T1">ð</text:span><text:span text:style-name="T91">à</text:span><text:span text:style-name="T80">ë</text:span><text:span text:style-name="T5">û</text:span><text:span text:style-name="T91">ï</text:span><text:span text:style-name="T15">,</text:span><text:span text:style-name="T102"> </text:span><text:span text:style-name="T32">ê</text:span><text:span text:style-name="T83">èé</text:span><text:span text:style-name="T15">èí</text:span><text:span text:style-name="T102"> </text:span><text:span text:style-name="T15">á</text:span><text:span text:style-name="T91">à</text:span><text:span text:style-name="T83">é</text:span><text:span text:style-name="T5">û</text:span><text:span text:style-name="T86">ð</text:span><text:span text:style-name="T80">ê</text:span><text:span text:style-name="T15">û</text:span><text:span text:style-name="T100"> </text:span><text:span text:style-name="T58">ã</text:span><text:span text:style-name="T1">ð</text:span><text:span text:style-name="T83">å</text:span><text:span text:style-name="T15">ê</text:span><text:span text:style-name="T16"> </text:span><text:span text:style-name="T11">ã</text:span><text:span text:style-name="T1">ð</text:span><text:span text:style-name="T5">àô</text:span><text:span text:style-name="T15">è</text:span><text:span text:style-name="T32">ê</text:span><text:span text:style-name="T5">à</text:span><text:span text:style-name="T58">ñ</text:span><text:span text:style-name="T15">û</text:span><text:span text:style-name="T103"> </text:span><text:span text:style-name="T5">à</text:span><text:span text:style-name="T1">ð</text:span><text:span text:style-name="T32">ê</text:span><text:span text:style-name="T5">û</text:span><text:span text:style-name="T32">ëó</text:span><text:span text:style-name="T15">ó</text:span><text:span text:style-name="T103"> </text:span><text:span text:style-name="T32">ë</text:span><text:span text:style-name="T5">à</text:span><text:span text:style-name="T32">ò</text:span><text:span text:style-name="T5">û</text:span><text:span text:style-name="T15">í</text:span><text:span text:style-name="T103"> </text:span><text:span text:style-name="T5">à</text:span><text:span text:style-name="T32">ë</text:span><text:span text:style-name="T5">ôà</text:span><text:span text:style-name="T58">â</text:span><text:span text:style-name="T15">è</text:span><text:span text:style-name="T32">ò</text:span><text:span text:style-name="T15">è</text:span><text:span text:style-name="T5">í</text:span><text:span text:style-name="T15">å,</text:span><text:span text:style-name="T106"> </text:span><text:span text:style-name="T5">àíäà</text:span><text:span text:style-name="T15">í</text:span><text:span text:style-name="T16"> </text:span><text:span text:style-name="T60">ê</text:span><text:span text:style-name="T20">è</text:span><text:span text:style-name="T34">ðèëëèö</text:span><text:span text:style-name="T3">àã</text:span><text:span text:style-name="T20">à</text:span><text:span text:style-name="T71"> </text:span><text:span text:style-name="T22">º</text:span><text:span text:style-name="T35">òê</text:span><text:span text:style-name="T22">º</text:span><text:span text:style-name="T7">í</text:span><text:span text:style-name="T22">;</text:span><text:span text:style-name="T108"> </text:span><text:span text:style-name="T7">2</text:span><text:span text:style-name="T22">)</text:span><text:span text:style-name="T110"> </text:span><text:span text:style-name="T35">ê</text:span><text:span text:style-name="T7">û</text:span><text:span text:style-name="T4">ð</text:span><text:span text:style-name="T13">ã</text:span><text:span text:style-name="T7">û</text:span><text:span text:style-name="T22">ç</text:span><text:span text:style-name="T108"> </text:span><text:span text:style-name="T7">àäà</text:span><text:span text:style-name="T22">áèé</text:span><text:span text:style-name="T112"> </text:span><text:span text:style-name="T35">ò</text:span><text:span text:style-name="T22">è</text:span><text:span text:style-name="T35">ë</text:span><text:span text:style-name="T22">è</text:span><text:span text:style-name="T7">í</text:span><text:span text:style-name="T22">-</text:span><text:span text:style-name="T23"> </text:span><text:span text:style-name="T7">ä</text:span><text:span text:style-name="T22">å</text:span><text:span text:style-name="T13">ã</text:span><text:span text:style-name="T22">è</text:span><text:span text:style-name="T92"> </text:span><text:span text:style-name="T35">ê</text:span><text:span text:style-name="T22">å</text:span><text:span text:style-name="T7">œ</text:span><text:span text:style-name="T22">,</text:span><text:span text:style-name="T7"> æîîí</text:span><text:span text:style-name="T22">,</text:span><text:span text:style-name="T61"> </text:span><text:span text:style-name="T7">à÷û</text:span><text:span text:style-name="T35">ê</text:span><text:span text:style-name="T22">,</text:span><text:span text:style-name="T7"> </text:span><text:span text:style-name="T35">ê</text:span><text:span text:style-name="T7">û</text:span><text:span text:style-name="T61">ñ</text:span><text:span text:style-name="T35">ê</text:span><text:span text:style-name="T7">à</text:span><text:span text:style-name="T22">,</text:span><text:span text:style-name="T61"> ñ</text:span><text:span text:style-name="T7">î</text:span><text:span text:style-name="T13">ç</text:span><text:span text:style-name="T35">óë</text:span><text:span text:style-name="T4">ì</text:span><text:span text:style-name="T22">à</text:span><text:span text:style-name="T7"> (</text:span><text:span text:style-name="T22">À</text:span><text:span text:style-name="T61"> </text:span><text:span text:style-name="T35">ò</text:span><text:span text:style-name="T7">à</text:span><text:span text:style-name="T4">ì</text:span><text:span text:style-name="T22">-</text:span><text:span text:style-name="T23"> </text:span><text:span text:style-name="T7">ãà</text:span><text:span text:style-name="T61">ñ</text:span><text:span text:style-name="T7">ûíû</text:span><text:span text:style-name="T22">í</text:span><text:span text:style-name="T114"> </text:span><text:span text:style-name="T7">ý</text:span><text:span text:style-name="T35">ê</text:span><text:span text:style-name="T22">è</text:span><text:span text:style-name="T116"> </text:span><text:span text:style-name="T22">è</text:span><text:span text:style-name="T4">ð</text:span><text:span text:style-name="T22">åò</text:span><text:span text:style-name="T72"> </text:span><text:span text:style-name="T7">æàçû</text:span><text:span text:style-name="T35">ë</text:span><text:span text:style-name="T7">ûø</text:span><text:span text:style-name="T22">û</text:span><text:span text:style-name="T118"> </text:span><text:span text:style-name="T7">à</text:span><text:span text:style-name="T4">ð</text:span><text:span text:style-name="T35">ê</text:span><text:span text:style-name="T7">û</text:span><text:span text:style-name="T35">ëó</text:span><text:span text:style-name="T22">ó</text:span><text:span text:style-name="T72"> </text:span><text:span text:style-name="T35">òó</text:span><text:span text:style-name="T22">þ</text:span><text:span text:style-name="T7">í</text:span><text:span text:style-name="T22">-</text:span><text:span text:style-name="T23"> </text:span><text:span text:style-name="T35">òóë</text:span><text:span text:style-name="T7">à</text:span><text:span text:style-name="T81">ò</text:span><text:span text:style-name="T22">)</text:span><text:span text:style-name="T99"> </text:span><text:span text:style-name="T22">¿</text:span><text:span text:style-name="T7">íä</text:span><text:span text:style-name="T22">¿¿</text:span><text:span text:style-name="T120"> </text:span><text:span text:style-name="T35">ò</text:span><text:span text:style-name="T7">û</text:span><text:span text:style-name="T22">á</text:span><text:span text:style-name="T7">û</text:span><text:span text:style-name="T13">ø</text:span><text:span text:style-name="T35">ò</text:span><text:span text:style-name="T22">û</text:span><text:span text:style-name="T121"> </text:span><text:span text:style-name="T22">áè</text:span><text:span text:style-name="T35">ë</text:span><text:span text:style-name="T7">ä</text:span><text:span text:style-name="T22">èðå</text:span><text:span text:style-name="T81">ò</text:span><text:span text:style-name="T22">;</text:span><text:span text:style-name="T122"> </text:span><text:span text:style-name="T7">3</text:span><text:span text:style-name="T22">)</text:span><text:span text:style-name="T122"> </text:span><text:span text:style-name="T22">á</text:span><text:span text:style-name="T7">à</text:span><text:span text:style-name="T84">é</text:span><text:span text:style-name="T7">û</text:span><text:span text:style-name="T22">ð</text:span><text:span text:style-name="T35">ê</text:span><text:span text:style-name="T22">û</text:span><text:span text:style-name="T23"> </text:span><text:span text:style-name="T35">ê</text:span><text:span text:style-name="T7">û</text:span><text:span text:style-name="T4">ð</text:span><text:span text:style-name="T13">ã</text:span><text:span text:style-name="T7">û</text:span><text:span text:style-name="T22">ç</text:span><text:span text:style-name="T124"> </text:span><text:span text:style-name="T7">(</text:span><text:span text:style-name="T35">ò</text:span><text:span text:style-name="T4">¿ð</text:span><text:span text:style-name="T35">ê</text:span><text:span text:style-name="T22">)</text:span><text:span text:style-name="T125"> </text:span><text:span text:style-name="T7">æà</text:span><text:span text:style-name="T13">ç</text:span><text:span text:style-name="T4">ì</text:span><text:span text:style-name="T7">à</text:span><text:span text:style-name="T61">ñ</text:span><text:span text:style-name="T7">ûíä</text:span><text:span text:style-name="T22">à</text:span><text:span text:style-name="T125"> </text:span><text:span text:style-name="T35">ñ</text:span><text:span text:style-name="T22">º</text:span><text:span text:style-name="T35">ë</text:span><text:span text:style-name="T22">º</text:span><text:span text:style-name="T35">ê</text:span><text:span text:style-name="T22">º</text:span><text:span text:style-name="T35">ò</text:span><text:span text:style-name="T4">¿</text:span><text:span text:style-name="T7">íä</text:span><text:span text:style-name="T22">º</text:span><text:span text:style-name="T122"> </text:span><text:span text:style-name="T7">æà</text:span><text:span text:style-name="T22">-</text:span><text:span text:style-name="T23"> </text:span><text:span text:style-name="T13">ç</text:span><text:span text:style-name="T7">û</text:span><text:span text:style-name="T35">ë</text:span><text:span text:style-name="T13">ã</text:span><text:span text:style-name="T7">àí</text:span><text:span text:style-name="T22">.</text:span><text:span text:style-name="T42"> </text:span><text:span text:style-name="T4">Ñ¿</text:span><text:span text:style-name="T22">é</text:span><text:span text:style-name="T35">ë</text:span><text:span text:style-name="T22">ºì</text:span><text:span text:style-name="T13"> </text:span><text:span text:style-name="T35">òóòó</text:span><text:span text:style-name="T4">ì</text:span><text:span text:style-name="T35">ó</text:span><text:span text:style-name="T7">íä</text:span><text:span text:style-name="T22">à</text:span><text:span text:style-name="T39"> </text:span><text:span text:style-name="T22">á</text:span><text:span text:style-name="T7">à</text:span><text:span text:style-name="T22">é</text:span><text:span text:style-name="T35">ë</text:span><text:span text:style-name="T7">à</text:span><text:span text:style-name="T4">ì</text:span><text:span text:style-name="T35">ò</text:span><text:span text:style-name="T22">à</text:span><text:span text:style-name="T127"> </text:span><text:span text:style-name="T35">ê</text:span><text:span text:style-name="T7">à</text:span><text:span text:style-name="T35">ò</text:span><text:span text:style-name="T7">à</text:span><text:span text:style-name="T4">ð</text:span><text:span text:style-name="T22">û</text:span><text:span text:style-name="T42"> </text:span><text:span text:style-name="T7">ä</text:span><text:span text:style-name="T22">à</text:span><text:span text:style-name="T23"> </text:span><text:span text:style-name="T35">ê</text:span><text:span text:style-name="T7">î</text:span><text:span text:style-name="T35">ë</text:span><text:span text:style-name="T7">äîí</text:span><text:span text:style-name="T35">óë</text:span><text:span text:style-name="T7">à</text:span><text:span text:style-name="T35">ò</text:span><text:span text:style-name="T22">;</text:span><text:span text:style-name="T127"> </text:span><text:span text:style-name="T7">4</text:span><text:span text:style-name="T22">)</text:span><text:span text:style-name="T30"> </text:span><text:span text:style-name="T4">÷</text:span><text:span text:style-name="T22">åò </text:span><text:span text:style-name="T35">ò</text:span><text:span text:style-name="T22">è</text:span><text:span text:style-name="T35">ë</text:span><text:span text:style-name="T7">ä</text:span><text:span text:style-name="T22">å</text:span><text:span text:style-name="T4">ð</text:span><text:span text:style-name="T7">ä</text:span><text:span text:style-name="T22">åí</text:span><text:span text:style-name="T39"> </text:span><text:span text:style-name="T35">ê</text:span><text:span text:style-name="T22">è</text:span><text:span text:style-name="T4">ð</text:span><text:span text:style-name="T13">ã</text:span><text:span text:style-name="T22">åí</text:span><text:span text:style-name="T13"> </text:span><text:span text:style-name="T35">ñ</text:span><text:span text:style-name="T22">º</text:span><text:span text:style-name="T13">ç</text:span><text:span text:style-name="T7">ä</text:span><text:span text:style-name="T22">º</text:span><text:span text:style-name="T4">ð</text:span><text:span text:style-name="T7">ä</text:span><text:span text:style-name="T4">¿</text:span><text:span text:style-name="T22">í</text:span><text:span text:style-name="T23"> </text:span><text:span text:style-name="T22">á</text:span><text:span text:style-name="T7">à</text:span><text:span text:style-name="T13">ø</text:span><text:span text:style-name="T7">ûíä</text:span><text:span text:style-name="T22">à</text:span><text:span text:style-name="T127"> </text:span><text:span text:style-name="T35">ê</text:span><text:span text:style-name="T7">û</text:span><text:span text:style-name="T4">ð</text:span><text:span text:style-name="T13">ã</text:span><text:span text:style-name="T7">û</text:span><text:span text:style-name="T13">ç</text:span><text:span text:style-name="T7">÷</text:span><text:span text:style-name="T22">à</text:span><text:span text:style-name="T127"> </text:span><text:span text:style-name="T7">«</text:span><text:span text:style-name="T61">ñ</text:span><text:span text:style-name="T7">û</text:span><text:span text:style-name="T13">ç</text:span><text:span text:style-name="T22">»</text:span><text:span text:style-name="T42"> </text:span><text:span text:style-name="T4">ì¿</text:span><text:span text:style-name="T7">÷</text:span><text:span text:style-name="T22">º</text:span><text:span text:style-name="T61">ñ</text:span><text:span text:style-name="T4">¿</text:span><text:span text:style-name="T7">íä</text:span><text:span text:style-name="T22">ºé</text:span><text:span text:style-name="T7"> </text:span><text:span text:style-name="T35">ò</text:span><text:span text:style-name="T22">å</text:span><text:span text:style-name="T4">ð</text:span><text:span text:style-name="T22">ñ </text:span><text:span text:style-name="T4">ì</text:span><text:span text:style-name="T7">àà</text:span><text:span text:style-name="T22">-</text:span><text:span text:style-name="T23"> </text:span><text:span text:style-name="T7">í</text:span><text:span text:style-name="T22">è</text:span><text:span text:style-name="T7">í</text:span><text:span text:style-name="T22">è</text:span><text:span text:style-name="T108"> </text:span><text:span text:style-name="T35">òó</text:span><text:span text:style-name="T22">þ</text:span><text:span text:style-name="T7">íä</text:span><text:span text:style-name="T35">ó</text:span><text:span text:style-name="T4">ð</text:span><text:span text:style-name="T7">à</text:span><text:span text:style-name="T22">ò</text:span><text:span text:style-name="T131"> </text:span><text:span text:style-name="T7">(</text:span><text:span text:style-name="T4">ì</text:span><text:span text:style-name="T22">è</text:span><text:span text:style-name="T61">ñ</text:span><text:span text:style-name="T4">.</text:span><text:span text:style-name="T22">,</text:span><text:span text:style-name="T78"> </text:span><text:span text:style-name="T7">à</text:span><text:span text:style-name="T35">ë</text:span><text:span text:style-name="T7">îã</text:span><text:span text:style-name="T22">è</text:span><text:span text:style-name="T35">ê</text:span><text:span text:style-name="T7">à</text:span><text:span text:style-name="T35">ë</text:span><text:span text:style-name="T7">û</text:span><text:span text:style-name="T22">ê</text:span><text:span text:style-name="T131"> </text:span><text:span text:style-name="T22">–</text:span><text:span text:style-name="T72"> </text:span><text:span text:style-name="T35">ë</text:span><text:span text:style-name="T7">îã</text:span><text:span text:style-name="T22">è</text:span><text:span text:style-name="T35">ê</text:span><text:span text:style-name="T7">à</text:span><text:span text:style-name="T22">-</text:span><text:span text:style-name="T23"> </text:span><text:span text:style-name="T61">ñ</text:span><text:span text:style-name="T7">û</text:span><text:span text:style-name="T13">ç</text:span><text:span text:style-name="T22">;</text:span><text:span text:style-name="T110"> </text:span><text:span text:style-name="T7">à</text:span><text:span text:style-name="T61">ñ</text:span><text:span text:style-name="T22">è</text:span><text:span text:style-name="T4">ìì</text:span><text:span text:style-name="T84">å</text:span><text:span text:style-name="T35">ò</text:span><text:span text:style-name="T4">ð</text:span><text:span text:style-name="T22">èÿ</text:span><text:span text:style-name="T131"> </text:span><text:span text:style-name="T22">–</text:span><text:span text:style-name="T101"> </text:span><text:span text:style-name="T61">ñ</text:span><text:span text:style-name="T22">è</text:span><text:span text:style-name="T4">ìì</text:span><text:span text:style-name="T22">å</text:span><text:span text:style-name="T35">ò</text:span><text:span text:style-name="T4">ð</text:span><text:span text:style-name="T22">èÿ</text:span><text:span text:style-name="T61">ñ</text:span><text:span text:style-name="T7">û</text:span><text:span text:style-name="T13">ç</text:span><text:span text:style-name="T92">)</text:span><text:span text:style-name="T22">;</text:span><text:span text:style-name="T133"> </text:span><text:span text:style-name="T7">5</text:span><text:span text:style-name="T22">)</text:span><text:span text:style-name="T110"> </text:span><text:span text:style-name="T22">èðå</text:span><text:span text:style-name="T35">òò</text:span><text:span text:style-name="T22">è</text:span><text:span text:style-name="T23"> </text:span><text:span text:style-name="T35">òó</text:span><text:span text:style-name="T22">þ</text:span><text:span text:style-name="T7">í</text:span><text:span text:style-name="T35">òóó</text:span><text:span text:style-name="T7">ä</text:span><text:span text:style-name="T22">à</text:span><text:span text:style-name="T135"> </text:span><text:span text:style-name="T7">«</text:span><text:span text:style-name="T22">áèðè</text:span><text:span text:style-name="T7">í</text:span><text:span text:style-name="T4">÷</text:span><text:span text:style-name="T22">è»</text:span><text:span text:style-name="T138"> </text:span><text:span text:style-name="T7">ä</text:span><text:span text:style-name="T22">å</text:span><text:span text:style-name="T13">ã</text:span><text:span text:style-name="T22">åí</text:span><text:span text:style-name="T135"> </text:span><text:span text:style-name="T4">ì</text:span><text:span text:style-name="T7">ààí</text:span><text:span text:style-name="T22">è</text:span><text:span text:style-name="T7">í</text:span><text:span text:style-name="T22">è</text:span><text:span text:style-name="T141"> </text:span><text:span text:style-name="T22">áèë</text:span><text:span text:style-name="T7">ä</text:span><text:span text:style-name="T22">èðå</text:span><text:span text:style-name="T35">ò</text:span><text:span text:style-name="T22">.</text:span><text:span text:style-name="T23"> </text:span><text:span text:style-name="T8">ÀÀËÀ</text:span><text:span text:style-name="T26">Ì</text:span><text:span text:style-name="T56"> </text:span><text:span text:style-name="T22">–</text:span><text:span text:style-name="T57"> </text:span><text:span text:style-name="T4">ì</text:span><text:span text:style-name="T22">åé</text:span><text:span text:style-name="T35">ê</text:span><text:span text:style-name="T22">è</text:span><text:span text:style-name="T7">íä</text:span><text:span text:style-name="T22">èê</text:span><text:span text:style-name="T66"> </text:span><text:span text:style-name="T7">æ-</text:span><text:span text:style-name="T22">à</text:span><text:span text:style-name="T141"> </text:span><text:span text:style-name="T35">ó</text:span><text:span text:style-name="T22">á</text:span><text:span text:style-name="T7">à</text:span><text:span text:style-name="T35">ê</text:span><text:span text:style-name="T7">û</text:span><text:span text:style-name="T35">òò</text:span><text:span text:style-name="T7">à</text:span><text:span text:style-name="T22">í</text:span><text:span text:style-name="T141"> </text:span><text:span text:style-name="T7">÷</text:span><text:span text:style-name="T22">å</text:span><text:span text:style-name="T35">êò</text:span><text:span text:style-name="T22">å</text:span><text:span text:style-name="T35">ë</text:span><text:span text:style-name="T22">áå-</text:span><text:span text:style-name="T23"> </text:span><text:span text:style-name="T7">ã</text:span><text:span text:style-name="T22">å</text:span><text:span text:style-name="T7">í</text:span><text:span text:style-name="T22">,</text:span><text:span text:style-name="T78"> </text:span><text:span text:style-name="T7">äà</text:span><text:span text:style-name="T22">é</text:span><text:span text:style-name="T7">û</text:span><text:span text:style-name="T4">ì</text:span><text:span text:style-name="T22">à</text:span><text:span text:style-name="T108"> </text:span><text:span text:style-name="T22">º</text:span><text:span text:style-name="T7">í</text:span><text:span text:style-name="T4">¿</text:span><text:span text:style-name="T13">ã</text:span><text:span text:style-name="T4">¿</text:span><text:span text:style-name="T7">ï-</text:span><text:span text:style-name="T22">º</text:span><text:span text:style-name="T7">çã</text:span><text:span text:style-name="T22">º</text:span><text:span text:style-name="T4">ð¿</text:span><text:span text:style-name="T22">ï</text:span><text:span text:style-name="T78"> </text:span><text:span text:style-name="T35">òó</text:span><text:span text:style-name="T4">ð</text:span><text:span text:style-name="T13">ã</text:span><text:span text:style-name="T7">à</text:span><text:span text:style-name="T22">í</text:span><text:span text:style-name="T74"> </text:span><text:span text:style-name="T7">î</text:span><text:span text:style-name="T22">á</text:span><text:span text:style-name="T7">ú</text:span><text:span text:style-name="T22">å</text:span><text:span text:style-name="T35">êò</text:span><text:span text:style-name="T22">è</text:span><text:span text:style-name="T61">â</text:span><text:span text:style-name="T7">ä</text:span><text:span text:style-name="T4">¿</text:span><text:span text:style-name="T22">¿</text:span><text:span text:style-name="T24"> </text:span><text:span text:style-name="T7">ä</text:span><text:span text:style-name="T4">¿</text:span><text:span text:style-name="T35">é</text:span><text:span text:style-name="T7">í</text:span><text:span text:style-name="T22">º.</text:span><text:span text:style-name="T35"> </text:span><text:span text:style-name="T7">À</text:span><text:span text:style-name="T13">ã</text:span><text:span text:style-name="T22">à</text:span><text:span text:style-name="T81"> </text:span><text:span text:style-name="T7">æ</text:span><text:span text:style-name="T22">º</text:span><text:span text:style-name="T7">í</text:span><text:span text:style-name="T22">º</text:span><text:span text:style-name="T35">ê</text:span><text:span text:style-name="T22">ºé</text:span><text:span text:style-name="T92"> </text:span><text:span text:style-name="T22">áº</text:span><text:span text:style-name="T35">ë</text:span><text:span text:style-name="T4">¿</text:span><text:span text:style-name="T35">ê</text:span><text:span text:style-name="T4">÷</text:span><text:span text:style-name="T22">º</text:span><text:span text:style-name="T35">ë</text:span><text:span text:style-name="T22">º</text:span><text:span text:style-name="T4">ð</text:span><text:span text:style-name="T7">ä</text:span><text:span text:style-name="T22">ºí</text:span><text:span text:style-name="T84"> </text:span><text:span text:style-name="T22">á</text:span><text:span text:style-name="T7">à</text:span><text:span text:style-name="T13">ø</text:span><text:span text:style-name="T35">ò</text:span><text:span text:style-name="T7">àï</text:span><text:span text:style-name="T22">, </text:span><text:span text:style-name="T7">à</text:span><text:span text:style-name="T61">ñ</text:span><text:span text:style-name="T22">-</text:span><text:span text:style-name="T23"> </text:span><text:span text:style-name="T22">ì</text:span><text:span text:style-name="T7">à</text:span><text:span text:style-name="T22">í</text:span><text:span text:style-name="T4"> </text:span><text:span text:style-name="T7">í</text:span><text:span text:style-name="T22">åð</text:span><text:span text:style-name="T61">ñ</text:span><text:span text:style-name="T22">å</text:span><text:span text:style-name="T35">ë</text:span><text:span text:style-name="T22">åðè</text:span><text:span text:style-name="T35"> </text:span><text:span text:style-name="T7">(</text:span><text:span text:style-name="T35">ò</text:span><text:span text:style-name="T22">å</text:span><text:span text:style-name="T35">ë</text:span><text:span text:style-name="T7">î</text:span><text:span text:style-name="T35">ë</text:span><text:span text:style-name="T7">î</text:span><text:span text:style-name="T4">ð</text:span><text:span text:style-name="T35">ó</text:span><text:span text:style-name="T7">)</text:span><text:span text:style-name="T22">,</text:span><text:span text:style-name="T92"> </text:span><text:span text:style-name="T7">à</text:span><text:span text:style-name="T35">ë</text:span><text:span text:style-name="T7">à</text:span><text:span text:style-name="T4">ð</text:span><text:span text:style-name="T7">äû</text:span><text:span text:style-name="T22">í</text:span><text:span text:style-name="T4"> </text:span><text:span text:style-name="T61">ñ</text:span><text:span text:style-name="T22">è</text:span><text:span text:style-name="T61">ñ</text:span><text:span text:style-name="T35">ò</text:span><text:span text:style-name="T22">åì</text:span><text:span text:style-name="T7">à</text:span><text:span text:style-name="T35">ë</text:span><text:span text:style-name="T7">à</text:span><text:span text:style-name="T22">-</text:span><text:span text:style-name="T23"> </text:span><text:span text:style-name="T22">ð</text:span><text:span text:style-name="T7">û</text:span><text:span text:style-name="T22">,</text:span><text:span text:style-name="T87"> </text:span><text:span text:style-name="T22">ê</text:span><text:span text:style-name="T7">î</text:span><text:span text:style-name="T61">ñ</text:span><text:span text:style-name="T4">ì</text:span><text:span text:style-name="T7">î</text:span><text:span text:style-name="T22">ñ</text:span><text:span text:style-name="T143"> </text:span><text:span text:style-name="T4">ì</text:span><text:span text:style-name="T22">åéêè</text:span><text:span text:style-name="T7">íä</text:span><text:span text:style-name="T22">èê</text:span><text:span text:style-name="T35">ò</text:span><text:span text:style-name="T22">åðè</text:span><text:span text:style-name="T81"> </text:span><text:span text:style-name="T7">æ-</text:span><text:span text:style-name="T22">à</text:span><text:span text:style-name="T87"> </text:span><text:span text:style-name="T13">ý</text:span><text:span text:style-name="T35">ë</text:span><text:span text:style-name="T22">åê</text:span><text:span text:style-name="T35">ò</text:span><text:span text:style-name="T4">ðì</text:span><text:span text:style-name="T7">à</text:span><text:span text:style-name="T13">ã</text:span><text:span text:style-name="T7">í</text:span><text:span text:style-name="T22">è</text:span><text:span text:style-name="T35">ò</text:span><text:span text:style-name="T22">-</text:span><text:span text:style-name="T23"> </text:span><text:span text:style-name="T35">ò</text:span><text:span text:style-name="T22">èê</text:span><text:span text:style-name="T146"> </text:span><text:span text:style-name="T35">ò</text:span><text:span text:style-name="T7">î</text:span><text:span text:style-name="T35">ëêó</text:span><text:span text:style-name="T7">í</text:span><text:span text:style-name="T13">ä</text:span><text:span text:style-name="T7">à</text:span><text:span text:style-name="T22">ð</text:span><text:span text:style-name="T90"> </text:span><text:span text:style-name="T35">ê</text:span><text:span text:style-name="T22">è</text:span><text:span text:style-name="T4">ð</text:span><text:span text:style-name="T22">å</text:span><text:span text:style-name="T35">ò</text:span><text:span text:style-name="T22">.</text:span><text:span text:style-name="T122"> </text:span><text:span text:style-name="T13">À</text:span><text:span text:style-name="T7">-</text:span><text:span text:style-name="T13">ä</text:span><text:span text:style-name="T22">à</text:span><text:span text:style-name="T96"> </text:span><text:span text:style-name="T4">¿</text:span><text:span text:style-name="T13">çã</text:span><text:span text:style-name="T4">¿</text:span><text:span text:style-name="T35">ëò</text:span><text:span text:style-name="T4">¿</text:span><text:span text:style-name="T35">ê</text:span><text:span text:style-name="T61">ñ</text:span><text:span text:style-name="T4">¿</text:span><text:span text:style-name="T22">ç</text:span><text:span text:style-name="T148"> </text:span><text:span text:style-name="T22">º</text:span><text:span text:style-name="T13">çã</text:span><text:span text:style-name="T22">º</text:span><text:span text:style-name="T4">ð¿</text:span><text:span text:style-name="T22">¿</text:span><text:span text:style-name="T24"> </text:span><text:span text:style-name="T7">æ-</text:span><text:span text:style-name="T22">à</text:span><text:span text:style-name="T148"> </text:span><text:span text:style-name="T22">º</text:span><text:span text:style-name="T7">í</text:span><text:span text:style-name="T4">¿</text:span><text:span text:style-name="T13">ã</text:span><text:span text:style-name="T4">¿</text:span><text:span text:style-name="T22">¿</text:span><text:span text:style-name="T121"> </text:span><text:span text:style-name="T7">ï</text:span><text:span text:style-name="T4">ð</text:span><text:span text:style-name="T7">î</text:span><text:span text:style-name="T22">öå</text:span><text:span text:style-name="T61">ññ</text:span><text:span text:style-name="T35">ò</text:span><text:span text:style-name="T22">å</text:span><text:span text:style-name="T4">ð</text:span><text:span text:style-name="T22">è</text:span><text:span text:style-name="T125"> </text:span><text:span text:style-name="T7">æ</text:span><text:span text:style-name="T4">¿ð¿</text:span><text:span text:style-name="T7">ï</text:span><text:span text:style-name="T22">,</text:span><text:span text:style-name="T148"> </text:span><text:span text:style-name="T7">à</text:span><text:span text:style-name="T35">ë</text:span><text:span text:style-name="T7">à</text:span><text:span text:style-name="T22">ð</text:span><text:span text:style-name="T121"> </text:span><text:span text:style-name="T22">º</text:span><text:span text:style-name="T13">ç</text:span><text:span text:style-name="T7">à</text:span><text:span text:style-name="T4">ð</text:span><text:span text:style-name="T22">à</text:span><text:span text:style-name="T148"> </text:span><text:span text:style-name="T35">ò</text:span><text:span text:style-name="T7">û</text:span><text:span text:style-name="T22">-</text:span><text:span text:style-name="T23"> </text:span><text:span text:style-name="T13">ãû</text:span><text:span text:style-name="T22">ç</text:span><text:span text:style-name="T135"> </text:span><text:span text:style-name="T46">á</text:span><text:span text:style-name="T7">à</text:span><text:span text:style-name="T22">é</text:span><text:span text:style-name="T35">ë</text:span><text:span text:style-name="T7">àí</text:span><text:span text:style-name="T13">ûøò</text:span><text:span text:style-name="T22">à</text:span><text:span text:style-name="T149"> </text:span><text:span text:style-name="T22">á</text:span><text:span text:style-name="T7">î</text:span><text:span text:style-name="T35">ë</text:span><text:span text:style-name="T7">î</text:span><text:span text:style-name="T35">ò</text:span><text:span text:style-name="T22">.</text:span><text:span text:style-name="T28"> </text:span><text:span text:style-name="T13">Àíä</text:span><text:span text:style-name="T7">à</text:span><text:span text:style-name="T13">ã</text:span><text:span text:style-name="T22">û</text:span><text:span text:style-name="T149"> </text:span><text:span text:style-name="T49">ê</text:span><text:span text:style-name="T35">ó</text:span><text:span text:style-name="T22">á</text:span><text:span text:style-name="T35">óëó</text:span><text:span text:style-name="T13">ø</text:span><text:span text:style-name="T35">ò</text:span><text:span text:style-name="T39">à</text:span><text:span text:style-name="T22">ð</text:span><text:span text:style-name="T152"> </text:span><text:span text:style-name="T4">ô</text:span><text:span text:style-name="T22">è-</text:span><text:span text:style-name="T23"> </text:span><text:span text:style-name="T61">ç</text:span><text:span text:style-name="T84">è</text:span><text:span text:style-name="T81">ê</text:span><text:span text:style-name="T7">à</text:span><text:span text:style-name="T61">íû</text:span><text:span text:style-name="T22">í</text:span><text:span text:style-name="T155"> </text:span><text:span text:style-name="T61">çà</text:span><text:span text:style-name="T81">ê</text:span><text:span text:style-name="T7">î</text:span><text:span text:style-name="T61">íäî</text:span><text:span text:style-name="T87">ð</text:span><text:span text:style-name="T22">ó</text:span><text:span text:style-name="T156"> </text:span><text:span text:style-name="T87">ì</text:span><text:span text:style-name="T7">-</text:span><text:span text:style-name="T22">í</text:span><text:span text:style-name="T155"> </text:span><text:span text:style-name="T81">ò</text:span><text:span text:style-name="T61">¿ø¿í</text:span><text:span text:style-name="T7">ä</text:span><text:span text:style-name="T61">¿</text:span><text:span text:style-name="T87">ð</text:span><text:span text:style-name="T61">¿</text:span><text:span text:style-name="T81">ë</text:span><text:span text:style-name="T84">º</text:span><text:span text:style-name="T81">ò</text:span><text:span text:style-name="T22">.</text:span><text:span text:style-name="T157"> </text:span><text:span text:style-name="T61">À-ä</text:span><text:span text:style-name="T22">û</text:span><text:span text:style-name="T23"> </text:span><text:span text:style-name="T22">è</text:span><text:span text:style-name="T13">ç</text:span><text:span text:style-name="T22">èë</text:span><text:span text:style-name="T7">ä</text:span><text:span text:style-name="T22">ºº</text:span><text:span text:style-name="T7">ä</text:span><text:span text:style-name="T22">º</text:span><text:span text:style-name="T131"> </text:span><text:span text:style-name="T22">á</text:span><text:span text:style-name="T7">à</text:span><text:span text:style-name="T22">ð</text:span><text:span text:style-name="T7">äû</text:span><text:span text:style-name="T22">ê</text:span><text:span text:style-name="T74"> </text:span><text:span text:style-name="T35">ò</text:span><text:span text:style-name="T7">à</text:span><text:span text:style-name="T22">áè</text:span><text:span text:style-name="T13">ã</text:span><text:span text:style-name="T7">û</text:span><text:span text:style-name="T22">é</text:span><text:span text:style-name="T112"> </text:span><text:span text:style-name="T22">èëè</text:span><text:span text:style-name="T4">ì</text:span><text:span text:style-name="T7">ä</text:span><text:span text:style-name="T22">åð</text:span><text:span text:style-name="T7">ä</text:span><text:span text:style-name="T22">èí</text:span><text:span text:style-name="T72"> </text:span><text:span text:style-name="T61">ñ</text:span><text:span text:style-name="T7">à</text:span><text:span text:style-name="T22">ë</text:span><text:span text:style-name="T7">û</text:span><text:span text:style-name="T22">-</text:span><text:span text:style-name="T23"> </text:span><text:span text:style-name="T4">ì</text:span><text:span text:style-name="T22">û</text:span><text:span text:style-name="T64"> </text:span><text:span text:style-name="T30">÷</text:span><text:span text:style-name="T7">îœ</text:span><text:span text:style-name="T22">.</text:span><text:span text:style-name="T53"> </text:span><text:span text:style-name="T20">À</text:span><text:span text:style-name="T34">ñ</text:span><text:span text:style-name="T60">ò</text:span><text:span text:style-name="T50">ð</text:span><text:span text:style-name="T60">î</text:span><text:span text:style-name="T20">í</text:span><text:span text:style-name="T60">î</text:span><text:span text:style-name="T20">ìè</text:span><text:span text:style-name="T43">ÿ</text:span><text:span text:style-name="T20">í</text:span><text:span text:style-name="T14">û</text:span><text:span text:style-name="T20">í</text:span><text:span text:style-name="T158"> </text:span><text:span text:style-name="T7">À</text:span><text:span text:style-name="T39">-</text:span><text:span text:style-name="T7">ä</text:span><text:span text:style-name="T22">û</text:span><text:span text:style-name="T64"> </text:span><text:span text:style-name="T22">è</text:span><text:span text:style-name="T42">ç</text:span><text:span text:style-name="T22">èë</text:span><text:span text:style-name="T7">ä</text:span><text:span text:style-name="T22">ºº</text:span><text:span text:style-name="T30">÷</text:span><text:span text:style-name="T22">¿</text:span><text:span text:style-name="T53"> </text:span><text:span text:style-name="T22">áº</text:span><text:span text:style-name="T49">ë</text:span><text:span text:style-name="T4">¿</text:span><text:span text:style-name="T13">ã</text:span><text:span text:style-name="T22">¿</text:span><text:span text:style-name="T24"> </text:span><text:span text:style-name="T60">êîñ</text:span><text:span text:style-name="T20">ì</text:span><text:span text:style-name="T60">î</text:span><text:span text:style-name="T34">ë</text:span><text:span text:style-name="T60">î</text:span><text:span text:style-name="T3">ã</text:span><text:span text:style-name="T20">èÿ</text:span><text:span text:style-name="T128"> </text:span><text:span text:style-name="T7">ä</text:span><text:span text:style-name="T22">åï</text:span><text:span text:style-name="T61"> </text:span><text:span text:style-name="T7">à</text:span><text:span text:style-name="T35">ò</text:span><text:span text:style-name="T7">à</text:span><text:span text:style-name="T35">ë</text:span><text:span text:style-name="T7">à</text:span><text:span text:style-name="T35">ò</text:span><text:span text:style-name="T22">.</text:span><text:span text:style-name="T61"> Á</text:span><text:span text:style-name="T22">.</text:span><text:span text:style-name="T92"> </text:span><text:span text:style-name="T13">ç</text:span><text:span text:style-name="T22">.</text:span><text:span text:style-name="T92"> </text:span><text:span text:style-name="T7">÷</text:span><text:span text:style-name="T22">.</text:span><text:span text:style-name="T61"> </text:span><text:span text:style-name="T7">4-</text:span><text:span text:style-name="T35">ê</text:span><text:span text:style-name="T7">-ä</text:span><text:span text:style-name="T22">à</text:span><text:span text:style-name="T92"> </text:span><text:span text:style-name="T20">À</text:span><text:span text:style-name="T34">ð</text:span><text:span text:style-name="T20">è</text:span><text:span text:style-name="T34">ñò</text:span><text:span text:style-name="T60">î</text:span><text:span text:style-name="T20">-</text:span><text:span text:style-name="T21"> </text:span><text:span text:style-name="T50">ò</text:span><text:span text:style-name="T9">å</text:span><text:span text:style-name="T50">ë</text:span><text:span text:style-name="T20">ü</text:span><text:span text:style-name="T40"> </text:span><text:span text:style-name="T7">À</text:span><text:span text:style-name="T22">.</text:span><text:span text:style-name="T64"> </text:span><text:span text:style-name="T35">ò</text:span><text:span text:style-name="T49">¿</text:span><text:span text:style-name="T39">ç</text:span><text:span text:style-name="T4">¿</text:span><text:span text:style-name="T49">ë</text:span><text:span text:style-name="T4">¿</text:span><text:span text:style-name="T39">ø</text:span><text:span text:style-name="T49">¿</text:span><text:span text:style-name="T22">í</text:span><text:span text:style-name="T39"> </text:span><text:span text:style-name="T13">ñ</text:span><text:span text:style-name="T4">ô</text:span><text:span text:style-name="T46">åð</text:span><text:span text:style-name="T22">à</text:span><text:span text:style-name="T39"> </text:span><text:span text:style-name="T13">ò</text:span><text:span text:style-name="T4">¿</text:span><text:span text:style-name="T46">ð</text:span><text:span text:style-name="T4">¿</text:span><text:span text:style-name="T39">íä</text:span><text:span text:style-name="T22">º</text:span><text:span text:style-name="T13"> </text:span><text:span text:style-name="T39">ý</text:span><text:span text:style-name="T35">ë</text:span><text:span text:style-name="T46">å</text:span><text:span text:style-name="T13">ñ</text:span><text:span text:style-name="T35">ò</text:span><text:span text:style-name="T46">å</text:span><text:span text:style-name="T13">ò</text:span><text:span text:style-name="T22">è</text:span><text:span text:style-name="T39">ï</text:span><text:span text:style-name="T22">,</text:span><text:span text:style-name="T39"> à</text:span><text:span text:style-name="T7">í</text:span><text:span text:style-name="T39">û</text:span><text:span text:style-name="T22">í</text:span><text:span text:style-name="T23"> </text:span><text:span text:style-name="T22">á</text:span><text:span text:style-name="T7">î</text:span><text:span text:style-name="T87">ð</text:span><text:span text:style-name="T22">á</text:span><text:span text:style-name="T7">î</text:span><text:span text:style-name="T4">ð</text:span><text:span text:style-name="T35">ó</text:span><text:span text:style-name="T7">í</text:span><text:span text:style-name="T22">à</text:span><text:span text:style-name="T131"> </text:span><text:span text:style-name="T7">Æ</text:span><text:span text:style-name="T22">åð</text:span><text:span text:style-name="T61">ä</text:span><text:span text:style-name="T22">è</text:span><text:span text:style-name="T133"> </text:span><text:span text:style-name="T7">æà</text:span><text:span text:style-name="T22">é</text:span><text:span text:style-name="T61">ã</text:span><text:span text:style-name="T7">à</text:span><text:span text:style-name="T13">ø</text:span><text:span text:style-name="T35">ò</text:span><text:span text:style-name="T7">û</text:span><text:span text:style-name="T22">ð</text:span><text:span text:style-name="T92">û</text:span><text:span text:style-name="T7">ï</text:span><text:span text:style-name="T22">,</text:span><text:span text:style-name="T72"> </text:span><text:span text:style-name="T35">ê</text:span><text:span text:style-name="T92">à</text:span><text:span text:style-name="T35">ë</text:span><text:span text:style-name="T13">ã</text:span><text:span text:style-name="T7">à</text:span><text:span text:style-name="T22">í</text:span><text:span text:style-name="T110"> </text:span><text:span text:style-name="T87">á</text:span><text:span text:style-name="T7">à</text:span><text:span text:style-name="T22">ð-</text:span><text:span text:style-name="T23"> </text:span><text:span text:style-name="T7">äû</text:span><text:span text:style-name="T22">ê</text:span><text:span text:style-name="T39"> </text:span><text:span text:style-name="T7">í</text:span><text:span text:style-name="T22">åð</text:span><text:span text:style-name="T61">ñ</text:span><text:span text:style-name="T22">å</text:span><text:span text:style-name="T35">ë</text:span><text:span text:style-name="T22">åð</text:span><text:span text:style-name="T159"> </text:span><text:span text:style-name="T7">(</text:span><text:span text:style-name="T35">ò</text:span><text:span text:style-name="T22">å</text:span><text:span text:style-name="T35">ë</text:span><text:span text:style-name="T7">î</text:span><text:span text:style-name="T35">ë</text:span><text:span text:style-name="T7">î</text:span><text:span text:style-name="T4">ð</text:span><text:span text:style-name="T22">)</text:span><text:span text:style-name="T39"> </text:span><text:span text:style-name="T7">àíû</text:span><text:span text:style-name="T22">í</text:span><text:span text:style-name="T57"> </text:span><text:span text:style-name="T35">ò</text:span><text:span text:style-name="T22">å</text:span><text:span text:style-name="T13">ã</text:span><text:span text:style-name="T22">åðå</text:span><text:span text:style-name="T13">ã</text:span><text:span text:style-name="T22">è</text:span><text:span text:style-name="T7">íä</text:span><text:span text:style-name="T22">å</text:span><text:span text:style-name="T30"> </text:span><text:span text:style-name="T7">à</text:span><text:span text:style-name="T22">é</text:span><text:span text:style-name="T35">ë</text:span><text:span text:style-name="T7">à</text:span><text:span text:style-name="T22">-</text:span><text:span text:style-name="T23"> </text:span><text:span text:style-name="T7">íà</text:span><text:span text:style-name="T22">ò</text:span><text:span text:style-name="T127"> </text:span><text:span text:style-name="T7">ä</text:span><text:span text:style-name="T22">å</text:span><text:span text:style-name="T7">ã</text:span><text:span text:style-name="T22">å</text:span><text:span text:style-name="T7">í</text:span><text:span text:style-name="T22">.</text:span><text:span text:style-name="T30"> </text:span><text:span text:style-name="T7">Óø</text:span><text:span text:style-name="T35">ó</text:span><text:span text:style-name="T7">íäà</text:span><text:span text:style-name="T22">é</text:span><text:span text:style-name="T127"> </text:span><text:span text:style-name="T7">ý</text:span><text:span text:style-name="T35">ë</text:span><text:span text:style-name="T22">å</text:span><text:span text:style-name="T161"> </text:span><text:span text:style-name="T7">î</text:span><text:span text:style-name="T22">é</text:span><text:span text:style-name="T7">ä</text:span><text:span text:style-name="T22">ó</text:span><text:span text:style-name="T13"> </text:span><text:span text:style-name="T22">á.</text:span><text:span text:style-name="T30"> </text:span><text:span text:style-name="T7">ç</text:span><text:span text:style-name="T22">.</text:span><text:span text:style-name="T46"> </text:span><text:span text:style-name="T4">÷</text:span><text:span text:style-name="T22">.</text:span><text:span text:style-name="T30"> </text:span><text:span text:style-name="T7">4</text:span><text:span text:style-name="T61">–</text:span><text:span text:style-name="T7">3-</text:span><text:span text:style-name="T35">ê</text:span><text:span text:style-name="T7">-äà</text:span><text:span text:style-name="T4">ð</text:span><text:span text:style-name="T22">-</text:span><text:span text:style-name="T23"> </text:span><text:span text:style-name="T61">ä</text:span><text:span text:style-name="T22">à</text:span><text:span text:style-name="T101"> </text:span><text:span text:style-name="T7">æ</text:span><text:span text:style-name="T92">à</text:span><text:span text:style-name="T61">ø</text:span><text:span text:style-name="T7">à</text:span><text:span text:style-name="T61">ã</text:span><text:span text:style-name="T92">à</text:span><text:span text:style-name="T22">í</text:span><text:span text:style-name="T101"> </text:span><text:span text:style-name="T4">ì</text:span><text:span text:style-name="T84">åõ</text:span><text:span text:style-name="T7">à</text:span><text:span text:style-name="T92">í</text:span><text:span text:style-name="T84">è</text:span><text:span text:style-name="T35">ê</text:span><text:span text:style-name="T92">-</text:span><text:span text:style-name="T4">ì</text:span><text:span text:style-name="T92">à</text:span><text:span text:style-name="T81">ò</text:span><text:span text:style-name="T22">å</text:span><text:span text:style-name="T87">ì</text:span><text:span text:style-name="T92">à</text:span><text:span text:style-name="T35">ò</text:span><text:span text:style-name="T84">è</text:span><text:span text:style-name="T22">ê</text:span><text:span text:style-name="T124"> </text:span><text:span text:style-name="T88">À</text:span><text:span text:style-name="T34">ð</text:span><text:span text:style-name="T88">õ</text:span><text:span text:style-name="T20">è</text:span><text:span text:style-name="T88">ì</text:span><text:span text:style-name="T94">å</text:span><text:span text:style-name="T20">ä</text:span><text:span text:style-name="T97"> </text:span><text:span text:style-name="T61">À</text:span><text:span text:style-name="T22">.</text:span><text:span text:style-name="T23"> </text:span><text:span text:style-name="T13">ø</text:span><text:span text:style-name="T7">à</text:span><text:span text:style-name="T22">ð</text:span><text:span text:style-name="T104"> </text:span><text:span text:style-name="T7">ôî</text:span><text:span text:style-name="T4">ðì</text:span><text:span text:style-name="T7">àä</text:span><text:span text:style-name="T22">à</text:span><text:span text:style-name="T69"> </text:span><text:span text:style-name="T22">á</text:span><text:span text:style-name="T7">î</text:span><text:span text:style-name="T35">ë</text:span><text:span text:style-name="T7">î</text:span><text:span text:style-name="T4">ð</text:span><text:span text:style-name="T35">ó</text:span><text:span text:style-name="T22">í</text:span><text:span text:style-name="T104"> </text:span><text:span text:style-name="T7">æ-</text:span><text:span text:style-name="T22">à</text:span><text:span text:style-name="T116"> </text:span><text:span text:style-name="T7">àíû</text:span><text:span text:style-name="T22">í</text:span><text:span text:style-name="T143"> </text:span><text:span text:style-name="T22">á</text:span><text:span text:style-name="T7">î</text:span><text:span text:style-name="T4">ð</text:span><text:span text:style-name="T22">á</text:span><text:span text:style-name="T7">î</text:span><text:span text:style-name="T4">ð</text:span><text:span text:style-name="T22">ó</text:span><text:span text:style-name="T96"> </text:span><text:span text:style-name="T7">Æ</text:span><text:span text:style-name="T22">åð</text:span><text:span text:style-name="T23"> </text:span><text:span text:style-name="T4">ì</text:span><text:span text:style-name="T7">-</text:span><text:span text:style-name="T22">í</text:span><text:span text:style-name="T104"> </text:span><text:span text:style-name="T7">äà</text:span><text:span text:style-name="T22">ë</text:span><text:span text:style-name="T69"> </text:span><text:span text:style-name="T35">ê</text:span><text:span text:style-name="T22">å</text:span><text:span text:style-name="T35">ë</text:span><text:span text:style-name="T22">å</text:span><text:span text:style-name="T4">ð</text:span><text:span text:style-name="T22">èí</text:span><text:span text:style-name="T104"> </text:span><text:span text:style-name="T35">ò</text:span><text:span text:style-name="T4">¿</text:span><text:span text:style-name="T7">ø</text:span><text:span text:style-name="T4">¿</text:span><text:span text:style-name="T7">íä</text:span><text:span text:style-name="T4">¿ð¿</text:span><text:span text:style-name="T7">ï</text:span><text:span text:style-name="T22">,</text:span><text:span text:style-name="T114"> </text:span><text:span text:style-name="T4">ð</text:span><text:span text:style-name="T7">àä</text:span><text:span text:style-name="T22">è</text:span><text:span text:style-name="T35">ó</text:span><text:span text:style-name="T61">ñ</text:span><text:span text:style-name="T22">ó</text:span><text:span text:style-name="T76"> </text:span><text:span text:style-name="T7">Æ</text:span><text:span text:style-name="T22">åð</text:span><text:span text:style-name="T118"> </text:span><text:span text:style-name="T4">ì</text:span><text:span text:style-name="T7">-</text:span><text:span text:style-name="T22">í</text:span><text:span text:style-name="T23"> </text:span><text:span text:style-name="T35">Ê</text:span><text:span text:style-name="T4">¿</text:span><text:span text:style-name="T92">í</text:span><text:span text:style-name="T7">ä</text:span><text:span text:style-name="T4">¿</text:span><text:span text:style-name="T22">í</text:span><text:span text:style-name="T125"> </text:span><text:span text:style-name="T7">î</text:span><text:span text:style-name="T4">ð</text:span><text:span text:style-name="T35">ò</text:span><text:span text:style-name="T7">î</text:span><text:span text:style-name="T81">ñ</text:span><text:span text:style-name="T35">ó</text:span><text:span text:style-name="T7">íä</text:span><text:span text:style-name="T92">à</text:span><text:span text:style-name="T13">ã</text:span><text:span text:style-name="T22">û</text:span><text:span text:style-name="T163"> </text:span><text:span text:style-name="T7">à</text:span><text:span text:style-name="T87">ð</text:span><text:span text:style-name="T7">à</text:span><text:span text:style-name="T35">ë</text:span><text:span text:style-name="T7">û</text:span><text:span text:style-name="T35">ê</text:span><text:span text:style-name="T81">ê</text:span><text:span text:style-name="T22">à</text:span><text:span text:style-name="T163"> </text:span><text:span text:style-name="T22">á</text:span><text:span text:style-name="T92">à</text:span><text:span text:style-name="T4">ð</text:span><text:span text:style-name="T7">à</text:span><text:span text:style-name="T22">á</text:span><text:span text:style-name="T7">à</text:span><text:span text:style-name="T22">ð</text:span><text:span text:style-name="T165"> </text:span><text:span text:style-name="T7">ä</text:span><text:span text:style-name="T22">å</text:span><text:span text:style-name="T61">ã</text:span><text:span text:style-name="T22">å</text:span><text:span text:style-name="T7">í</text:span><text:span text:style-name="T22">.</text:span><text:span text:style-name="T23"> </text:span><text:span text:style-name="T60">Æîð</text:span><text:span text:style-name="T3">ä</text:span><text:span text:style-name="T31">à</text:span><text:span text:style-name="T20">íî</text:span><text:span text:style-name="T167"> </text:span><text:span text:style-name="T14">Á</text:span><text:span text:style-name="T34">ð</text:span><text:span text:style-name="T3">ó</text:span><text:span text:style-name="T20">íî</text:span><text:span text:style-name="T79"> </text:span><text:span text:style-name="T20">Í.</text:span><text:span text:style-name="T139"> </text:span><text:span text:style-name="T20">Ê</text:span><text:span text:style-name="T60">î</text:span><text:span text:style-name="T20">ï</text:span><text:span text:style-name="T9">å</text:span><text:span text:style-name="T60">ð</text:span><text:span text:style-name="T20">í</text:span><text:span text:style-name="T47">è</text:span><text:span text:style-name="T60">êò</text:span><text:span text:style-name="T20">èí</text:span><text:span text:style-name="T139"> </text:span><text:span text:style-name="T7">î</text:span><text:span text:style-name="T35">ê</text:span><text:span text:style-name="T13">ó</text:span><text:span text:style-name="T35">ó</text:span><text:span text:style-name="T61">ñ</text:span><text:span text:style-name="T35">ó</text:span><text:span text:style-name="T7">í</text:span><text:span text:style-name="T22">à</text:span><text:span text:style-name="T169"> </text:span><text:span text:style-name="T35">ò</text:span><text:span text:style-name="T7">à</text:span><text:span text:style-name="T22">ÿ-</text:span><text:span text:style-name="T23"> </text:span><text:span text:style-name="T7">íûï</text:span><text:span text:style-name="T22">,</text:span><text:span text:style-name="T84"> </text:span><text:span text:style-name="T7">16-</text:span><text:span text:style-name="T35">ê</text:span><text:span text:style-name="T7">-äû</text:span><text:span text:style-name="T22">í</text:span><text:span text:style-name="T84"> </text:span><text:span text:style-name="T7">à</text:span><text:span text:style-name="T22">ÿ</text:span><text:span text:style-name="T7">ãûíä</text:span><text:span text:style-name="T22">à</text:span><text:span text:style-name="T84"> </text:span><text:span text:style-name="T7">À</text:span><text:span text:style-name="T22">.</text:span><text:span text:style-name="T81"> </text:span><text:span text:style-name="T4">÷</text:span><text:span text:style-name="T22">å</text:span><text:span text:style-name="T35">ê</text:span><text:span text:style-name="T61">ñ</text:span><text:span text:style-name="T22">è</text:span><text:span text:style-name="T13">ç</text:span><text:span text:style-name="T22">,</text:span><text:span text:style-name="T81"> </text:span><text:span text:style-name="T7">æû</text:span><text:span text:style-name="T35">ë</text:span><text:span text:style-name="T7">äûçäà</text:span><text:span text:style-name="T22">ð</text:span><text:span text:style-name="T23"> </text:span><text:span text:style-name="T4">ì</text:span><text:span text:style-name="T7">-</text:span><text:span text:style-name="T22">í</text:span><text:span text:style-name="T39"> </text:span><text:span text:style-name="T7">ï</text:span><text:span text:style-name="T35">ë</text:span><text:span text:style-name="T7">àí</text:span><text:span text:style-name="T22">å</text:span><text:span text:style-name="T35">ò</text:span><text:span text:style-name="T7">à</text:span><text:span text:style-name="T35">ë</text:span><text:span text:style-name="T7">à</text:span><text:span text:style-name="T22">ð</text:span><text:span text:style-name="T46"> </text:span><text:span text:style-name="T35">Ê</text:span><text:span text:style-name="T4">¿</text:span><text:span text:style-name="T7">íä</text:span><text:span text:style-name="T4">¿</text:span><text:span text:style-name="T22">í</text:span><text:span text:style-name="T7"> </text:span><text:span text:style-name="T35">ò</text:span><text:span text:style-name="T22">å</text:span><text:span text:style-name="T7">ã</text:span><text:span text:style-name="T22">å</text:span><text:span text:style-name="T4">ð</text:span><text:span text:style-name="T22">å</text:span><text:span text:style-name="T7">ã</text:span><text:span text:style-name="T22">è</text:span><text:span text:style-name="T7">íä</text:span><text:span text:style-name="T22">å</text:span><text:span text:style-name="T49"> </text:span><text:span text:style-name="T7">à</text:span><text:span text:style-name="T22">é</text:span><text:span text:style-name="T35">ë</text:span><text:span text:style-name="T7">àíà</text:span><text:span text:style-name="T22">ò</text:span><text:span text:style-name="T127"> </text:span><text:span text:style-name="T7">ä</text:span><text:span text:style-name="T22">å-</text:span><text:span text:style-name="T23"> </text:span><text:span text:style-name="T13">ã</text:span><text:span text:style-name="T22">åí</text:span><text:span text:style-name="T165"> </text:span><text:span text:style-name="T7">æ-</text:span><text:span text:style-name="T22">à</text:span><text:span text:style-name="T165"> </text:span><text:span text:style-name="T7">à</text:span><text:span text:style-name="T35">ë</text:span><text:span text:style-name="T7">à</text:span><text:span text:style-name="T4">ð</text:span><text:span text:style-name="T7">äû</text:span><text:span text:style-name="T22">í</text:span><text:span text:style-name="T146"> </text:span><text:span text:style-name="T35">ê</text:span><text:span text:style-name="T22">º</text:span><text:span text:style-name="T7">ï÷</text:span><text:span text:style-name="T4">¿</text:span><text:span text:style-name="T35">ë</text:span><text:span text:style-name="T4">¿</text:span><text:span text:style-name="T13">ã</text:span><text:span text:style-name="T4">¿</text:span><text:span text:style-name="T7">íä</text:span><text:span text:style-name="T22">º</text:span><text:span text:style-name="T120"> </text:span><text:span text:style-name="T35">ò</text:span><text:span text:style-name="T22">è</text:span><text:span text:style-name="T4">ð</text:span><text:span text:style-name="T22">è</text:span><text:span text:style-name="T7">÷</text:span><text:span text:style-name="T22">è</text:span><text:span text:style-name="T35">ë</text:span><text:span text:style-name="T22">èê</text:span><text:span text:style-name="T121"> </text:span><text:span text:style-name="T22">á</text:span><text:span text:style-name="T7">î</text:span><text:span text:style-name="T22">-</text:span><text:span text:style-name="T23"> </text:span><text:span text:style-name="T49">ë</text:span><text:span text:style-name="T35">ó</text:span><text:span text:style-name="T22">ó</text:span><text:span text:style-name="T127"> </text:span><text:span text:style-name="T46">ì</text:span><text:span text:style-name="T4">¿</text:span><text:span text:style-name="T46">ì</text:span><text:span text:style-name="T35">ê</text:span><text:span text:style-name="T127">¿</text:span><text:span text:style-name="T7">í</text:span><text:span text:style-name="T46">÷</text:span><text:span text:style-name="T4">¿</text:span><text:span text:style-name="T49">ë</text:span><text:span text:style-name="T4">¿</text:span><text:span text:style-name="T42">ã</text:span><text:span text:style-name="T22">¿</text:span><text:span text:style-name="T39"> </text:span><text:span text:style-name="T46">á</text:span><text:span text:style-name="T7">à</text:span><text:span text:style-name="T22">ð</text:span><text:span text:style-name="T46"> </text:span><text:span text:style-name="T39">ä</text:span><text:span text:style-name="T22">åï</text:span><text:span text:style-name="T42"> ý</text:span><text:span text:style-name="T35">ë</text:span><text:span text:style-name="T46">å</text:span><text:span text:style-name="T61">ñ</text:span><text:span text:style-name="T13">ò</text:span><text:span text:style-name="T46">å</text:span><text:span text:style-name="T35">ò</text:span><text:span text:style-name="T49">ê</text:span><text:span text:style-name="T22">å</text:span><text:span text:style-name="T39">í</text:span><text:span text:style-name="T22">.</text:span><text:span text:style-name="T39"> </text:span><text:span text:style-name="T7">1</text:span><text:span text:style-name="T39">9</text:span><text:span text:style-name="T7">-</text:span><text:span text:style-name="T49">ê</text:span><text:span text:style-name="T7">-</text:span><text:span text:style-name="T39">ä</text:span><text:span text:style-name="T22">à</text:span><text:span text:style-name="T39"> </text:span><text:span text:style-name="T14">ê¿</text:span><text:span text:style-name="T20">í</text:span><text:span text:style-name="T21"> </text:span><text:span text:style-name="T34">ñ</text:span><text:span text:style-name="T20">è</text:span><text:span text:style-name="T34">ñò</text:span><text:span text:style-name="T9">å</text:span><text:span text:style-name="T20">ì</text:span><text:span text:style-name="T3">à</text:span><text:span text:style-name="T34">ñ</text:span><text:span text:style-name="T14">û</text:span><text:span text:style-name="T20">í</text:span><text:span text:style-name="T144"> </text:span><text:span text:style-name="T22">è</text:span><text:span text:style-name="T4">÷</text:span><text:span text:style-name="T22">è</text:span><text:span text:style-name="T7">í</text:span><text:span text:style-name="T22">å</text:span><text:span text:style-name="T143"> </text:span><text:span text:style-name="T7">à</text:span><text:span text:style-name="T35">ë</text:span><text:span text:style-name="T7">ãà</text:span><text:span text:style-name="T22">í</text:span><text:span text:style-name="T84"> </text:span><text:span text:style-name="T22">º</text:span><text:span text:style-name="T35">ò</text:span><text:span text:style-name="T22">º</text:span><text:span text:style-name="T104"> </text:span><text:span text:style-name="T35">ê</text:span><text:span text:style-name="T22">ºï</text:span><text:span text:style-name="T84"> </text:span><text:span text:style-name="T61">ñ</text:span><text:span text:style-name="T7">àíäàã</text:span><text:span text:style-name="T22">û</text:span><text:span text:style-name="T84"> </text:span><text:span text:style-name="T22">è</text:span><text:span text:style-name="T4">ð</text:span><text:span text:style-name="T22">è</text:span><text:span text:style-name="T23"> </text:span><text:span text:style-name="T7">æû</text:span><text:span text:style-name="T35">ë</text:span><text:span text:style-name="T7">äû</text:span><text:span text:style-name="T13">ç</text:span><text:span text:style-name="T7">äà</text:span><text:span text:style-name="T22">ð</text:span><text:span text:style-name="T159"> </text:span><text:span text:style-name="T35">ò</text:span><text:span text:style-name="T7">î</text:span><text:span text:style-name="T22">áó</text:span><text:span text:style-name="T57"> </text:span><text:span text:style-name="T22">–</text:span><text:span text:style-name="T39"> </text:span><text:span text:style-name="T60">Ã</text:span><text:span text:style-name="T3">à</text:span><text:span text:style-name="T34">ë</text:span><text:span text:style-name="T3">à</text:span><text:span text:style-name="T60">êò</text:span><text:span text:style-name="T20">è</text:span><text:span text:style-name="T60">ê</text:span><text:span text:style-name="T20">à</text:span><text:span text:style-name="T158"> </text:span><text:span text:style-name="T7">à</text:span><text:span text:style-name="T4">÷</text:span><text:span text:style-name="T7">û</text:span><text:span text:style-name="T35">ë</text:span><text:span text:style-name="T7">ãàí</text:span><text:span text:style-name="T22">.</text:span><text:span text:style-name="T171"> </text:span><text:span text:style-name="T22">ª</text:span><text:span text:style-name="T7">çã</text:span><text:span text:style-name="T22">º</text:span><text:span text:style-name="T4">÷</text:span><text:span text:style-name="T22">º</text:span><text:span text:style-name="T25"> </text:span><text:span text:style-name="T39">2</text:span><text:span text:style-name="T7">0</text:span><text:span text:style-name="T39">-</text:span><text:span text:style-name="T35">ê</text:span><text:span text:style-name="T39">-</text:span><text:span text:style-name="T7">ä</text:span><text:span text:style-name="T39">û</text:span><text:span text:style-name="T22">í</text:span><text:span text:style-name="T28"> </text:span><text:span text:style-name="T13">ý</text:span><text:span text:style-name="T49">ê</text:span><text:span text:style-name="T22">è</text:span><text:span text:style-name="T39">í</text:span><text:span text:style-name="T4">÷</text:span><text:span text:style-name="T22">è</text:span><text:span text:style-name="T172"> </text:span><text:span text:style-name="T7">æ</text:span><text:span text:style-name="T39">à</text:span><text:span text:style-name="T4">ð</text:span><text:span text:style-name="T39">û</text:span><text:span text:style-name="T4">ì</text:span><text:span text:style-name="T39">û</text:span><text:span text:style-name="T7">í</text:span><text:span text:style-name="T39">ä</text:span><text:span text:style-name="T22">à</text:span><text:span text:style-name="T169"> </text:span><text:span text:style-name="T35">ê</text:span><text:span text:style-name="T13">ó</text:span><text:span text:style-name="T46">á</text:span><text:span text:style-name="T7">à</text:span><text:span text:style-name="T13">ò</text:span><text:span text:style-name="T35">ò</text:span><text:span text:style-name="T13">ó</text:span><text:span text:style-name="T22">ó</text:span><text:span text:style-name="T149"> </text:span><text:span text:style-name="T35">ò</text:span><text:span text:style-name="T46">å</text:span><text:span text:style-name="T35">ë</text:span><text:span text:style-name="T46">å</text:span><text:span text:style-name="T61">ñ</text:span><text:span text:style-name="T49">ê</text:span><text:span text:style-name="T7">î</text:span><text:span text:style-name="T39">ï</text:span><text:span text:style-name="T22">-</text:span><text:span text:style-name="T23"> </text:span><text:span text:style-name="T81">ò</text:span><text:span text:style-name="T7">î</text:span><text:span text:style-name="T87">ð</text:span><text:span text:style-name="T7">ä</text:span><text:span text:style-name="T81">ó</text:span><text:span text:style-name="T22">í</text:span><text:span text:style-name="T110"> </text:span><text:span text:style-name="T92">ïà</text:span><text:span text:style-name="T22">é</text:span><text:span text:style-name="T61">ä</text:span><text:span text:style-name="T22">à</text:span><text:span text:style-name="T110"> </text:span><text:span text:style-name="T87">á</text:span><text:span text:style-name="T7">î</text:span><text:span text:style-name="T81">ëó</text:span><text:span text:style-name="T13">ø</text:span><text:span text:style-name="T81">ó</text:span><text:span text:style-name="T22">,</text:span><text:span text:style-name="T110"> </text:span><text:span text:style-name="T82">ð</text:span><text:span text:style-name="T3">à</text:span><text:span text:style-name="T88">ä</text:span><text:span text:style-name="T85">è</text:span><text:span text:style-name="T82">î</text:span><text:span text:style-name="T3">à</text:span><text:span text:style-name="T82">ñò</text:span><text:span text:style-name="T34">ð</text:span><text:span text:style-name="T82">î</text:span><text:span text:style-name="T85">í</text:span><text:span text:style-name="T60">î</text:span><text:span text:style-name="T85">ìè</text:span><text:span text:style-name="T60">ÿ</text:span><text:span text:style-name="T20">í</text:span><text:span text:style-name="T60">û</text:span><text:span text:style-name="T20">í</text:span></text:p>
      <text:p text:style-name="P8"><text:span text:style-name="T15">º</text:span><text:span text:style-name="T5">í</text:span><text:span text:style-name="T1">¿</text:span><text:span text:style-name="T11">ã</text:span><text:span text:style-name="T1">¿</text:span><text:span text:style-name="T11">ø</text:span><text:span text:style-name="T1">¿</text:span><text:span text:style-name="T15">,</text:span><text:span text:style-name="T119"> </text:span><text:span text:style-name="T5">àäà</text:span><text:span text:style-name="T1">ì</text:span><text:span text:style-name="T5">äû</text:span><text:span text:style-name="T15">í</text:span><text:span text:style-name="T119"> </text:span><text:span text:style-name="T32">ê</text:span><text:span text:style-name="T5">î</text:span><text:span text:style-name="T58">ñ</text:span><text:span text:style-name="T1">ì</text:span><text:span text:style-name="T5">î</text:span><text:span text:style-name="T15">ñ</text:span><text:span text:style-name="T115"> </text:span><text:span text:style-name="T1">ìå</text:span><text:span text:style-name="T15">é</text:span><text:span text:style-name="T32">ê</text:span><text:span text:style-name="T15">è</text:span><text:span text:style-name="T5">íä</text:span><text:span text:style-name="T15">è</text:span><text:span text:style-name="T11">ã</text:span><text:span text:style-name="T15">è</text:span><text:span text:style-name="T5">í</text:span><text:span text:style-name="T15">å</text:span><text:span text:style-name="T75"> </text:span><text:span text:style-name="T1">÷</text:span><text:span text:style-name="T5">û</text:span><text:span text:style-name="T11">ã</text:span><text:span text:style-name="T5">û</text:span><text:span text:style-name="T15">-</text:span></text:p>
      <text:p text:style-name="P7"><text:span text:style-name="T129">ø</text:span><text:span text:style-name="T17">û</text:span><text:span text:style-name="T52"> </text:span><text:span text:style-name="T12">À</text:span><text:span text:style-name="T17">.</text:span><text:span text:style-name="T52"> </text:span><text:span text:style-name="T12">æ-ä</text:span><text:span text:style-name="T17">º</text:span><text:span text:style-name="T129">ã</text:span><text:span text:style-name="T17">¿</text:span><text:span text:style-name="T55"> </text:span><text:span text:style-name="T17">è</text:span><text:span text:style-name="T33">ë</text:span><text:span text:style-name="T17">è</text:span><text:span text:style-name="T6">ì</text:span><text:span text:style-name="T12">ä</text:span><text:span text:style-name="T17">èí</text:span><text:span text:style-name="T52"> </text:span><text:span text:style-name="T12">ä</text:span><text:span text:style-name="T2">¿</text:span><text:span text:style-name="T6">ð</text:span><text:span text:style-name="T33">ê</text:span><text:span text:style-name="T2">¿</text:span><text:span text:style-name="T6">ð</text:span><text:span text:style-name="T17">ºï</text:span><text:span text:style-name="T52"> </text:span><text:span text:style-name="T17">º</text:span><text:span text:style-name="T59">ñ</text:span><text:span text:style-name="T2">¿</text:span><text:span text:style-name="T129">ø</text:span><text:span text:style-name="T2">¿</text:span><text:span text:style-name="T12">í</text:span><text:span text:style-name="T17">º</text:span><text:span text:style-name="T173"> </text:span><text:span text:style-name="T12">à</text:span><text:span text:style-name="T33">ë</text:span><text:span text:style-name="T12">û</text:span><text:span text:style-name="T17">ï</text:span><text:span text:style-name="T16"> </text:span><text:span text:style-name="T33">ê</text:span><text:span text:style-name="T17">å</text:span><text:span text:style-name="T33">ë</text:span><text:span text:style-name="T12">ä</text:span><text:span text:style-name="T17">è.</text:span><text:span text:style-name="T136"> </text:span><text:span text:style-name="T129">À</text:span><text:span text:style-name="T12">-</text:span><text:span text:style-name="T129">äû</text:span><text:span text:style-name="T17">í</text:span><text:span text:style-name="T176"> </text:span><text:span text:style-name="T129">í</text:span><text:span text:style-name="T17">å</text:span><text:span text:style-name="T129">ã</text:span><text:span text:style-name="T17">è</text:span><text:span text:style-name="T129">çã</text:span><text:span text:style-name="T17">è</text:span><text:span text:style-name="T176"> </text:span><text:span text:style-name="T17">º</text:span><text:span text:style-name="T129">çã</text:span><text:span text:style-name="T17">º</text:span><text:span text:style-name="T6">÷</text:span><text:span text:style-name="T17">º</text:span><text:span text:style-name="T33">ë</text:span><text:span text:style-name="T2">¿</text:span><text:span text:style-name="T33">êò</text:span><text:span text:style-name="T17">º</text:span><text:span text:style-name="T6">ð</text:span><text:span text:style-name="T2">¿</text:span><text:span text:style-name="T12">í</text:span><text:span text:style-name="T2">¿</text:span><text:span text:style-name="T17">í</text:span><text:span text:style-name="T176"> </text:span><text:span text:style-name="T17">áè</text:span><text:span text:style-name="T6">ð</text:span><text:span text:style-name="T17">è</text:span><text:span text:style-name="T153"> </text:span><text:span text:style-name="T17">–</text:span></text:p>
      <text:p text:style-name="P9"><text:span text:style-name="T5">àíäà</text:span><text:span text:style-name="T11">ã</text:span><text:span text:style-name="T15">û</text:span><text:span text:style-name="T111"> </text:span><text:span text:style-name="T1">ì</text:span><text:span text:style-name="T5">à</text:span><text:span text:style-name="T32">ò</text:span><text:span text:style-name="T15">å</text:span><text:span text:style-name="T1">ð</text:span><text:span text:style-name="T15">èÿ</text:span><text:span text:style-name="T5">íû</text:span><text:span text:style-name="T15">í</text:span><text:span text:style-name="T134"> </text:span><text:span text:style-name="T15">áèð</text:span><text:span text:style-name="T134"> </text:span><text:span text:style-name="T32">ê</text:span><text:span text:style-name="T5">à</text:span><text:span text:style-name="T32">ë</text:span><text:span text:style-name="T5">ûï</text:span><text:span text:style-name="T32">ò</text:span><text:span text:style-name="T15">à</text:span><text:span text:style-name="T111"> </text:span><text:span text:style-name="T11">ý</text:span><text:span text:style-name="T1">ì</text:span><text:span text:style-name="T15">åñ</text:span><text:span text:style-name="T95"> </text:span><text:span text:style-name="T5">æà</text:span><text:span text:style-name="T15">é</text:span><text:span text:style-name="T11">ã</text:span><text:span text:style-name="T5">à</text:span><text:span text:style-name="T15">-</text:span><text:span text:style-name="T16"> </text:span><text:span text:style-name="T5">øûøû</text:span><text:span text:style-name="T15">.</text:span><text:span text:style-name="T29"> </text:span><text:span text:style-name="T5">Ìà</text:span><text:span text:style-name="T32">ò</text:span><text:span text:style-name="T15">å</text:span><text:span text:style-name="T1">ð</text:span><text:span text:style-name="T15">èÿ</text:span><text:span text:style-name="T5">íû</text:span><text:span text:style-name="T15">í</text:span><text:span text:style-name="T11"> </text:span><text:span text:style-name="T5">í</text:span><text:span text:style-name="T15">å</text:span><text:span text:style-name="T5">ã</text:span><text:span text:style-name="T15">è</text:span><text:span text:style-name="T5">çã</text:span><text:span text:style-name="T15">è</text:span><text:span text:style-name="T48"> </text:span><text:span text:style-name="T15">áº</text:span><text:span text:style-name="T32">ë</text:span><text:span text:style-name="T1">¿</text:span><text:span text:style-name="T11">ã</text:span><text:span text:style-name="T15">¿</text:span><text:span text:style-name="T45"> </text:span><text:span text:style-name="T15">º</text:span><text:span text:style-name="T32">ò</text:span><text:span text:style-name="T15">º</text:span><text:span text:style-name="T58"> </text:span><text:span text:style-name="T1">÷</text:span><text:span text:style-name="T5">î</text:span><text:span text:style-name="T15">¢</text:span><text:span text:style-name="T29"> </text:span><text:span text:style-name="T32">ò</text:span><text:span text:style-name="T5">û</text:span><text:span text:style-name="T15">-</text:span><text:span text:style-name="T16"> </text:span><text:span text:style-name="T5">ãûç</text:span><text:span text:style-name="T58">ä</text:span><text:span text:style-name="T5">û</text:span><text:span text:style-name="T32">êò</text:span><text:span text:style-name="T5">àã</text:span><text:span text:style-name="T15">û</text:span><text:span text:style-name="T111"> </text:span><text:span text:style-name="T32">ê</text:span><text:span text:style-name="T5">î</text:span><text:span text:style-name="T58">ñ</text:span><text:span text:style-name="T1">ì</text:span><text:span text:style-name="T5">î</text:span><text:span text:style-name="T15">ñ</text:span><text:span text:style-name="T100"> </text:span><text:span text:style-name="T32">ò</text:span><text:span text:style-name="T15">å</text:span><text:span text:style-name="T32">ë</text:span><text:span text:style-name="T5">î</text:span><text:span text:style-name="T32">ë</text:span><text:span text:style-name="T58">î</text:span><text:span text:style-name="T1">ð</text:span><text:span text:style-name="T32">ó</text:span><text:span text:style-name="T5">íä</text:span><text:span text:style-name="T15">à</text:span><text:span text:style-name="T73"> </text:span><text:span text:style-name="T91">(</text:span><text:span text:style-name="T5">æû</text:span><text:span text:style-name="T32">ë</text:span><text:span text:style-name="T5">äû</text:span><text:span text:style-name="T58">ç</text:span><text:span text:style-name="T5">äà</text:span><text:span text:style-name="T1">ð</text:span><text:span text:style-name="T15">-</text:span><text:span text:style-name="T16"> </text:span><text:span text:style-name="T5">äà</text:span><text:span text:style-name="T15">,</text:span><text:span text:style-name="T177"> </text:span><text:span text:style-name="T5">ï</text:span><text:span text:style-name="T48">ë</text:span><text:span text:style-name="T38">à</text:span><text:span text:style-name="T5">í</text:span><text:span text:style-name="T45">å</text:span><text:span text:style-name="T11">ò</text:span><text:span text:style-name="T38">à</text:span><text:span text:style-name="T32">ë</text:span><text:span text:style-name="T38">à</text:span><text:span text:style-name="T45">ð</text:span><text:span text:style-name="T5">ä</text:span><text:span text:style-name="T38">à)</text:span><text:span text:style-name="T15">,</text:span><text:span text:style-name="T179"> </text:span><text:span text:style-name="T11">ò</text:span><text:span text:style-name="T38">û</text:span><text:span text:style-name="T11">ã</text:span><text:span text:style-name="T38">û</text:span><text:span text:style-name="T41">ç</text:span><text:span text:style-name="T5">ä</text:span><text:span text:style-name="T38">û</text:span><text:span text:style-name="T41">ã</text:span><text:span text:style-name="T15">û</text:span><text:span text:style-name="T137"> </text:span><text:span text:style-name="T41">ý</text:span><text:span text:style-name="T15">œ</text:span><text:span text:style-name="T137"> </text:span><text:span text:style-name="T38">à</text:span><text:span text:style-name="T15">ç</text:span><text:span text:style-name="T179"> </text:span><text:span text:style-name="T41">ç</text:span><text:span text:style-name="T38">à</text:span><text:span text:style-name="T32">ò</text:span><text:span text:style-name="T11">ò</text:span><text:span text:style-name="T38">à</text:span><text:span text:style-name="T15">ð</text:span><text:span text:style-name="T150"> </text:span><text:span text:style-name="T38">À-</text:span><text:span text:style-name="T5">í</text:span><text:span text:style-name="T38">û</text:span><text:span text:style-name="T15">í</text:span><text:span text:style-name="T16"> </text:span><text:span text:style-name="T32">ê</text:span><text:span text:style-name="T38">à</text:span><text:span text:style-name="T32">ë</text:span><text:span text:style-name="T11">ã</text:span><text:span text:style-name="T5">à</text:span><text:span text:style-name="T15">í</text:span><text:span text:style-name="T140"> </text:span><text:span text:style-name="T32">ê</text:span><text:span text:style-name="T15">º</text:span><text:span text:style-name="T48">ë</text:span><text:span text:style-name="T15">º</text:span><text:span text:style-name="T1">ì</text:span><text:span text:style-name="T5">ä</text:span><text:span text:style-name="T130">º</text:span><text:span text:style-name="T1">ð¿</text:span><text:span text:style-name="T5">í</text:span><text:span text:style-name="T38">ä</text:span><text:span text:style-name="T15">º</text:span><text:span text:style-name="T162"> </text:span><text:span text:style-name="T5">æ</text:span><text:span text:style-name="T38">à</text:span><text:span text:style-name="T32">é</text:span><text:span text:style-name="T11">ã</text:span><text:span text:style-name="T5">à</text:span><text:span text:style-name="T41">ø</text:span><text:span text:style-name="T32">ê</text:span><text:span text:style-name="T5">àí</text:span><text:span text:style-name="T15">.</text:span><text:span text:style-name="T142"> </text:span><text:span text:style-name="T5">Ìû</text:span><text:span text:style-name="T38">í</text:span><text:span text:style-name="T5">ä</text:span><text:span text:style-name="T15">à</text:span><text:span text:style-name="T51"> </text:span><text:span text:style-name="T38">ä</text:span><text:span text:style-name="T15">à</text:span><text:span text:style-name="T63"> </text:span><text:span text:style-name="T11">ç</text:span><text:span text:style-name="T38">à</text:span><text:span text:style-name="T32">ò</text:span><text:span text:style-name="T15">-</text:span><text:span text:style-name="T16"> </text:span><text:span text:style-name="T32">ò</text:span><text:span text:style-name="T5">à</text:span><text:span text:style-name="T15">ð</text:span><text:span text:style-name="T145"> </text:span><text:span text:style-name="T1">áè</text:span><text:span text:style-name="T15">ð</text:span><text:span text:style-name="T145"> </text:span><text:span text:style-name="T32">ê</text:span><text:span text:style-name="T5">û</text:span><text:span text:style-name="T32">ëê</text:span><text:span text:style-name="T15">à</text:span><text:span text:style-name="T145"> </text:span><text:span text:style-name="T32">ò</text:span><text:span text:style-name="T5">à</text:span><text:span text:style-name="T1">ð</text:span><text:span text:style-name="T5">à</text:span><text:span text:style-name="T32">ë</text:span><text:span text:style-name="T11">ã</text:span><text:span text:style-name="T5">à</text:span><text:span text:style-name="T15">í</text:span><text:span text:style-name="T119"> </text:span><text:span text:style-name="T11">ý</text:span><text:span text:style-name="T1">ìå</text:span><text:span text:style-name="T58">ñ</text:span><text:span text:style-name="T15">.</text:span><text:span text:style-name="T145"> </text:span><text:span text:style-name="T5">Ãà</text:span><text:span text:style-name="T15">ç</text:span><text:span text:style-name="T80"> </text:span><text:span text:style-name="T1">ì</text:span><text:span text:style-name="T5">-</text:span><text:span text:style-name="T15">í</text:span><text:span text:style-name="T83"> </text:span><text:span text:style-name="T1">÷</text:span><text:span text:style-name="T5">àœäû</text:span><text:span text:style-name="T15">í</text:span></text:p>
      <text:p text:style-name="P2"><text:span text:style-name="T32">ò</text:span><text:span text:style-name="T38">û</text:span><text:span text:style-name="T11">ã</text:span><text:span text:style-name="T38">û</text:span><text:span text:style-name="T11">çä</text:span><text:span text:style-name="T38">û</text:span><text:span text:style-name="T32">êò</text:span><text:span text:style-name="T38">à</text:span><text:span text:style-name="T1">ð</text:span><text:span text:style-name="T15">û</text:span><text:span text:style-name="T180"> </text:span><text:span text:style-name="T5">(</text:span><text:span text:style-name="T38">1</text:span><text:span text:style-name="T5">0</text:span><text:span text:style-name="T222">–</text:span><text:span text:style-name="T223">24</text:span><text:span text:style-name="T15">–</text:span><text:span text:style-name="T137"> </text:span><text:span text:style-name="T5">1</text:span><text:span text:style-name="T38">0</text:span><text:span text:style-name="T222">–</text:span><text:span text:style-name="T223">2</text:span><text:span text:style-name="T225">5</text:span><text:span text:style-name="T226"> </text:span><text:span text:style-name="T3">ã</text:span><text:span text:style-name="T14">/</text:span><text:span text:style-name="T34">ñ</text:span><text:span text:style-name="T20">ì</text:span><text:span text:style-name="T224">3</text:span><text:span text:style-name="T22">)</text:span><text:span text:style-name="T181"> </text:span><text:span text:style-name="T35">ê</text:span><text:span text:style-name="T39">à</text:span><text:span text:style-name="T7">ä</text:span><text:span text:style-name="T46">è</text:span><text:span text:style-name="T4">ì</text:span><text:span text:style-name="T49">ê</text:span><text:span text:style-name="T22">è</text:span><text:span text:style-name="T178"> </text:span><text:span text:style-name="T7">æ</text:span><text:span text:style-name="T39">û</text:span><text:span text:style-name="T35">ë</text:span><text:span text:style-name="T22">-</text:span></text:p>
      <text:p text:style-name="P3"><text:span text:style-name="T5">äû</text:span><text:span text:style-name="T15">ç</text:span><text:span text:style-name="T45"> </text:span><text:span text:style-name="T5">à</text:span><text:span text:style-name="T1">ð</text:span><text:span text:style-name="T5">à</text:span><text:span text:style-name="T32">ë</text:span><text:span text:style-name="T5">û</text:span><text:span text:style-name="T15">ê</text:span><text:span text:style-name="T130"> </text:span><text:span text:style-name="T1">ì</text:span><text:span text:style-name="T15">åé</text:span><text:span text:style-name="T32">ê</text:span><text:span text:style-name="T15">è</text:span><text:span text:style-name="T5">íä</text:span><text:span text:style-name="T15">è</text:span><text:span text:style-name="T32">êò</text:span><text:span text:style-name="T15">èí</text:span><text:span text:style-name="T45"> </text:span><text:span text:style-name="T32">ò</text:span><text:span text:style-name="T5">ûãûçäûãûí</text:span><text:span text:style-name="T15">à</text:span><text:span text:style-name="T48"> </text:span><text:span text:style-name="T32">ê</text:span><text:span text:style-name="T5">à</text:span><text:span text:style-name="T1">ð</text:span><text:span text:style-name="T5">à</text:span><text:span text:style-name="T15">-</text:span><text:span text:style-name="T16"> </text:span><text:span text:style-name="T11">ã</text:span><text:span text:style-name="T5">à</text:span><text:span text:style-name="T11">íä</text:span><text:span text:style-name="T15">à</text:span><text:span text:style-name="T58"> </text:span><text:span text:style-name="T32">ê</text:span><text:span text:style-name="T15">ºï</text:span><text:span text:style-name="T130"> </text:span><text:span text:style-name="T11">ý</text:span><text:span text:style-name="T58">ñ</text:span><text:span text:style-name="T15">å</text:span><text:span text:style-name="T86"> </text:span><text:span text:style-name="T1">÷</text:span><text:span text:style-name="T5">îœ</text:span><text:span text:style-name="T15">.</text:span><text:span text:style-name="T91"> </text:span><text:span text:style-name="T58">Á</text:span><text:span text:style-name="T15">è</text:span><text:span text:style-name="T11">çä</text:span><text:span text:style-name="T15">èí</text:span><text:span text:style-name="T5"> </text:span><text:span text:style-name="T11">ã</text:span><text:span text:style-name="T5">à</text:span><text:span text:style-name="T32">ë</text:span><text:span text:style-name="T5">à</text:span><text:span text:style-name="T32">êò</text:span><text:span text:style-name="T15">è</text:span><text:span text:style-name="T32">ê</text:span><text:span text:style-name="T5">à</text:span><text:span text:style-name="T11">ã</text:span><text:span text:style-name="T15">à</text:span><text:span text:style-name="T58"> </text:span><text:span text:style-name="T5">æà</text:span><text:span text:style-name="T32">ê</text:span><text:span text:style-name="T5">û</text:span><text:span text:style-name="T15">í</text:span><text:span text:style-name="T16"> </text:span><text:span text:style-name="T15">áèð</text:span><text:span text:style-name="T32"> </text:span><text:span text:style-name="T5">í</text:span><text:span text:style-name="T15">å</text:span><text:span text:style-name="T5">÷</text:span><text:span text:style-name="T15">å</text:span><text:span text:style-name="T58"> </text:span><text:span text:style-name="T11">ã</text:span><text:span text:style-name="T5">à</text:span><text:span text:style-name="T32">ë</text:span><text:span text:style-name="T5">à</text:span><text:span text:style-name="T32">êò</text:span><text:span text:style-name="T15">è</text:span><text:span text:style-name="T32">ê</text:span><text:span text:style-name="T5">àäà</text:span><text:span text:style-name="T15">í</text:span><text:span text:style-name="T130"> </text:span><text:span text:style-name="T15">á</text:span><text:span text:style-name="T5">à</text:span><text:span text:style-name="T11">ø</text:span><text:span text:style-name="T32">ê</text:span><text:span text:style-name="T15">à á</text:span><text:span text:style-name="T5">à</text:span><text:span text:style-name="T1">ð</text:span><text:span text:style-name="T5">äû</text:span><text:span text:style-name="T15">ê</text:span><text:span text:style-name="T91"> </text:span><text:span text:style-name="T11">ã</text:span><text:span text:style-name="T5">à</text:span><text:span text:style-name="T32">ë</text:span><text:span text:style-name="T5">à</text:span><text:span text:style-name="T32">êò</text:span><text:span text:style-name="T15">è-</text:span><text:span text:style-name="T16"> </text:span><text:span text:style-name="T80">ê</text:span><text:span text:style-name="T5">à</text:span><text:span text:style-name="T80">ë</text:span><text:span text:style-name="T5">à</text:span><text:span text:style-name="T15">ð</text:span><text:span text:style-name="T166"> </text:span><text:span text:style-name="T86">á</text:span><text:span text:style-name="T15">è</text:span><text:span text:style-name="T86">ð</text:span><text:span text:style-name="T15">è</text:span><text:span text:style-name="T147"> </text:span><text:span text:style-name="T15">á</text:span><text:span text:style-name="T83">è</text:span><text:span text:style-name="T1">ð</text:span><text:span text:style-name="T83">è</text:span><text:span text:style-name="T5">í</text:span><text:span text:style-name="T83">å</text:span><text:span text:style-name="T15">í</text:span><text:span text:style-name="T126"> </text:span><text:span text:style-name="T15">á</text:span><text:span text:style-name="T83">å</text:span><text:span text:style-name="T32">ë</text:span><text:span text:style-name="T58">ã</text:span><text:span text:style-name="T15">è</text:span><text:span text:style-name="T80">ë</text:span><text:span text:style-name="T1">¿</text:span><text:span text:style-name="T15">¿</text:span><text:span text:style-name="T166"> </text:span><text:span text:style-name="T91">û</text:span><text:span text:style-name="T32">ë</text:span><text:span text:style-name="T58">ä</text:span><text:span text:style-name="T5">à</text:span><text:span text:style-name="T86">ì</text:span><text:span text:style-name="T5">ä</text:span><text:span text:style-name="T91">û</text:span><text:span text:style-name="T15">ê</text:span><text:span text:style-name="T182"> </text:span><text:span text:style-name="T1">ì</text:span><text:span text:style-name="T91">-</text:span><text:span text:style-name="T15">í</text:span><text:span text:style-name="T16"> </text:span><text:span text:style-name="T5">à</text:span><text:span text:style-name="T32">ë</text:span><text:span text:style-name="T5">û</text:span><text:span text:style-name="T80">ñ</text:span><text:span text:style-name="T32">ò</text:span><text:span text:style-name="T5">à</text:span><text:span text:style-name="T32">éò</text:span><text:span text:style-name="T15">,</text:span><text:span text:style-name="T109"> </text:span><text:span text:style-name="T15">á</text:span><text:span text:style-name="T32">ó</text:span><text:span text:style-name="T15">ë</text:span><text:span text:style-name="T73"> </text:span><text:span text:style-name="T32">êó</text:span><text:span text:style-name="T86">á</text:span><text:span text:style-name="T32">óëó</text:span><text:span text:style-name="T15">ø</text:span><text:span text:style-name="T75"> </text:span><text:span text:style-name="T58">À</text:span><text:span text:style-name="T5">-äû</text:span><text:span text:style-name="T15">í</text:span><text:span text:style-name="T115"> </text:span><text:span text:style-name="T32">ê</text:span><text:span text:style-name="T83">å</text:span><text:span text:style-name="T5">œ</text:span><text:span text:style-name="T15">å</text:span><text:span text:style-name="T32">éè</text:span><text:span text:style-name="T11">ø</text:span><text:span text:style-name="T15">è</text:span><text:span text:style-name="T111"> </text:span><text:span text:style-name="T5">ä</text:span><text:span text:style-name="T15">åï</text:span><text:span text:style-name="T16"> </text:span><text:span text:style-name="T5">à</text:span><text:span text:style-name="T32">ò</text:span><text:span text:style-name="T5">à</text:span><text:span text:style-name="T32">ë</text:span><text:span text:style-name="T5">ûï</text:span><text:span text:style-name="T15">,</text:span><text:span text:style-name="T41"> </text:span><text:span text:style-name="T34">Õ</text:span><text:span text:style-name="T3">à</text:span><text:span text:style-name="T60">áá</text:span><text:span text:style-name="T20">ë</text:span><text:span text:style-name="T47"> </text:span><text:span text:style-name="T20">ç</text:span><text:span text:style-name="T3">à</text:span><text:span text:style-name="T60">êî</text:span><text:span text:style-name="T20">í</text:span><text:span text:style-name="T3">ó</text:span><text:span text:style-name="T20">íà</text:span><text:span text:style-name="T31"> </text:span><text:span text:style-name="T22">á</text:span><text:span text:style-name="T7">à</text:span><text:span text:style-name="T22">ø</text:span><text:span text:style-name="T39"> </text:span><text:span text:style-name="T22">èéå</text:span><text:span text:style-name="T35">ò</text:span><text:span text:style-name="T22">.</text:span><text:span text:style-name="T39"> </text:span><text:span text:style-name="T13">À</text:span><text:span text:style-name="T7">-</text:span><text:span text:style-name="T13">ä</text:span><text:span text:style-name="T7">à</text:span><text:span text:style-name="T13">ã</text:span><text:span text:style-name="T22">û</text:span><text:span text:style-name="T42"> </text:span><text:span text:style-name="T13">ç</text:span><text:span text:style-name="T7">à</text:span><text:span text:style-name="T35">ò</text:span><text:span text:style-name="T22">-</text:span><text:span text:style-name="T23"> </text:span><text:span text:style-name="T35">ò</text:span><text:span text:style-name="T7">à</text:span><text:span text:style-name="T4">ð</text:span><text:span text:style-name="T7">äû</text:span><text:span text:style-name="T22">í</text:span><text:span text:style-name="T107"> </text:span><text:span text:style-name="T35">ò</text:span><text:span text:style-name="T7">û</text:span><text:span text:style-name="T13">ã</text:span><text:span text:style-name="T7">û</text:span><text:span text:style-name="T13">ç</text:span><text:span text:style-name="T7">äû</text:span><text:span text:style-name="T35">êò</text:span><text:span text:style-name="T7">à</text:span><text:span text:style-name="T4">ð</text:span><text:span text:style-name="T22">û</text:span><text:span text:style-name="T118"> </text:span><text:span text:style-name="T7">à</text:span><text:span text:style-name="T22">ð</text:span><text:span text:style-name="T69"> </text:span><text:span text:style-name="T35">ò</text:span><text:span text:style-name="T4">¿ð</text:span><text:span text:style-name="T7">ä</text:span><text:span text:style-name="T4">¿</text:span><text:span text:style-name="T22">¿</text:span><text:span text:style-name="T69"> </text:span><text:span text:style-name="T22">á</text:span><text:span text:style-name="T7">î</text:span><text:span text:style-name="T35">ëó</text:span><text:span text:style-name="T7">ï</text:span><text:span text:style-name="T22">,</text:span><text:span text:style-name="T78"> </text:span><text:span text:style-name="T13">ý</text:span><text:span text:style-name="T22">œ</text:span><text:span text:style-name="T69"> </text:span><text:span text:style-name="T35">ê</text:span><text:span text:style-name="T22">è-</text:span></text:p>
      <text:p text:style-name="P10"><text:span text:style-name="T1">÷</text:span><text:span text:style-name="T15">è</text:span><text:span text:style-name="T5">í</text:span><text:span text:style-name="T15">å</text:span><text:span text:style-name="T162"> </text:span><text:span text:style-name="T5">î</text:span><text:span text:style-name="T15">á</text:span><text:span text:style-name="T5">ú</text:span><text:span text:style-name="T15">å</text:span><text:span text:style-name="T32">êò</text:span><text:span text:style-name="T15">è</text:span><text:span text:style-name="T5">ä</text:span><text:span text:style-name="T15">åí</text:span><text:span text:style-name="T38"> </text:span><text:span text:style-name="T1">÷</text:span><text:span text:style-name="T5">î</text:span><text:span text:style-name="T15">œ</text:span><text:span text:style-name="T174"> </text:span><text:span text:style-name="T5">î</text:span><text:span text:style-name="T15">á</text:span><text:span text:style-name="T5">ú</text:span><text:span text:style-name="T15">å</text:span><text:span text:style-name="T32">êò</text:span><text:span text:style-name="T15">è</text:span><text:span text:style-name="T11">ã</text:span><text:span text:style-name="T15">å</text:span><text:span text:style-name="T162"> </text:span><text:span text:style-name="T15">º</text:span><text:span text:style-name="T32">òê</text:span><text:span text:style-name="T15">º</text:span><text:span text:style-name="T5">íä</text:span><text:span text:style-name="T15">º</text:span><text:span text:style-name="T48"> </text:span><text:span text:style-name="T15">º</text:span><text:span text:style-name="T32">ò</text:span><text:span text:style-name="T15">º</text:span><text:span text:style-name="T41"> </text:span><text:span text:style-name="T32">ò</text:span><text:span text:style-name="T15">åç</text:span><text:span text:style-name="T16"> </text:span><text:span text:style-name="T32">ò</text:span><text:span text:style-name="T15">º</text:span><text:span text:style-name="T1">ì</text:span><text:span text:style-name="T15">º</text:span><text:span text:style-name="T5">íä</text:span><text:span text:style-name="T15">ºéò</text:span><text:span text:style-name="T145"> </text:span><text:span text:style-name="T9">(</text:span><text:span text:style-name="T34">ñ¿</text:span><text:span text:style-name="T60">ðºò</text:span><text:span text:style-name="T34">¿</text:span><text:span text:style-name="T20">í</text:span><text:span text:style-name="T82"> </text:span><text:span text:style-name="T60">ê</text:span><text:span text:style-name="T20">. </text:span><text:span text:style-name="T117"><text:s/></text:span><text:span text:style-name="T9">10-</text:span><text:span text:style-name="T60">á</text:span><text:span text:style-name="T9">å</text:span><text:span text:style-name="T60">òò</text:span><text:span text:style-name="T9">å</text:span><text:span text:style-name="T20">í</text:span><text:span text:style-name="T9">)</text:span><text:span text:style-name="T20">.</text:span></text:p>
      <text:p text:style-name="P11"><text:span text:style-name="T187">Àä</text:span><text:span text:style-name="T190">.</text:span><text:span text:style-name="T193">:</text:span><text:span text:style-name="T197"> </text:span><text:span text:style-name="T191">Ø</text:span><text:span text:style-name="T199">ê</text:span><text:span text:style-name="T188">ë</text:span><text:span text:style-name="T202">î</text:span><text:span text:style-name="T188">â</text:span><text:span text:style-name="T191">ñ</text:span><text:span text:style-name="T199">ê</text:span><text:span text:style-name="T202">è</text:span><text:span text:style-name="T194">é</text:span><text:span text:style-name="T203"> </text:span><text:span text:style-name="T194">È.</text:span><text:span text:style-name="T198"> </text:span><text:span text:style-name="T202">Ñ</text:span><text:span text:style-name="T194">.</text:span><text:span text:style-name="T204"> </text:span><text:span text:style-name="T192">Âñ</text:span><text:span text:style-name="T195">å</text:span><text:span text:style-name="T189">ë</text:span><text:span text:style-name="T195">å</text:span><text:span text:style-name="T205">í</text:span><text:span text:style-name="T195">í</text:span><text:span text:style-name="T200">à</text:span><text:span text:style-name="T207">ÿ</text:span><text:span text:style-name="T195">,</text:span><text:span text:style-name="T209"> </text:span><text:span text:style-name="T195">æ</text:span><text:span text:style-name="T189">è</text:span><text:span text:style-name="T192">ç</text:span><text:span text:style-name="T195">í</text:span><text:span text:style-name="T189">ü</text:span><text:span text:style-name="T195">,</text:span><text:span text:style-name="T210"> </text:span><text:span text:style-name="T192">ð</text:span><text:span text:style-name="T200">à</text:span><text:span text:style-name="T192">ç</text:span><text:span text:style-name="T189">ó</text:span><text:span text:style-name="T200">ì</text:span><text:span text:style-name="T195">.</text:span></text:p>
      <text:p text:style-name="P12"><text:span text:style-name="T193">2</text:span><text:span text:style-name="T206">-</text:span><text:span text:style-name="T187">è</text:span><text:span text:style-name="T211">ç</text:span><text:span text:style-name="T201">ä</text:span><text:span text:style-name="T190">.</text:span><text:span text:style-name="T193">,</text:span><text:span text:style-name="T197"> </text:span><text:span text:style-name="T190">Ì</text:span><text:span text:style-name="T206">.</text:span><text:span text:style-name="T193">,</text:span><text:span text:style-name="T213"> </text:span><text:span text:style-name="T193">19</text:span><text:span text:style-name="T206">6</text:span><text:span text:style-name="T193">5;</text:span><text:span text:style-name="T197"> </text:span><text:span text:style-name="T188">À</text:span><text:span text:style-name="T215">ã</text:span><text:span text:style-name="T208">å</text:span><text:span text:style-name="T217">ê</text:span><text:span text:style-name="T188">ÿ</text:span><text:span text:style-name="T194">í</text:span><text:span text:style-name="T204"> </text:span><text:span text:style-name="T215">Ò</text:span><text:span text:style-name="T194">.</text:span><text:span text:style-name="T214"> </text:span><text:span text:style-name="T188">À</text:span><text:span text:style-name="T194">.</text:span><text:span text:style-name="T214"> </text:span><text:span text:style-name="T218">Ç</text:span><text:span text:style-name="T207">â</text:span><text:span text:style-name="T218">å</text:span><text:span text:style-name="T192">ç</text:span><text:span text:style-name="T218">ä</text:span><text:span text:style-name="T189">û</text:span><text:span text:style-name="T195">,</text:span><text:span text:style-name="T219"> </text:span><text:span text:style-name="T192">ã</text:span><text:span text:style-name="T216">à</text:span><text:span text:style-name="T189">ë</text:span><text:span text:style-name="T216">à</text:span><text:span text:style-name="T189">ê</text:span><text:span text:style-name="T212">ò</text:span><text:span text:style-name="T189">è</text:span><text:span text:style-name="T216">ê</text:span><text:span text:style-name="T200">à</text:span><text:span text:style-name="T195">,</text:span><text:span text:style-name="T196"> </text:span><text:span text:style-name="T200">ì</text:span><text:span text:style-name="T195">å</text:span><text:span text:style-name="T192">ò</text:span><text:span text:style-name="T200">à</text:span><text:span text:style-name="T192">ã</text:span><text:span text:style-name="T200">à</text:span><text:span text:style-name="T189">ë</text:span><text:span text:style-name="T200">à</text:span><text:span text:style-name="T189">ê</text:span><text:span text:style-name="T192">ò</text:span><text:span text:style-name="T189">èê</text:span><text:span text:style-name="T200">à</text:span><text:span text:style-name="T195">.</text:span><text:span text:style-name="T220"> </text:span><text:span text:style-name="T192">Ì.</text:span><text:span text:style-name="T195">,</text:span><text:span text:style-name="T221"> </text:span><text:span text:style-name="T195">1966.</text:span></text:p>
      <text:p text:style-name="P4"><text:span text:style-name="T10">«ÀÀËÀ</text:span><text:span text:style-name="T62">Ì</text:span><text:span text:style-name="T19">»</text:span><text:span text:style-name="T151"> </text:span><text:span text:style-name="T15">–</text:span><text:span text:style-name="T168"> </text:span><text:span text:style-name="T5">æ</text:span><text:span text:style-name="T32">ó</text:span><text:span text:style-name="T1">ì</text:span><text:span text:style-name="T5">à</text:span><text:span text:style-name="T58">ñ</text:span><text:span text:style-name="T5">ûí</text:span><text:span text:style-name="T15">à</text:span><text:span text:style-name="T41"> </text:span><text:span text:style-name="T15">áèð</text:span><text:span text:style-name="T160"> </text:span><text:span text:style-name="T5">æî</text:span><text:span text:style-name="T32">ë</text:span><text:span text:style-name="T15">ó</text:span><text:span text:style-name="T45"> </text:span><text:span text:style-name="T1">÷</text:span><text:span text:style-name="T5">û</text:span><text:span text:style-name="T11">ã</text:span><text:span text:style-name="T32">óó</text:span><text:span text:style-name="T1">÷</text:span><text:span text:style-name="T15">ó</text:span><text:span text:style-name="T29"> </text:span><text:span text:style-name="T1">ì</text:span><text:span text:style-name="T15">å</text:span><text:span text:style-name="T5">í</text:span><text:span text:style-name="T15">-</text:span></text:p>
      <text:p text:style-name="P13"><text:span text:style-name="T29">÷</text:span><text:span text:style-name="T45">è</text:span><text:span text:style-name="T15">ê</text:span><text:span text:style-name="T154"> </text:span><text:span text:style-name="T38">ã</text:span><text:span text:style-name="T45">å</text:span><text:span text:style-name="T38">ç</text:span><text:span text:style-name="T45">è</text:span><text:span text:style-name="T11">ò</text:span><text:span text:style-name="T15">.</text:span><text:span text:style-name="T150"> </text:span><text:span text:style-name="T38">1991-</text:span><text:span text:style-name="T5">æ</text:span><text:span text:style-name="T15">.</text:span><text:span text:style-name="T180"> </text:span><text:span text:style-name="T38">í</text:span><text:span text:style-name="T45">å</text:span><text:span text:style-name="T38">ã</text:span><text:span text:style-name="T45">è</text:span><text:span text:style-name="T11">ç</text:span><text:span text:style-name="T38">ä</text:span><text:span text:style-name="T45">å</text:span><text:span text:style-name="T48">ë</text:span><text:span text:style-name="T38">ã</text:span><text:span text:style-name="T45">å</text:span><text:span text:style-name="T38">í</text:span><text:span text:style-name="T15">.</text:span><text:span text:style-name="T137"> </text:span><text:span text:style-name="T11">Á</text:span><text:span text:style-name="T45">èðè</text:span><text:span text:style-name="T5">í</text:span><text:span text:style-name="T29">÷</text:span><text:span text:style-name="T15">è</text:span><text:span text:style-name="T170"> </text:span><text:span text:style-name="T45">ðå</text:span><text:span text:style-name="T38">ä</text:span><text:span text:style-name="T5">à</text:span><text:span text:style-name="T48">ê</text:span><text:span text:style-name="T11">ò</text:span><text:span text:style-name="T38">î</text:span><text:span text:style-name="T15">-</text:span><text:span text:style-name="T16"> </text:span><text:span text:style-name="T1">ð</text:span><text:span text:style-name="T15">ó</text:span><text:span text:style-name="T142"> </text:span><text:span text:style-name="T32">×</text:span><text:span text:style-name="T15">.</text:span><text:span text:style-name="T137"> </text:span><text:span text:style-name="T5">À</text:span><text:span text:style-name="T45">á</text:span><text:span text:style-name="T41">û</text:span><text:span text:style-name="T48">ê</text:span><text:span text:style-name="T15">å</text:span><text:span text:style-name="T45">å</text:span><text:span text:style-name="T11">â</text:span><text:span text:style-name="T15">.</text:span><text:span text:style-name="T140"> </text:span><text:span text:style-name="T45">Í</text:span><text:span text:style-name="T15">å</text:span><text:span text:style-name="T41">ã</text:span><text:span text:style-name="T45">è</text:span><text:span text:style-name="T41">ç</text:span><text:span text:style-name="T11">ã</text:span><text:span text:style-name="T15">è</text:span><text:span text:style-name="T142"> </text:span><text:span text:style-name="T15">á</text:span><text:span text:style-name="T38">à</text:span><text:span text:style-name="T41">ã</text:span><text:span text:style-name="T5">û</text:span><text:span text:style-name="T11">ò</text:span><text:span text:style-name="T15">û</text:span><text:span text:style-name="T170"> </text:span><text:span text:style-name="T5">æ</text:span><text:span text:style-name="T38">-</text:span><text:span text:style-name="T15">à</text:span><text:span text:style-name="T140"> </text:span><text:span text:style-name="T29">ì</text:span><text:span text:style-name="T38">à</text:span><text:span text:style-name="T11">ç</text:span><text:span text:style-name="T29">ì</text:span><text:span text:style-name="T11">ó</text:span><text:span text:style-name="T38">í</text:span><text:span text:style-name="T15">ó</text:span><text:span text:style-name="T142"> </text:span><text:span text:style-name="T45">á</text:span><text:span text:style-name="T5">-</text:span><text:span text:style-name="T29">÷</text:span><text:span text:style-name="T15">à</text:span><text:span text:style-name="T16"> </text:span><text:span text:style-name="T32">ê</text:span><text:span text:style-name="T5">îî</text:span><text:span text:style-name="T1">ì</text:span><text:span text:style-name="T5">ä</text:span><text:span text:style-name="T32">óê</text:span><text:span text:style-name="T5">-</text:span><text:span text:style-name="T32">ñ</text:span><text:span text:style-name="T5">à</text:span><text:span text:style-name="T15">ÿ</text:span><text:span text:style-name="T58">ñ</text:span><text:span text:style-name="T15">èé,</text:span><text:span text:style-name="T45"> </text:span><text:span text:style-name="T32">ñ</text:span><text:span text:style-name="T5">î</text:span><text:span text:style-name="T15">öè</text:span><text:span text:style-name="T5">à</text:span><text:span text:style-name="T32">ë</text:span><text:span text:style-name="T5">äû</text:span><text:span text:style-name="T15">ê</text:span><text:span text:style-name="T58"> </text:span><text:span text:style-name="T1">ì</text:span><text:span text:style-name="T5">à</text:span><text:span text:style-name="T32">ñ</text:span><text:span text:style-name="T15">å</text:span><text:span text:style-name="T32">ë</text:span><text:span text:style-name="T15">å</text:span><text:span text:style-name="T32">ë</text:span><text:span text:style-name="T15">å</text:span><text:span text:style-name="T1">ð</text:span><text:span text:style-name="T15">,</text:span><text:span text:style-name="T48"> </text:span><text:span text:style-name="T32">ò</text:span><text:span text:style-name="T5">à</text:span><text:span text:style-name="T1">ð</text:span><text:span text:style-name="T5">û</text:span><text:span text:style-name="T15">õ,</text:span><text:span text:style-name="T16"> </text:span><text:span text:style-name="T1">ì</text:span><text:span text:style-name="T5">àä-</text:span><text:span text:style-name="T32">ò</text:span><text:span text:style-name="T15">,</text:span><text:span text:style-name="T113"> </text:span><text:span text:style-name="T5">àä</text:span><text:span text:style-name="T15">å</text:span><text:span text:style-name="T5">ï-à</text:span><text:span text:style-name="T15">õ</text:span><text:span text:style-name="T32">ë</text:span><text:span text:style-name="T5">à</text:span><text:span text:style-name="T15">ê</text:span><text:span text:style-name="T100"> </text:span><text:span text:style-name="T5">æ-</text:span><text:span text:style-name="T15">à</text:span><text:span text:style-name="T113"> </text:span><text:span text:style-name="T11">ý</text:span><text:span text:style-name="T5">í</text:span><text:span text:style-name="T15">å</text:span><text:span text:style-name="T100"> </text:span><text:span text:style-name="T32">ò</text:span><text:span text:style-name="T15">è</text:span><text:span text:style-name="T32">ë</text:span><text:span text:style-name="T5">ä</text:span><text:span text:style-name="T15">èí</text:span><text:span text:style-name="T134"> </text:span><text:span text:style-name="T15">á</text:span><text:span text:style-name="T1">¿</text:span><text:span text:style-name="T11">ã</text:span><text:span text:style-name="T1">¿</text:span><text:span text:style-name="T5">í</text:span><text:span text:style-name="T32">ê</text:span><text:span text:style-name="T15">¿</text:span><text:span text:style-name="T132"> </text:span><text:span text:style-name="T5">à</text:span><text:span text:style-name="T15">á</text:span><text:span text:style-name="T5">à</text:span><text:span text:style-name="T15">-</text:span><text:span text:style-name="T16"> </text:span><text:span text:style-name="T32">ë</text:span><text:span text:style-name="T5">û</text:span><text:span text:style-name="T15">,</text:span><text:span text:style-name="T164"> </text:span><text:span text:style-name="T32">ê</text:span><text:span text:style-name="T15">å</text:span><text:span text:style-name="T32">ë</text:span><text:span text:style-name="T15">å</text:span><text:span text:style-name="T1">÷</text:span><text:span text:style-name="T15">å</text:span><text:span text:style-name="T11">ã</text:span><text:span text:style-name="T15">è</text:span><text:span text:style-name="T123"> </text:span><text:span text:style-name="T5">æ-ä</text:span><text:span text:style-name="T15">º</text:span><text:span text:style-name="T11">ã</text:span><text:span text:style-name="T15">¿</text:span><text:span text:style-name="T147"> </text:span><text:span text:style-name="T1">ì</text:span><text:span text:style-name="T5">ààí</text:span><text:span text:style-name="T32">èë</text:span><text:span text:style-name="T1">¿</text:span><text:span text:style-name="T15">¿</text:span><text:span text:style-name="T98"> </text:span><text:span text:style-name="T1">ì</text:span><text:span text:style-name="T5">à</text:span><text:span text:style-name="T32">ñ</text:span><text:span text:style-name="T15">å</text:span><text:span text:style-name="T32">ë</text:span><text:span text:style-name="T15">å</text:span><text:span text:style-name="T32">ë</text:span><text:span text:style-name="T15">å</text:span><text:span text:style-name="T1">ð</text:span><text:span text:style-name="T11">ã</text:span><text:span text:style-name="T15">å,</text:span><text:span text:style-name="T102"> </text:span><text:span text:style-name="T5">î</text:span><text:span text:style-name="T15">.</text:span><text:span text:style-name="T16"> </text:span><text:span text:style-name="T11">ý</text:span><text:span text:style-name="T48">ë</text:span><text:span text:style-name="T15">å</text:span><text:span text:style-name="T29"> </text:span><text:span text:style-name="T3">àà</text:span><text:span text:style-name="T50">ë</text:span><text:span text:style-name="T3">à</text:span><text:span text:style-name="T20">ì</text:span><text:span text:style-name="T50"> </text:span><text:span text:style-name="T49">ê</text:span><text:span text:style-name="T35">ó</text:span><text:span text:style-name="T22">á</text:span><text:span text:style-name="T13">ó</text:span><text:span text:style-name="T35">ëó</text:span><text:span text:style-name="T42">ø</text:span><text:span text:style-name="T35">ò</text:span><text:span text:style-name="T7">à</text:span><text:span text:style-name="T46">ð</text:span><text:span text:style-name="T7">û</text:span><text:span text:style-name="T22">í</text:span><text:span text:style-name="T66"> </text:span><text:span text:style-name="T4">÷</text:span><text:span text:style-name="T7">à</text:span><text:span text:style-name="T42">ã</text:span><text:span text:style-name="T7">û</text:span><text:span text:style-name="T35">ë</text:span><text:span text:style-name="T39">ä</text:span><text:span text:style-name="T7">û</text:span><text:span text:style-name="T4">ð</text:span><text:span text:style-name="T42">ã</text:span><text:span text:style-name="T7">à</text:span><text:span text:style-name="T22">í</text:span><text:span text:style-name="T57"> </text:span><text:span text:style-name="T35">ò</text:span><text:span text:style-name="T4">¿</text:span><text:span text:style-name="T42">ø</text:span><text:span text:style-name="T4">¿</text:span><text:span text:style-name="T7">í</text:span><text:span text:style-name="T49">¿</text:span><text:span text:style-name="T35">ê</text:span><text:span text:style-name="T22">-</text:span><text:span text:style-name="T23"> </text:span><text:span text:style-name="T35">ò</text:span><text:span text:style-name="T22">º</text:span><text:span text:style-name="T4">ð</text:span><text:span text:style-name="T13">ã</text:span><text:span text:style-name="T22">º</text:span><text:span text:style-name="T39"> </text:span><text:span text:style-name="T35">ê</text:span><text:span text:style-name="T22">º</text:span><text:span text:style-name="T7">œ</text:span><text:span text:style-name="T4">¿</text:span><text:span text:style-name="T22">ë</text:span><text:span text:style-name="T175"> </text:span><text:span text:style-name="T22">áº</text:span><text:span text:style-name="T35">ë</text:span><text:span text:style-name="T22">º</text:span><text:span text:style-name="T35">ò</text:span><text:span text:style-name="T22">.</text:span><text:span text:style-name="T42"> </text:span><text:span text:style-name="T22">Í</text:span><text:span text:style-name="T35">ó</text:span><text:span text:style-name="T61">ñ</text:span><text:span text:style-name="T35">ê</text:span><text:span text:style-name="T7">à</text:span><text:span text:style-name="T61">ñ</text:span><text:span text:style-name="T22">û</text:span><text:span text:style-name="T149"> </text:span><text:span text:style-name="T22">–</text:span><text:span text:style-name="T141"> </text:span><text:span text:style-name="T22">8</text:span><text:span text:style-name="T64"> </text:span><text:span text:style-name="T4">ì</text:span><text:span text:style-name="T22">èœ</text:span><text:span text:style-name="T39"> </text:span><text:span text:style-name="T7">(2005)</text:span><text:span text:style-name="T22">.</text:span><text:span text:style-name="T23"> </text:span><text:span text:style-name="T8">À</text:span><text:span text:style-name="T93">À</text:span><text:span text:style-name="T36">Ð</text:span><text:span text:style-name="T26">Û</text:span><text:span text:style-name="T183"> </text:span><text:span text:style-name="T7">(</text:span><text:span text:style-name="T61">A</text:span><text:span text:style-name="T87">p</text:span><text:span text:style-name="T61">o</text:span><text:span text:style-name="T22">i</text:span><text:span text:style-name="T92">d</text:span><text:span text:style-name="T87">e</text:span><text:span text:style-name="T7">a</text:span><text:span text:style-name="T22">)</text:span><text:span text:style-name="T165"> </text:span><text:span text:style-name="T22">–</text:span><text:span text:style-name="T122"> </text:span><text:span text:style-name="T92">æà</text:span><text:span text:style-name="T4">ð</text:span><text:span text:style-name="T61">ã</text:span><text:span text:style-name="T92">à</text:span><text:span text:style-name="T22">ê</text:span><text:span text:style-name="T122"> </text:span><text:span text:style-name="T81">ê</text:span><text:span text:style-name="T92">à</text:span><text:span text:style-name="T7">í</text:span><text:span text:style-name="T92">à</text:span><text:span text:style-name="T81">òò</text:span><text:span text:style-name="T35">ó</text:span><text:span text:style-name="T81">óë</text:span><text:span text:style-name="T7">à</text:span><text:span text:style-name="T22">ð</text:span><text:span text:style-name="T146"> </text:span><text:span text:style-name="T81">ò</text:span><text:span text:style-name="T4">¿</text:span><text:span text:style-name="T87">ð</text:span><text:span text:style-name="T22">-</text:span><text:span text:style-name="T23"> </text:span><text:span text:style-name="T35">ê</text:span><text:span text:style-name="T49">¿</text:span><text:span text:style-name="T4">ì¿</text:span><text:span text:style-name="T39">í</text:span><text:span text:style-name="T4">¿</text:span><text:span text:style-name="T22">í</text:span><text:span text:style-name="T66"> </text:span><text:span text:style-name="T4">÷</text:span><text:span text:style-name="T7">î</text:span><text:span text:style-name="T22">œ</text:span><text:span text:style-name="T64"> </text:span><text:span text:style-name="T35">ò</text:span><text:span text:style-name="T13">ó</text:span><text:span text:style-name="T35">êó</text:span><text:span text:style-name="T30">ì</text:span><text:span text:style-name="T35">ó</text:span><text:span text:style-name="T22">.</text:span><text:span text:style-name="T64"> </text:span><text:span text:style-name="T7">Ä</text:span><text:span text:style-name="T22">å</text:span><text:span text:style-name="T39">í</text:span><text:span text:style-name="T22">å</text:span><text:span text:style-name="T35">ñ</text:span><text:span text:style-name="T22">è</text:span><text:span text:style-name="T159"> </text:span><text:span text:style-name="T35">ò</text:span><text:span text:style-name="T49">¿</text:span><text:span text:style-name="T35">êò</text:span><text:span text:style-name="T49">¿</text:span><text:span text:style-name="T4">¿</text:span><text:span text:style-name="T22">,</text:span><text:span text:style-name="T66"> </text:span><text:span text:style-name="T35">ó</text:span><text:span text:style-name="T13">ç</text:span><text:span text:style-name="T22">.</text:span><text:span text:style-name="T64"> </text:span><text:span text:style-name="T7">1</text:span><text:span text:style-name="T22">5</text:span><text:span text:style-name="T64"> </text:span><text:span text:style-name="T47">ì</text:span><text:span text:style-name="T20">ì</text:span><text:span text:style-name="T39">ä</text:span><text:span text:style-name="T22">åí</text:span><text:span text:style-name="T23"> </text:span><text:span text:style-name="T22">5</text:span><text:span text:style-name="T7"> </text:span><text:span text:style-name="T34">ñ</text:span><text:span text:style-name="T20">ì</text:span><text:span text:style-name="T13">ã</text:span><text:span text:style-name="T22">å</text:span><text:span text:style-name="T127"> </text:span><text:span text:style-name="T4">÷å</text:span><text:span text:style-name="T22">éè</text:span><text:span text:style-name="T7">í</text:span><text:span text:style-name="T22">,</text:span><text:span text:style-name="T4"> </text:span><text:span text:style-name="T35">ê</text:span><text:span text:style-name="T22">º</text:span><text:span text:style-name="T7">ï</text:span><text:span text:style-name="T4">÷¿</text:span><text:span text:style-name="T35">ë</text:span><text:span text:style-name="T4">¿</text:span><text:span text:style-name="T13">ã</text:span><text:span text:style-name="T4">¿</text:span><text:span text:style-name="T7">í</text:span><text:span text:style-name="T4">¿</text:span><text:span text:style-name="T35">ê</text:span><text:span text:style-name="T22">¿</text:span><text:span text:style-name="T46"> </text:span><text:span text:style-name="T7">1</text:span><text:span text:style-name="T61">–</text:span><text:span text:style-name="T7">1,</text:span><text:span text:style-name="T22">5 </text:span><text:span text:style-name="T34">ñ</text:span><text:span text:style-name="T20">ì</text:span><text:span text:style-name="T22">.</text:span><text:span text:style-name="T46"> </text:span><text:span text:style-name="T7">Àíû</text:span><text:span text:style-name="T22">í</text:span><text:span text:style-name="T39"> </text:span><text:span text:style-name="T7">îî</text:span><text:span text:style-name="T22">ç</text:span><text:span text:style-name="T23"> </text:span><text:span text:style-name="T7">î</text:span><text:span text:style-name="T4">ð</text:span><text:span text:style-name="T13">ã</text:span><text:span text:style-name="T7">àíäà</text:span><text:span text:style-name="T4">ð</text:span><text:span text:style-name="T22">û</text:span><text:span text:style-name="T76"> </text:span><text:span text:style-name="T35">ê</text:span><text:span text:style-name="T22">å</text:span><text:span text:style-name="T4">ì</text:span><text:span text:style-name="T22">è</text:span><text:span text:style-name="T4">ð¿¿</text:span><text:span text:style-name="T13">ã</text:span><text:span text:style-name="T22">º,</text:span><text:span text:style-name="T76"> </text:span><text:span text:style-name="T35">ó</text:span><text:span text:style-name="T13">ç</text:span><text:span text:style-name="T35">ó</text:span><text:span text:style-name="T22">í</text:span><text:span text:style-name="T110"> </text:span><text:span text:style-name="T35">òó</text:span><text:span text:style-name="T4">ì</text:span><text:span text:style-name="T13">ø</text:span><text:span text:style-name="T35">ó</text:span><text:span text:style-name="T13">ã</text:span><text:span text:style-name="T22">ó</text:span><text:span text:style-name="T108"> </text:span><text:span text:style-name="T13">ã</text:span><text:span text:style-name="T4">¿</text:span><text:span text:style-name="T22">ë</text:span><text:span text:style-name="T108"> </text:span><text:span text:style-name="T13">ø</text:span><text:span text:style-name="T22">è</text:span><text:span text:style-name="T4">ð</text:span><text:span text:style-name="T22">å-</text:span><text:span text:style-name="T23"> </text:span><text:span text:style-name="T61">ñ</text:span><text:span text:style-name="T22">èí</text:span><text:span text:style-name="T53"> </text:span><text:span text:style-name="T7">æû</text:span><text:span text:style-name="T22">é</text:span><text:span text:style-name="T7">íîîã</text:span><text:span text:style-name="T22">î</text:span><text:span text:style-name="T53"> </text:span><text:span text:style-name="T7">û</text:span><text:span text:style-name="T35">ë</text:span><text:span text:style-name="T7">à</text:span><text:span text:style-name="T22">é</text:span><text:span text:style-name="T7">û</text:span><text:span text:style-name="T35">êò</text:span><text:span text:style-name="T7">àíãàí</text:span><text:span text:style-name="T22">.</text:span><text:span text:style-name="T159"> </text:span><text:span text:style-name="T7">3</text:span><text:span text:style-name="T22">0</text:span><text:span text:style-name="T53"> </text:span><text:span text:style-name="T4">ì</text:span><text:span text:style-name="T22">è</text:span><text:span text:style-name="T7">œ</text:span><text:span text:style-name="T13">ã</text:span><text:span text:style-name="T22">å</text:span><text:span text:style-name="T175"> </text:span><text:span text:style-name="T7">æà</text:span><text:span text:style-name="T35">ê</text:span><text:span text:style-name="T7">û</text:span><text:span text:style-name="T22">í</text:span><text:span text:style-name="T23"> </text:span><text:span text:style-name="T35">ò</text:span><text:span text:style-name="T4">¿ð</text:span><text:span text:style-name="T22">¿</text:span><text:span text:style-name="T112"> </text:span><text:span text:style-name="T4">áå</text:span><text:span text:style-name="T35">ë</text:span><text:span text:style-name="T13">ã</text:span><text:span text:style-name="T22">è</text:span><text:span text:style-name="T35">ë</text:span><text:span text:style-name="T4">¿¿</text:span><text:span text:style-name="T22">,</text:span><text:span text:style-name="T124"> </text:span><text:span text:style-name="T35">ê</text:span><text:span text:style-name="T22">º</text:span><text:span text:style-name="T7">ï</text:span><text:span text:style-name="T4">÷¿</text:span><text:span text:style-name="T35">ë</text:span><text:span text:style-name="T4">¿</text:span><text:span text:style-name="T13">ã</text:span><text:span text:style-name="T22">¿</text:span><text:span text:style-name="T112"> </text:span><text:span text:style-name="T35">ò</text:span><text:span text:style-name="T4">ð</text:span><text:span text:style-name="T7">îï</text:span><text:span text:style-name="T22">èê</text:span><text:span text:style-name="T99"> </text:span><text:span text:style-name="T7">æ-</text:span><text:span text:style-name="T22">à</text:span><text:span text:style-name="T112"> </text:span><text:span text:style-name="T61">ñ</text:span><text:span text:style-name="T35">ó</text:span><text:span text:style-name="T4">á</text:span><text:span text:style-name="T35">ò</text:span><text:span text:style-name="T4">ð</text:span><text:span text:style-name="T7">îï</text:span><text:span text:style-name="T22">èê</text:span></text:p>
      <text:p text:style-name="P5"><text:span text:style-name="T15">º</text:span><text:span text:style-name="T32">ë</text:span><text:span text:style-name="T80">ê</text:span><text:span text:style-name="T15">º</text:span><text:span text:style-name="T32">ë</text:span><text:span text:style-name="T15">ºð</text:span><text:span text:style-name="T5">ä</text:span><text:span text:style-name="T15">º</text:span><text:span text:style-name="T89"> </text:span><text:span text:style-name="T32">ê</text:span><text:span text:style-name="T15">åœ</text:span><text:span text:style-name="T83">è</text:span><text:span text:style-name="T15">ðè</text:span><text:span text:style-name="T111"> </text:span><text:span text:style-name="T32">ò</text:span><text:span text:style-name="T5">à</text:span><text:span text:style-name="T86">ð</text:span><text:span text:style-name="T5">à</text:span><text:span text:style-name="T32">ë</text:span><text:span text:style-name="T11">ã</text:span><text:span text:style-name="T5">àí</text:span><text:span text:style-name="T15">.</text:span><text:span text:style-name="T95"> </text:span><text:span text:style-name="T5">À</text:span><text:span text:style-name="T32">ë</text:span><text:span text:style-name="T5">à</text:span><text:span text:style-name="T15">ð</text:span><text:span text:style-name="T100"> </text:span><text:span text:style-name="T32">ó</text:span><text:span text:style-name="T15">þ</text:span><text:span text:style-name="T32">êò</text:span><text:span text:style-name="T91">à</text:span><text:span text:style-name="T11">ø</text:span><text:span text:style-name="T5">û</text:span><text:span text:style-name="T15">ï</text:span><text:span text:style-name="T16"> </text:span><text:span text:style-name="T5">æàøîî</text:span><text:span text:style-name="T1">÷</text:span><text:span text:style-name="T32">ó</text:span><text:span text:style-name="T15">,</text:span><text:span text:style-name="T70"> </text:span><text:span text:style-name="T5">æà</text:span><text:span text:style-name="T32">ë</text:span><text:span text:style-name="T11">ã</text:span><text:span text:style-name="T5">û</text:span><text:span text:style-name="T11">ç</text:span><text:span text:style-name="T5">äà</text:span><text:span text:style-name="T15">í</text:span><text:span text:style-name="T77"> </text:span><text:span text:style-name="T5">æàøîî</text:span><text:span text:style-name="T1">÷</text:span><text:span text:style-name="T15">ó</text:span><text:span text:style-name="T132"> </text:span><text:span text:style-name="T5">æ-</text:span><text:span text:style-name="T15">à</text:span><text:span text:style-name="T77"> </text:span><text:span text:style-name="T15">áº</text:span><text:span text:style-name="T32">ë</text:span><text:span text:style-name="T15">ºê</text:span><text:span text:style-name="T113"> </text:span><text:span text:style-name="T5">(</text:span><text:span text:style-name="T32">ê</text:span><text:span text:style-name="T15">º-</text:span><text:span text:style-name="T16"> </text:span><text:span text:style-name="T15">á</text:span><text:span text:style-name="T1">¿</text:span><text:span text:style-name="T5">í</text:span><text:span text:style-name="T1">÷</text:span><text:span text:style-name="T15">º</text:span><text:span text:style-name="T83"> </text:span><text:span text:style-name="T58">ñ</text:span><text:span text:style-name="T5">à</text:span><text:span text:style-name="T1">ð</text:span><text:span text:style-name="T5">û</text:span><text:span text:style-name="T15">)</text:span><text:span text:style-name="T11"> </text:span><text:span text:style-name="T5">À-íû</text:span><text:span text:style-name="T15">í</text:span><text:span text:style-name="T58"> </text:span><text:span text:style-name="T32">ó</text:span><text:span text:style-name="T15">þ</text:span><text:span text:style-name="T5">ã</text:span><text:span text:style-name="T32">ó</text:span><text:span text:style-name="T5">í</text:span><text:span text:style-name="T15">à</text:span><text:span text:style-name="T11"> </text:span><text:span text:style-name="T32">òóê</text:span><text:span text:style-name="T58">ó</text:span><text:span text:style-name="T1">ì</text:span><text:span text:style-name="T5">äîî</text:span><text:span text:style-name="T1">÷</text:span><text:span text:style-name="T15">ó</text:span><text:span text:style-name="T80"> </text:span><text:span text:style-name="T5">«</text:span><text:span text:style-name="T32">ê</text:span><text:span text:style-name="T1">¿</text:span><text:span text:style-name="T32">ê</text:span><text:span text:style-name="T1">¿</text:span><text:span text:style-name="T32">ê</text:span><text:span text:style-name="T15">»</text:span><text:span text:style-name="T16"> </text:span><text:span text:style-name="T5">àà</text:span><text:span text:style-name="T86">ð</text:span><text:span text:style-name="T5">û</text:span><text:span text:style-name="T32">ë</text:span><text:span text:style-name="T5">à</text:span><text:span text:style-name="T15">ð</text:span><text:span text:style-name="T184"> </text:span><text:span text:style-name="T15">á</text:span><text:span text:style-name="T5">î</text:span><text:span text:style-name="T32">ë</text:span><text:span text:style-name="T80">ó</text:span><text:span text:style-name="T15">ï</text:span><text:span text:style-name="T185"> </text:span><text:span text:style-name="T15">á</text:span><text:span text:style-name="T83">º</text:span><text:span text:style-name="T32">ë</text:span><text:span text:style-name="T1">¿</text:span><text:span text:style-name="T5">í</text:span><text:span text:style-name="T15">º</text:span><text:span text:style-name="T80">ò</text:span><text:span text:style-name="T15">.</text:span><text:span text:style-name="T186"> </text:span><text:span text:style-name="T32">Ê</text:span><text:span text:style-name="T5">û</text:span><text:span text:style-name="T86">ð</text:span><text:span text:style-name="T11">ã</text:span><text:span text:style-name="T5">-í</text:span><text:span text:style-name="T58">ä</text:span><text:span text:style-name="T15">à</text:span><text:span text:style-name="T186"> </text:span><text:span text:style-name="T32">ê</text:span><text:span text:style-name="T15">å</text:span><text:span text:style-name="T58">ç</text:span><text:span text:style-name="T5">ä</text:span><text:span text:style-name="T15">å</text:span><text:span text:style-name="T11">ø</text:span><text:span text:style-name="T58">¿</text:span><text:span text:style-name="T1">¿</text:span><text:span text:style-name="T5">÷</text:span><text:span text:style-name="T15">¿</text:span><text:span text:style-name="T18"> </text:span><text:span text:style-name="T32">óþêò</text:span><text:span text:style-name="T5">à</text:span><text:span text:style-name="T11">ø</text:span><text:span text:style-name="T5">û</text:span><text:span text:style-name="T15">ï</text:span><text:span text:style-name="T140"> </text:span><text:span text:style-name="T5">(</text:span><text:span text:style-name="T32">ò</text:span><text:span text:style-name="T5">îï</text:span><text:span text:style-name="T32">ò</text:span><text:span text:style-name="T5">î</text:span><text:span text:style-name="T11">ø</text:span><text:span text:style-name="T32">ó</text:span><text:span text:style-name="T5">ï</text:span><text:span text:style-name="T15">)</text:span><text:span text:style-name="T54"> </text:span><text:span text:style-name="T5">æà</text:span><text:span text:style-name="T41">ø</text:span><text:span text:style-name="T38">îî</text:span><text:span text:style-name="T29">÷</text:span><text:span text:style-name="T11">ó</text:span><text:span text:style-name="T48">ë</text:span><text:span text:style-name="T160">à</text:span><text:span text:style-name="T45">ð</text:span><text:span text:style-name="T41">ã</text:span><text:span text:style-name="T15">à</text:span><text:span text:style-name="T180"> </text:span><text:span text:style-name="T41">ø</text:span><text:span text:style-name="T45">è</text:span><text:span text:style-name="T1">ì</text:span><text:span text:style-name="T15">è</text:span><text:span text:style-name="T32">ê</text:span><text:span text:style-name="T1">÷</text:span><text:span text:style-name="T32">è</text:span><text:span text:style-name="T15">,</text:span><text:span text:style-name="T16"> </text:span><text:span text:style-name="T5">æàïà</text:span><text:span text:style-name="T15">éû</text:span><text:span text:style-name="T80"> </text:span><text:span text:style-name="T5">æ-</text:span><text:span text:style-name="T15">à</text:span><text:span text:style-name="T83"> </text:span><text:span text:style-name="T60">á</text:span><text:span text:style-name="T3">à</text:span><text:span text:style-name="T20">ë</text:span><text:span text:style-name="T105"> </text:span><text:span text:style-name="T3">àà</text:span><text:span text:style-name="T34">ð</text:span><text:span text:style-name="T14">û</text:span><text:span text:style-name="T34">ñ</text:span><text:span text:style-name="T20">û</text:span><text:span text:style-name="T82"> </text:span><text:span text:style-name="T35">êè</text:span><text:span text:style-name="T4">ð</text:span><text:span text:style-name="T22">å</text:span><text:span text:style-name="T35">ò</text:span><text:span text:style-name="T22">.</text:span><text:span text:style-name="T69"> </text:span><text:span text:style-name="T4">Ò</text:span><text:span text:style-name="T7">îï</text:span><text:span text:style-name="T35">ò</text:span><text:span text:style-name="T7">î</text:span><text:span text:style-name="T13">ø</text:span><text:span text:style-name="T35">ó</text:span><text:span text:style-name="T22">ï</text:span><text:span text:style-name="T81"> </text:span><text:span text:style-name="T7">æà</text:span><text:span text:style-name="T22">-</text:span><text:span text:style-name="T23"> </text:span><text:span text:style-name="T13">ø</text:span><text:span text:style-name="T7">îî</text:span><text:span text:style-name="T4">÷</text:span><text:span text:style-name="T35">óë</text:span><text:span text:style-name="T7">à</text:span><text:span text:style-name="T22">ð</text:span><text:span text:style-name="T39"> </text:span><text:span text:style-name="T35">òóêó</text:span><text:span text:style-name="T22">ì</text:span><text:span text:style-name="T30"> </text:span><text:span text:style-name="T22">áå</text:span><text:span text:style-name="T4">ð¿¿÷</text:span><text:span text:style-name="T22">¿</text:span><text:span text:style-name="T39"> </text:span><text:span text:style-name="T35">ó</text:span><text:span text:style-name="T4">ð</text:span><text:span text:style-name="T13">ã</text:span><text:span text:style-name="T7">àà</text:span><text:span text:style-name="T4">÷</text:span><text:span text:style-name="T7">û</text:span><text:span text:style-name="T22">,</text:span><text:span text:style-name="T39"> </text:span><text:span text:style-name="T35">òóêó</text:span><text:span text:style-name="T4">ì</text:span><text:span text:style-name="T61">ñ</text:span><text:span text:style-name="T35">ó</text:span><text:span text:style-name="T22">ç</text:span><text:span text:style-name="T42"> </text:span><text:span text:style-name="T7">æ</text:span><text:span text:style-name="T35">ó</text:span><text:span text:style-name="T22">-</text:span><text:span text:style-name="T23"> </text:span><text:span text:style-name="T4">ì</text:span><text:span text:style-name="T13">óø</text:span><text:span text:style-name="T4">÷</text:span><text:span text:style-name="T22">ó</text:span><text:span text:style-name="T171"> </text:span><text:span text:style-name="T35">ó</text:span><text:span text:style-name="T4">ð</text:span><text:span text:style-name="T42">ã</text:span><text:span text:style-name="T7">àà÷</text:span><text:span text:style-name="T22">û</text:span><text:span text:style-name="T138"> </text:span><text:span text:style-name="T7">À</text:span><text:span text:style-name="T39">-</text:span><text:span text:style-name="T35">ë</text:span><text:span text:style-name="T7">à</text:span><text:span text:style-name="T4">ð</text:span><text:span text:style-name="T39">ä</text:span><text:span text:style-name="T7">à</text:span><text:span text:style-name="T22">í</text:span><text:span text:style-name="T116"> </text:span><text:span text:style-name="T13">ò</text:span><text:span text:style-name="T35">ó</text:span><text:span text:style-name="T4">ð</text:span><text:span text:style-name="T7">à</text:span><text:span text:style-name="T13">ò</text:span><text:span text:style-name="T22">.</text:span><text:span text:style-name="T64"> </text:span><text:span text:style-name="T30">Ý</text:span><text:span text:style-name="T4">ð</text:span><text:span text:style-name="T35">ê</text:span><text:span text:style-name="T22">å</text:span><text:span text:style-name="T42">ã</text:span><text:span text:style-name="T22">è</text:span><text:span text:style-name="T64"> </text:span><text:span text:style-name="T49">ê</text:span><text:span text:style-name="T4">¿</text:span><text:span text:style-name="T13">ç</text:span><text:span text:style-name="T4">¿</text:span><text:span text:style-name="T39">í</text:span><text:span text:style-name="T7">ä</text:span><text:span text:style-name="T22">º</text:span><text:span text:style-name="T25"> </text:span><text:span text:style-name="T35">ó</text:span><text:span text:style-name="T22">þ</text:span><text:span text:style-name="T81">ê</text:span><text:span text:style-name="T35">ê</text:span><text:span text:style-name="T22">à</text:span><text:span text:style-name="T72"> </text:span><text:span text:style-name="T81">ê</text:span><text:span text:style-name="T22">å</text:span><text:span text:style-name="T35">ë</text:span><text:span text:style-name="T22">è</text:span><text:span text:style-name="T92">ï</text:span><text:span text:style-name="T22">,</text:span><text:span text:style-name="T72"> </text:span><text:span text:style-name="T35">ó</text:span><text:span text:style-name="T4">ð</text:span><text:span text:style-name="T35">ã</text:span><text:span text:style-name="T7">àà</text:span><text:span text:style-name="T4">÷</text:span><text:span text:style-name="T92">û</text:span><text:span text:style-name="T61">ñ</text:span><text:span text:style-name="T22">û</text:span><text:span text:style-name="T72"> </text:span><text:span text:style-name="T87">ì</text:span><text:span text:style-name="T7">-</text:span><text:span text:style-name="T22">í</text:span><text:span text:style-name="T72"> </text:span><text:span text:style-name="T35">ó</text:span><text:span text:style-name="T87">ð</text:span><text:span text:style-name="T35">óêò</text:span><text:span text:style-name="T92">à</text:span><text:span text:style-name="T13">ø</text:span><text:span text:style-name="T35">ê</text:span><text:span text:style-name="T7">à</text:span><text:span text:style-name="T92">í</text:span><text:span text:style-name="T7">äà</text:span><text:span text:style-name="T22">í</text:span><text:span text:style-name="T23"> </text:span><text:span text:style-name="T35">ê</text:span><text:span text:style-name="T22">èéèí</text:span><text:span text:style-name="T107"> </text:span><text:span text:style-name="T22">º</text:span><text:span text:style-name="T35">ë</text:span><text:span text:style-name="T22">º</text:span><text:span text:style-name="T35">ò</text:span><text:span text:style-name="T22">.</text:span><text:span text:style-name="T76"> </text:span><text:span text:style-name="T13">Ó</text:span><text:span text:style-name="T22">þ</text:span><text:span text:style-name="T35">êò</text:span><text:span text:style-name="T22">à</text:span><text:span text:style-name="T107"> </text:span><text:span text:style-name="T35">ó</text:span><text:span text:style-name="T4">ð</text:span><text:span text:style-name="T13">ã</text:span><text:span text:style-name="T7">àà÷û</text:span><text:span text:style-name="T35">ë</text:span><text:span text:style-name="T7">à</text:span><text:span text:style-name="T4">ð</text:span><text:span text:style-name="T22">û</text:span><text:span text:style-name="T107"> </text:span><text:span text:style-name="T7">(</text:span><text:span text:style-name="T13">ý</text:span><text:span text:style-name="T7">í</text:span><text:span text:style-name="T22">å</text:span><text:span text:style-name="T74"> </text:span><text:span text:style-name="T7">æ-</text:span><text:span text:style-name="T22">à</text:span><text:span text:style-name="T107"> </text:span><text:span text:style-name="T7">æ</text:span><text:span text:style-name="T35">ó</text:span><text:span text:style-name="T22">-</text:span><text:span text:style-name="T23"> </text:span><text:span text:style-name="T4">ì</text:span><text:span text:style-name="T35">ó</text:span><text:span text:style-name="T13">ø</text:span><text:span text:style-name="T4">÷</text:span><text:span text:style-name="T35">óë</text:span><text:span text:style-name="T7">à</text:span><text:span text:style-name="T4">ð</text:span><text:span text:style-name="T7">û</text:span><text:span text:style-name="T22">)</text:span><text:span text:style-name="T152"> </text:span><text:span text:style-name="T13">ã</text:span><text:span text:style-name="T7">àí</text:span><text:span text:style-name="T22">à</text:span><text:span text:style-name="T171"> </text:span><text:span text:style-name="T35">ê</text:span><text:span text:style-name="T7">û</text:span><text:span text:style-name="T13">ø</text:span><text:span text:style-name="T35">ò</text:span><text:span text:style-name="T7">à</text:span><text:span text:style-name="T22">é</text:span><text:span text:style-name="T35">ò</text:span><text:span text:style-name="T22">.</text:span><text:span text:style-name="T138"> </text:span><text:span text:style-name="T13">Ó</text:span><text:span text:style-name="T22">þ</text:span><text:span text:style-name="T35">êò</text:span><text:span text:style-name="T7">à</text:span><text:span text:style-name="T13">ø</text:span><text:span text:style-name="T7">û</text:span><text:span text:style-name="T22">ï</text:span><text:span text:style-name="T171"> </text:span><text:span text:style-name="T7">æà</text:span><text:span text:style-name="T13">ø</text:span><text:span text:style-name="T7">îî</text:span><text:span text:style-name="T22">-</text:span></text:p>
      <text:p text:style-name="P14"><text:span text:style-name="T1">÷</text:span><text:span text:style-name="T32">óë</text:span><text:span text:style-name="T5">à</text:span><text:span text:style-name="T15">ð</text:span><text:span text:style-name="T174"> </text:span><text:span text:style-name="T5">äà</text:span><text:span text:style-name="T1">ð</text:span><text:span text:style-name="T5">à</text:span><text:span text:style-name="T15">ê</text:span><text:span text:style-name="T48"> </text:span><text:span text:style-name="T32">ê</text:span><text:span text:style-name="T15">º</text:span><text:span text:style-name="T5">œä</text:span><text:span text:style-name="T15">º</text:span><text:span text:style-name="T32">é</text:span><text:span text:style-name="T1">¿</text:span><text:span text:style-name="T5">í</text:span><text:span text:style-name="T15">º,</text:span><text:span text:style-name="T160"> </text:span><text:span text:style-name="T32">ò</text:span><text:span text:style-name="T5">à</text:span><text:span text:style-name="T15">ø</text:span><text:span text:style-name="T160"> </text:span><text:span text:style-name="T32">ê</text:span><text:span text:style-name="T5">îœ</text:span><text:span text:style-name="T32">óëó</text:span><text:span text:style-name="T5">íà</text:span><text:span text:style-name="T15">,</text:span><text:span text:style-name="T29"> </text:span><text:span text:style-name="T5">æà</text:span><text:span text:style-name="T15">ð</text:span><text:span text:style-name="T174"> </text:span><text:span text:style-name="T5">æ</text:span><text:span text:style-name="T15">å</text:span><text:span text:style-name="T16"> </text:span><text:span text:style-name="T32">ò</text:span><text:span text:style-name="T5">à</text:span><text:span text:style-name="T15">ì</text:span><text:span text:style-name="T174"> </text:span><text:span text:style-name="T32">ê</text:span><text:span text:style-name="T5">û</text:span><text:span text:style-name="T1">÷</text:span><text:span text:style-name="T5">û</text:span><text:span text:style-name="T11">ã</text:span><text:span text:style-name="T5">ûí</text:span><text:span text:style-name="T15">à</text:span><text:span text:style-name="T65"> </text:span><text:span text:style-name="T32">ó</text:span><text:span text:style-name="T15">ÿ</text:span><text:span text:style-name="T41"> </text:span><text:span text:style-name="T32">ñ</text:span><text:span text:style-name="T5">à</text:span><text:span text:style-name="T32">ë</text:span><text:span text:style-name="T5">à</text:span><text:span text:style-name="T32">ò</text:span><text:span text:style-name="T15">,</text:span><text:span text:style-name="T174"> </text:span><text:span text:style-name="T15">º</text:span><text:span text:style-name="T32">ñ</text:span><text:span text:style-name="T1">¿ì</text:span><text:span text:style-name="T5">ä</text:span><text:span text:style-name="T1">¿</text:span><text:span text:style-name="T15">ê</text:span><text:span text:style-name="T51"> </text:span><text:span text:style-name="T11">ø</text:span><text:span text:style-name="T15">è</text:span><text:span text:style-name="T1">ð</text:span><text:span text:style-name="T15">å</text:span><text:span text:style-name="T32">ñ</text:span><text:span text:style-name="T15">è</text:span><text:span text:style-name="T5">í</text:span><text:span text:style-name="T15">,</text:span><text:span text:style-name="T174"> </text:span><text:span text:style-name="T1">÷</text:span><text:span text:style-name="T5">àœ</text:span><text:span text:style-name="T15">-</text:span></text:p>
      <text:p text:style-name="P1"><text:span text:style-name="T1">÷</text:span><text:span text:style-name="T5">à</text:span><text:span text:style-name="T11">ñ</text:span><text:span text:style-name="T5">û</text:span><text:span text:style-name="T15">í</text:span><text:span text:style-name="T27"> </text:span><text:span text:style-name="T29">÷</text:span><text:span text:style-name="T5">î</text:span><text:span text:style-name="T11">ã</text:span><text:span text:style-name="T32">óë</text:span><text:span text:style-name="T11">ò</text:span><text:span text:style-name="T32">ó</text:span><text:span text:style-name="T15">ï</text:span><text:span text:style-name="T37"> </text:span><text:span text:style-name="T32">ê</text:span><text:span text:style-name="T38">û</text:span><text:span text:style-name="T41">ø</text:span><text:span text:style-name="T32">ê</text:span><text:span text:style-name="T15">à</text:span><text:span text:style-name="T44"> </text:span><text:span text:style-name="T32">ê</text:span><text:span text:style-name="T38">à</text:span><text:span text:style-name="T29">ì</text:span><text:span text:style-name="T5">ä</text:span><text:span text:style-name="T38">à</text:span><text:span text:style-name="T45">é</text:span><text:span text:style-name="T32">ò</text:span><text:span text:style-name="T15">.</text:span><text:span text:style-name="T37"> </text:span><text:span text:style-name="T41">Ó</text:span><text:span text:style-name="T48">þ</text:span><text:span text:style-name="T32">ê</text:span><text:span text:style-name="T11">ò</text:span><text:span text:style-name="T15">à</text:span><text:span text:style-name="T37"> </text:span><text:span text:style-name="T38">10</text:span><text:span text:style-name="T15">0</text:span><text:span text:style-name="T37"> </text:span><text:span text:style-name="T29">ì</text:span><text:span text:style-name="T15">è</text:span><text:span text:style-name="T41">œ</text:span><text:span text:style-name="T15">-</text:span><text:span text:style-name="T16"> </text:span><text:span text:style-name="T5">ã</text:span><text:span text:style-name="T15">å</text:span><text:span text:style-name="T51"> </text:span><text:span text:style-name="T29">÷</text:span><text:span text:style-name="T15">åé</text:span><text:span text:style-name="T45">è</text:span><text:span text:style-name="T15">í</text:span><text:span text:style-name="T54"> </text:span><text:span text:style-name="T5">î</text:span><text:span text:style-name="T58">ñ</text:span><text:span text:style-name="T5">î</text:span><text:span text:style-name="T15">á</text:span><text:span text:style-name="T5">äî</text:span><text:span text:style-name="T15">ð</text:span><text:span text:style-name="T63"> </text:span><text:span text:style-name="T5">æàøà</text:span><text:span text:style-name="T15">é</text:span><text:span text:style-name="T32">ò</text:span><text:span text:style-name="T15">.</text:span><text:span text:style-name="T63"> </text:span><text:span text:style-name="T5">Æà</text:span><text:span text:style-name="T32">ë</text:span><text:span text:style-name="T11">ã</text:span><text:span text:style-name="T5">ûçäà</text:span><text:span text:style-name="T15">í</text:span><text:span text:style-name="T65"> </text:span><text:span text:style-name="T5">æàøîî</text:span><text:span text:style-name="T1">÷</text:span><text:span text:style-name="T15">ó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choolBookCTT" svg:font-family="SchoolBookCT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2T13:36:39.464000000</meta:creation-date>
    <dc:date>2020-12-22T14:03:57.696000000</dc:date>
    <meta:editing-duration>PT2M41S</meta:editing-duration>
    <meta:editing-cycles>1</meta:editing-cycles>
    <meta:document-statistic meta:table-count="0" meta:image-count="0" meta:object-count="0" meta:page-count="1" meta:paragraph-count="14" meta:word-count="578" meta:character-count="4163" meta:non-whitespace-character-count="3593"/>
    <meta:generator>LibreOffice/6.3.4.2$Windows_X86_64 LibreOffice_project/60da17e045e08f1793c57c00ba83cdfce946d0aa</meta:generator>
  </office:meta>
</office:document-meta>
</file>